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9mm"/>
    </style:style>
    <style:style style:name="co4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office:value-type="float" office:value="-221" calcext:value-type="float">
            <text:p>-221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30" calcext:value-type="float">
            <text:p>-30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<text:s text:c="4"/>G:</text:p>
          </table:table-cell>
          <table:table-cell office:value-type="float" office:value="183" calcext:value-type="float">
            <text:p>183</text:p>
          </table:table-cell>
          <table:table-cell office:value-type="float" office:value="-405" calcext:value-type="float">
            <text:p>-4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office:value-type="float" office:value="-207" calcext:value-type="float">
            <text:p>-207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28" calcext:value-type="float">
            <text:p>-28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19" calcext:value-type="float">
            <text:p>-4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office:value-type="float" office:value="-249" calcext:value-type="float">
            <text:p>-249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41" calcext:value-type="float">
            <text:p>-41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399" calcext:value-type="float">
            <text:p>-3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office:value-type="float" office:value="-208" calcext:value-type="float">
            <text:p>-208</text:p>
          </table:table-cell>
          <table:table-cell office:value-type="float" office:value="18080" calcext:value-type="float">
            <text:p>18080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41" calcext:value-type="float">
            <text:p>-41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30" calcext:value-type="float">
            <text:p>-4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office:value-type="float" office:value="-209" calcext:value-type="float">
            <text:p>-209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6073" calcext:value-type="float">
            <text:p>-6073</text:p>
          </table:table-cell>
          <table:table-cell office:value-type="float" office:value="-39" calcext:value-type="float">
            <text:p>-39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24" calcext:value-type="float">
            <text:p>-4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office:value-type="float" office:value="-183" calcext:value-type="float">
            <text:p>-183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39" calcext:value-type="float">
            <text:p>-3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2" calcext:value-type="float">
            <text:p>-4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office:value-type="float" office:value="-185" calcext:value-type="float">
            <text:p>-185</text:p>
          </table:table-cell>
          <table:table-cell office:value-type="float" office:value="18122" calcext:value-type="float">
            <text:p>18122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39" calcext:value-type="float">
            <text:p>-39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6" calcext:value-type="float">
            <text:p>-4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office:value-type="float" office:value="-190" calcext:value-type="float">
            <text:p>-190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<text:s text:c="4"/>M:</text:p>
          </table:table-cell>
          <table:table-cell office:value-type="float" office:value="-6059" calcext:value-type="float">
            <text:p>-6059</text:p>
          </table:table-cell>
          <table:table-cell office:value-type="float" office:value="-40" calcext:value-type="float">
            <text:p>-4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01" calcext:value-type="float">
            <text:p>-4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217" calcext:value-type="float">
            <text:p>-217</text:p>
          </table:table-cell>
          <table:table-cell office:value-type="float" office:value="18062" calcext:value-type="float">
            <text:p>18062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33" calcext:value-type="float">
            <text:p>-3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16" calcext:value-type="float">
            <text:p>-4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office:value-type="float" office:value="-207" calcext:value-type="float">
            <text:p>-207</text:p>
          </table:table-cell>
          <table:table-cell office:value-type="float" office:value="18072" calcext:value-type="float">
            <text:p>18072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33" calcext:value-type="float">
            <text:p>-3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04" calcext:value-type="float">
            <text:p>-4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office:value-type="float" office:value="-220" calcext:value-type="float">
            <text:p>-220</text:p>
          </table:table-cell>
          <table:table-cell office:value-type="float" office:value="18112" calcext:value-type="float">
            <text:p>18112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41" calcext:value-type="float">
            <text:p>-4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17" calcext:value-type="float">
            <text:p>-4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office:value-type="float" office:value="-213" calcext:value-type="float">
            <text:p>-213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41" calcext:value-type="float">
            <text:p>-4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05" calcext:value-type="float">
            <text:p>-4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  <table:table-cell office:value-type="float" office:value="-219" calcext:value-type="float">
            <text:p>-219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21" calcext:value-type="float">
            <text:p>-2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02" calcext:value-type="float">
            <text:p>-4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office:value-type="float" office:value="-208" calcext:value-type="float">
            <text:p>-208</text:p>
          </table:table-cell>
          <table:table-cell office:value-type="float" office:value="18078" calcext:value-type="float">
            <text:p>18078</text:p>
          </table:table-cell>
          <table:table-cell office:value-type="string" calcext:value-type="string">
            <text:p><text:s text:c="4"/>M:</text:p>
          </table:table-cell>
          <table:table-cell office:value-type="float" office:value="-6072" calcext:value-type="float">
            <text:p>-6072</text:p>
          </table:table-cell>
          <table:table-cell office:value-type="float" office:value="-35" calcext:value-type="float">
            <text:p>-35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05" calcext:value-type="float">
            <text:p>-4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  <table:table-cell office:value-type="float" office:value="-201" calcext:value-type="float">
            <text:p>-201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6072" calcext:value-type="float">
            <text:p>-6072</text:p>
          </table:table-cell>
          <table:table-cell office:value-type="float" office:value="-35" calcext:value-type="float">
            <text:p>-35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08" calcext:value-type="float">
            <text:p>-4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office:value-type="float" office:value="-201" calcext:value-type="float">
            <text:p>-201</text:p>
          </table:table-cell>
          <table:table-cell office:value-type="float" office:value="18048" calcext:value-type="float">
            <text:p>18048</text:p>
          </table:table-cell>
          <table:table-cell office:value-type="string" calcext:value-type="string">
            <text:p><text:s text:c="4"/>M:</text:p>
          </table:table-cell>
          <table:table-cell office:value-type="float" office:value="-6069" calcext:value-type="float">
            <text:p>-6069</text:p>
          </table:table-cell>
          <table:table-cell office:value-type="float" office:value="-41" calcext:value-type="float">
            <text:p>-4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14" calcext:value-type="float">
            <text:p>-4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  <table:table-cell office:value-type="float" office:value="-234" calcext:value-type="float">
            <text:p>-234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6063" calcext:value-type="float">
            <text:p>-6063</text:p>
          </table:table-cell>
          <table:table-cell office:value-type="float" office:value="-36" calcext:value-type="float">
            <text:p>-36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18" calcext:value-type="float">
            <text:p>-4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office:value-type="float" office:value="-195" calcext:value-type="float">
            <text:p>-195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6063" calcext:value-type="float">
            <text:p>-6063</text:p>
          </table:table-cell>
          <table:table-cell office:value-type="float" office:value="-36" calcext:value-type="float">
            <text:p>-36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15" calcext:value-type="float">
            <text:p>-4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office:value-type="float" office:value="-208" calcext:value-type="float">
            <text:p>-208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9" calcext:value-type="float">
            <text:p>-39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14" calcext:value-type="float">
            <text:p>-4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office:value-type="float" office:value="-208" calcext:value-type="float">
            <text:p>-208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6072" calcext:value-type="float">
            <text:p>-6072</text:p>
          </table:table-cell>
          <table:table-cell office:value-type="float" office:value="-41" calcext:value-type="float">
            <text:p>-41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12" calcext:value-type="float">
            <text:p>-4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  <table:table-cell office:value-type="float" office:value="-210" calcext:value-type="float">
            <text:p>-210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<text:s text:c="4"/>M:</text:p>
          </table:table-cell>
          <table:table-cell office:value-type="float" office:value="-6072" calcext:value-type="float">
            <text:p>-6072</text:p>
          </table:table-cell>
          <table:table-cell office:value-type="float" office:value="-41" calcext:value-type="float">
            <text:p>-41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03" calcext:value-type="float">
            <text:p>-4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194" calcext:value-type="float">
            <text:p>-194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6063" calcext:value-type="float">
            <text:p>-6063</text:p>
          </table:table-cell>
          <table:table-cell office:value-type="float" office:value="-39" calcext:value-type="float">
            <text:p>-39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22" calcext:value-type="float">
            <text:p>-4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office:value-type="float" office:value="-201" calcext:value-type="float">
            <text:p>-201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6071" calcext:value-type="float">
            <text:p>-6071</text:p>
          </table:table-cell>
          <table:table-cell office:value-type="float" office:value="-25" calcext:value-type="float">
            <text:p>-25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23" calcext:value-type="float">
            <text:p>-4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office:value-type="float" office:value="-204" calcext:value-type="float">
            <text:p>-204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6071" calcext:value-type="float">
            <text:p>-6071</text:p>
          </table:table-cell>
          <table:table-cell office:value-type="float" office:value="-25" calcext:value-type="float">
            <text:p>-25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57" calcext:value-type="float">
            <text:p>157</text:p>
          </table:table-cell>
          <table:table-cell office:value-type="float" office:value="-424" calcext:value-type="float">
            <text:p>-42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  <table:table-cell office:value-type="float" office:value="-210" calcext:value-type="float">
            <text:p>-210</text:p>
          </table:table-cell>
          <table:table-cell office:value-type="float" office:value="18052" calcext:value-type="float">
            <text:p>18052</text:p>
          </table:table-cell>
          <table:table-cell office:value-type="string" calcext:value-type="string">
            <text:p><text:s text:c="4"/>M:</text:p>
          </table:table-cell>
          <table:table-cell office:value-type="float" office:value="-6059" calcext:value-type="float">
            <text:p>-6059</text:p>
          </table:table-cell>
          <table:table-cell office:value-type="float" office:value="-38" calcext:value-type="float">
            <text:p>-38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27" calcext:value-type="float">
            <text:p>-4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office:value-type="float" office:value="-200" calcext:value-type="float">
            <text:p>-200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6059" calcext:value-type="float">
            <text:p>-6059</text:p>
          </table:table-cell>
          <table:table-cell office:value-type="float" office:value="-38" calcext:value-type="float">
            <text:p>-38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00" calcext:value-type="float">
            <text:p>-4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209" calcext:value-type="float">
            <text:p>-209</text:p>
          </table:table-cell>
          <table:table-cell office:value-type="float" office:value="18092" calcext:value-type="float">
            <text:p>18092</text:p>
          </table:table-cell>
          <table:table-cell office:value-type="string" calcext:value-type="string">
            <text:p><text:s text:c="4"/>M:</text:p>
          </table:table-cell>
          <table:table-cell office:value-type="float" office:value="-6064" calcext:value-type="float">
            <text:p>-6064</text:p>
          </table:table-cell>
          <table:table-cell office:value-type="float" office:value="-34" calcext:value-type="float">
            <text:p>-3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9" calcext:value-type="float">
            <text:p>-4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office:value-type="float" office:value="-211" calcext:value-type="float">
            <text:p>-211</text:p>
          </table:table-cell>
          <table:table-cell office:value-type="float" office:value="18096" calcext:value-type="float">
            <text:p>18096</text:p>
          </table:table-cell>
          <table:table-cell office:value-type="string" calcext:value-type="string">
            <text:p><text:s text:c="4"/>M:</text:p>
          </table:table-cell>
          <table:table-cell office:value-type="float" office:value="-6062" calcext:value-type="float">
            <text:p>-6062</text:p>
          </table:table-cell>
          <table:table-cell office:value-type="float" office:value="-33" calcext:value-type="float">
            <text:p>-33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9" calcext:value-type="float">
            <text:p>-4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  <table:table-cell office:value-type="float" office:value="-201" calcext:value-type="float">
            <text:p>-201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6062" calcext:value-type="float">
            <text:p>-6062</text:p>
          </table:table-cell>
          <table:table-cell office:value-type="float" office:value="-33" calcext:value-type="float">
            <text:p>-33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27" calcext:value-type="float">
            <text:p>-4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office:value-type="float" office:value="-190" calcext:value-type="float">
            <text:p>-190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34" calcext:value-type="float">
            <text:p>-34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23" calcext:value-type="float">
            <text:p>-42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  <table:table-cell office:value-type="float" office:value="-215" calcext:value-type="float">
            <text:p>-215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6074" calcext:value-type="float">
            <text:p>-6074</text:p>
          </table:table-cell>
          <table:table-cell office:value-type="float" office:value="-30" calcext:value-type="float">
            <text:p>-30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 text:c="4"/>G:</text:p>
          </table:table-cell>
          <table:table-cell office:value-type="float" office:value="147" calcext:value-type="float">
            <text:p>147</text:p>
          </table:table-cell>
          <table:table-cell office:value-type="float" office:value="-412" calcext:value-type="float">
            <text:p>-4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office:value-type="float" office:value="-241" calcext:value-type="float">
            <text:p>-241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<text:s text:c="4"/>M:</text:p>
          </table:table-cell>
          <table:table-cell office:value-type="float" office:value="-6074" calcext:value-type="float">
            <text:p>-6074</text:p>
          </table:table-cell>
          <table:table-cell office:value-type="float" office:value="-30" calcext:value-type="float">
            <text:p>-30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9" calcext:value-type="float">
            <text:p>-4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office:value-type="float" office:value="-224" calcext:value-type="float">
            <text:p>-224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<text:s text:c="4"/>M:</text:p>
          </table:table-cell>
          <table:table-cell office:value-type="float" office:value="-6062" calcext:value-type="float">
            <text:p>-6062</text:p>
          </table:table-cell>
          <table:table-cell office:value-type="float" office:value="-33" calcext:value-type="float">
            <text:p>-3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3" calcext:value-type="float">
            <text:p>-4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office:value-type="float" office:value="-210" calcext:value-type="float">
            <text:p>-210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<text:s text:c="4"/>M:</text:p>
          </table:table-cell>
          <table:table-cell office:value-type="float" office:value="-6064" calcext:value-type="float">
            <text:p>-6064</text:p>
          </table:table-cell>
          <table:table-cell office:value-type="float" office:value="-35" calcext:value-type="float">
            <text:p>-35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3" calcext:value-type="float">
            <text:p>-4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office:value-type="float" office:value="-188" calcext:value-type="float">
            <text:p>-188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<text:s text:c="4"/>M:</text:p>
          </table:table-cell>
          <table:table-cell office:value-type="float" office:value="-6064" calcext:value-type="float">
            <text:p>-6064</text:p>
          </table:table-cell>
          <table:table-cell office:value-type="float" office:value="-35" calcext:value-type="float">
            <text:p>-35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23" calcext:value-type="float">
            <text:p>-42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15" calcext:value-type="float">
            <text:p>-215</text:p>
          </table:table-cell>
          <table:table-cell office:value-type="float" office:value="18088" calcext:value-type="float">
            <text:p>18088</text:p>
          </table:table-cell>
          <table:table-cell office:value-type="string" calcext:value-type="string">
            <text:p><text:s text:c="4"/>M:</text:p>
          </table:table-cell>
          <table:table-cell office:value-type="float" office:value="-6062" calcext:value-type="float">
            <text:p>-6062</text:p>
          </table:table-cell>
          <table:table-cell office:value-type="float" office:value="-37" calcext:value-type="float">
            <text:p>-37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09" calcext:value-type="float">
            <text:p>-4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office:value-type="float" office:value="-218" calcext:value-type="float">
            <text:p>-218</text:p>
          </table:table-cell>
          <table:table-cell office:value-type="float" office:value="18092" calcext:value-type="float">
            <text:p>18092</text:p>
          </table:table-cell>
          <table:table-cell office:value-type="string" calcext:value-type="string">
            <text:p><text:s text:c="4"/>M:</text:p>
          </table:table-cell>
          <table:table-cell office:value-type="float" office:value="-6062" calcext:value-type="float">
            <text:p>-6062</text:p>
          </table:table-cell>
          <table:table-cell office:value-type="float" office:value="-37" calcext:value-type="float">
            <text:p>-37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14" calcext:value-type="float">
            <text:p>-41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  <table:table-cell office:value-type="float" office:value="-200" calcext:value-type="float">
            <text:p>-200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31" calcext:value-type="float">
            <text:p>-3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8" calcext:value-type="float">
            <text:p>-4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office:value-type="float" office:value="-197" calcext:value-type="float">
            <text:p>-197</text:p>
          </table:table-cell>
          <table:table-cell office:value-type="float" office:value="18096" calcext:value-type="float">
            <text:p>18096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2" calcext:value-type="float">
            <text:p>-32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<text:s text:c="4"/>G:</text:p>
          </table:table-cell>
          <table:table-cell office:value-type="float" office:value="158" calcext:value-type="float">
            <text:p>158</text:p>
          </table:table-cell>
          <table:table-cell office:value-type="float" office:value="-418" calcext:value-type="float">
            <text:p>-4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office:value-type="float" office:value="-217" calcext:value-type="float">
            <text:p>-217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2" calcext:value-type="float">
            <text:p>-32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14" calcext:value-type="float">
            <text:p>-4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office:value-type="float" office:value="-230" calcext:value-type="float">
            <text:p>-230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33" calcext:value-type="float">
            <text:p>-33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4" calcext:value-type="float">
            <text:p>-42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  <table:table-cell office:value-type="float" office:value="-206" calcext:value-type="float">
            <text:p>-206</text:p>
          </table:table-cell>
          <table:table-cell office:value-type="float" office:value="18114" calcext:value-type="float">
            <text:p>18114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9" calcext:value-type="float">
            <text:p>-39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4" calcext:value-type="float">
            <text:p>-4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181" calcext:value-type="float">
            <text:p>-181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9" calcext:value-type="float">
            <text:p>-39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15" calcext:value-type="float">
            <text:p>-4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office:value-type="float" office:value="-179" calcext:value-type="float">
            <text:p>-179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<text:s text:c="4"/>M:</text:p>
          </table:table-cell>
          <table:table-cell office:value-type="float" office:value="-6069" calcext:value-type="float">
            <text:p>-6069</text:p>
          </table:table-cell>
          <table:table-cell office:value-type="float" office:value="-34" calcext:value-type="float">
            <text:p>-3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15" calcext:value-type="float">
            <text:p>-4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  <table:table-cell office:value-type="float" office:value="-225" calcext:value-type="float">
            <text:p>-225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3" calcext:value-type="float">
            <text:p>-33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14" calcext:value-type="float">
            <text:p>-4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office:value-type="float" office:value="-216" calcext:value-type="float">
            <text:p>-216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3" calcext:value-type="float">
            <text:p>-33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5" calcext:value-type="float">
            <text:p>-4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office:value-type="float" office:value="-203" calcext:value-type="float">
            <text:p>-203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38" calcext:value-type="float">
            <text:p>-38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09" calcext:value-type="float">
            <text:p>-4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  <table:table-cell office:value-type="float" office:value="-217" calcext:value-type="float">
            <text:p>-217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38" calcext:value-type="float">
            <text:p>-38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17" calcext:value-type="float">
            <text:p>-4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office:value-type="float" office:value="-164" calcext:value-type="float">
            <text:p>-164</text:p>
          </table:table-cell>
          <table:table-cell office:value-type="float" office:value="18099" calcext:value-type="float">
            <text:p>18099</text:p>
          </table:table-cell>
          <table:table-cell office:value-type="string" calcext:value-type="string">
            <text:p><text:s text:c="4"/>M:</text:p>
          </table:table-cell>
          <table:table-cell office:value-type="float" office:value="-6072" calcext:value-type="float">
            <text:p>-6072</text:p>
          </table:table-cell>
          <table:table-cell office:value-type="float" office:value="-34" calcext:value-type="float">
            <text:p>-34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31" calcext:value-type="float">
            <text:p>-4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office:value-type="float" office:value="-188" calcext:value-type="float">
            <text:p>-188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31" calcext:value-type="float">
            <text:p>-3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11" calcext:value-type="float">
            <text:p>-4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  <table:table-cell office:value-type="float" office:value="-192" calcext:value-type="float">
            <text:p>-192</text:p>
          </table:table-cell>
          <table:table-cell office:value-type="float" office:value="18098" calcext:value-type="float">
            <text:p>18098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31" calcext:value-type="float">
            <text:p>-3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58" calcext:value-type="float">
            <text:p>158</text:p>
          </table:table-cell>
          <table:table-cell office:value-type="float" office:value="-404" calcext:value-type="float">
            <text:p>-4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183" calcext:value-type="float">
            <text:p>-183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<text:s text:c="4"/>M:</text:p>
          </table:table-cell>
          <table:table-cell office:value-type="float" office:value="-6061" calcext:value-type="float">
            <text:p>-6061</text:p>
          </table:table-cell>
          <table:table-cell office:value-type="float" office:value="-34" calcext:value-type="float">
            <text:p>-3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01" calcext:value-type="float">
            <text:p>-4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office:value-type="float" office:value="-212" calcext:value-type="float">
            <text:p>-212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34" calcext:value-type="float">
            <text:p>-34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6" calcext:value-type="float">
            <text:p>-4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office:value-type="float" office:value="-225" calcext:value-type="float">
            <text:p>-225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34" calcext:value-type="float">
            <text:p>-34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<text:s text:c="4"/>G:</text:p>
          </table:table-cell>
          <table:table-cell office:value-type="float" office:value="188" calcext:value-type="float">
            <text:p>188</text:p>
          </table:table-cell>
          <table:table-cell office:value-type="float" office:value="-407" calcext:value-type="float">
            <text:p>-4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  <table:table-cell office:value-type="float" office:value="-219" calcext:value-type="float">
            <text:p>-219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6065" calcext:value-type="float">
            <text:p>-6065</text:p>
          </table:table-cell>
          <table:table-cell office:value-type="float" office:value="-39" calcext:value-type="float">
            <text:p>-39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8" calcext:value-type="float">
            <text:p>-4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" calcext:value-type="float">
            <text:p>135</text:p>
          </table:table-cell>
          <table:table-cell office:value-type="float" office:value="-172" calcext:value-type="float">
            <text:p>-172</text:p>
          </table:table-cell>
          <table:table-cell office:value-type="float" office:value="17969" calcext:value-type="float">
            <text:p>17969</text:p>
          </table:table-cell>
          <table:table-cell office:value-type="string" calcext:value-type="string">
            <text:p><text:s text:c="4"/>M:</text:p>
          </table:table-cell>
          <table:table-cell office:value-type="float" office:value="-6071" calcext:value-type="float">
            <text:p>-6071</text:p>
          </table:table-cell>
          <table:table-cell office:value-type="float" office:value="-35" calcext:value-type="float">
            <text:p>-35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<text:s text:c="4"/>G:</text:p>
          </table:table-cell>
          <table:table-cell office:value-type="float" office:value="187" calcext:value-type="float">
            <text:p>187</text:p>
          </table:table-cell>
          <table:table-cell office:value-type="float" office:value="-421" calcext:value-type="float">
            <text:p>-4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office:value-type="float" office:value="-88" calcext:value-type="float">
            <text:p>-88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<text:s text:c="4"/>M:</text:p>
          </table:table-cell>
          <table:table-cell office:value-type="float" office:value="-6071" calcext:value-type="float">
            <text:p>-6071</text:p>
          </table:table-cell>
          <table:table-cell office:value-type="float" office:value="-35" calcext:value-type="float">
            <text:p>-35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50" calcext:value-type="float">
            <text:p>-4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office:value-type="float" office:value="-187" calcext:value-type="float">
            <text:p>-187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6064" calcext:value-type="float">
            <text:p>-6064</text:p>
          </table:table-cell>
          <table:table-cell office:value-type="float" office:value="-34" calcext:value-type="float">
            <text:p>-3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<text:s text:c="4"/>G:</text:p>
          </table:table-cell>
          <table:table-cell office:value-type="float" office:value="159" calcext:value-type="float">
            <text:p>159</text:p>
          </table:table-cell>
          <table:table-cell office:value-type="float" office:value="-406" calcext:value-type="float">
            <text:p>-4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office:value-type="float" office:value="-253" calcext:value-type="float">
            <text:p>-25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<text:s text:c="4"/>M:</text:p>
          </table:table-cell>
          <table:table-cell office:value-type="float" office:value="-6064" calcext:value-type="float">
            <text:p>-6064</text:p>
          </table:table-cell>
          <table:table-cell office:value-type="float" office:value="-34" calcext:value-type="float">
            <text:p>-3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<text:s text:c="4"/>G:</text:p>
          </table:table-cell>
          <table:table-cell office:value-type="float" office:value="155" calcext:value-type="float">
            <text:p>155</text:p>
          </table:table-cell>
          <table:table-cell office:value-type="float" office:value="-409" calcext:value-type="float">
            <text:p>-4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  <table:table-cell office:value-type="float" office:value="-189" calcext:value-type="float">
            <text:p>-189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33" calcext:value-type="float">
            <text:p>-33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26" calcext:value-type="float">
            <text:p>-4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office:value-type="float" office:value="-219" calcext:value-type="float">
            <text:p>-219</text:p>
          </table:table-cell>
          <table:table-cell office:value-type="float" office:value="18104" calcext:value-type="float">
            <text:p>18104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4" calcext:value-type="float">
            <text:p>-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3" calcext:value-type="float">
            <text:p>-4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office:value-type="float" office:value="-200" calcext:value-type="float">
            <text:p>-200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<text:s text:c="4"/>M:</text:p>
          </table:table-cell>
          <table:table-cell office:value-type="float" office:value="-6066" calcext:value-type="float">
            <text:p>-6066</text:p>
          </table:table-cell>
          <table:table-cell office:value-type="float" office:value="-34" calcext:value-type="float">
            <text:p>-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38" calcext:value-type="float">
            <text:p>-4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office:value-type="float" office:value="-282" calcext:value-type="float">
            <text:p>-282</text:p>
          </table:table-cell>
          <table:table-cell office:value-type="float" office:value="17919" calcext:value-type="float">
            <text:p>17919</text:p>
          </table:table-cell>
          <table:table-cell office:value-type="string" calcext:value-type="string">
            <text:p><text:s text:c="4"/>M:</text:p>
          </table:table-cell>
          <table:table-cell office:value-type="float" office:value="-6069" calcext:value-type="float">
            <text:p>-6069</text:p>
          </table:table-cell>
          <table:table-cell office:value-type="float" office:value="-39" calcext:value-type="float">
            <text:p>-39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95" calcext:value-type="float">
            <text:p>195</text:p>
          </table:table-cell>
          <table:table-cell office:value-type="float" office:value="-414" calcext:value-type="float">
            <text:p>-4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office:value-type="float" office:value="-204" calcext:value-type="float">
            <text:p>-204</text:p>
          </table:table-cell>
          <table:table-cell office:value-type="float" office:value="18032" calcext:value-type="float">
            <text:p>18032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29" calcext:value-type="float">
            <text:p>-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0" calcext:value-type="float">
            <text:p>-4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4" calcext:value-type="float">
            <text:p>134</text:p>
          </table:table-cell>
          <table:table-cell office:value-type="float" office:value="-164" calcext:value-type="float">
            <text:p>-164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29" calcext:value-type="float">
            <text:p>-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22" calcext:value-type="float">
            <text:p>-4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office:value-type="float" office:value="-208" calcext:value-type="float">
            <text:p>-208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37" calcext:value-type="float">
            <text:p>-37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14" calcext:value-type="float">
            <text:p>-4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office:value-type="float" office:value="-223" calcext:value-type="float">
            <text:p>-223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38" calcext:value-type="float">
            <text:p>-3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3" calcext:value-type="float">
            <text:p>-4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  <table:table-cell office:value-type="float" office:value="-164" calcext:value-type="float">
            <text:p>-164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<text:s text:c="4"/>M:</text:p>
          </table:table-cell>
          <table:table-cell office:value-type="float" office:value="-6070" calcext:value-type="float">
            <text:p>-6070</text:p>
          </table:table-cell>
          <table:table-cell office:value-type="float" office:value="-38" calcext:value-type="float">
            <text:p>-3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08" calcext:value-type="float">
            <text:p>-4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" calcext:value-type="float">
            <text:p>-55</text:p>
          </table:table-cell>
          <table:table-cell office:value-type="float" office:value="-216" calcext:value-type="float">
            <text:p>-216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35" calcext:value-type="float">
            <text:p>-35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6" calcext:value-type="float">
            <text:p>-4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office:value-type="float" office:value="-228" calcext:value-type="float">
            <text:p>-228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6062" calcext:value-type="float">
            <text:p>-6062</text:p>
          </table:table-cell>
          <table:table-cell office:value-type="float" office:value="-33" calcext:value-type="float">
            <text:p>-33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31" calcext:value-type="float">
            <text:p>-43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office:value-type="float" office:value="-185" calcext:value-type="float">
            <text:p>-185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6062" calcext:value-type="float">
            <text:p>-6062</text:p>
          </table:table-cell>
          <table:table-cell office:value-type="float" office:value="-33" calcext:value-type="float">
            <text:p>-33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15" calcext:value-type="float">
            <text:p>-4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office:value-type="float" office:value="-251" calcext:value-type="float">
            <text:p>-251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34" calcext:value-type="float">
            <text:p>-3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5" calcext:value-type="float">
            <text:p>-4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  <table:table-cell office:value-type="float" office:value="-192" calcext:value-type="float">
            <text:p>-192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<text:s text:c="4"/>M:</text:p>
          </table:table-cell>
          <table:table-cell office:value-type="float" office:value="-6067" calcext:value-type="float">
            <text:p>-6067</text:p>
          </table:table-cell>
          <table:table-cell office:value-type="float" office:value="-34" calcext:value-type="float">
            <text:p>-3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2" calcext:value-type="float">
            <text:p>-4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office:value-type="float" office:value="-207" calcext:value-type="float">
            <text:p>-207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34" calcext:value-type="float">
            <text:p>-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11" calcext:value-type="float">
            <text:p>-4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7397" calcext:value-type="float">
            <text:p>17397</text:p>
          </table:table-cell>
          <table:table-cell office:value-type="string" calcext:value-type="string">
            <text:p><text:s text:c="4"/>M:</text:p>
          </table:table-cell>
          <table:table-cell office:value-type="float" office:value="-6064" calcext:value-type="float">
            <text:p>-6064</text:p>
          </table:table-cell>
          <table:table-cell office:value-type="float" office:value="-35" calcext:value-type="float">
            <text:p>-3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305" calcext:value-type="float">
            <text:p>305</text:p>
          </table:table-cell>
          <table:table-cell office:value-type="float" office:value="-473" calcext:value-type="float">
            <text:p>-4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1" calcext:value-type="float">
            <text:p>441</text:p>
          </table:table-cell>
          <table:table-cell office:value-type="float" office:value="-453" calcext:value-type="float">
            <text:p>-453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<text:s text:c="4"/>M:</text:p>
          </table:table-cell>
          <table:table-cell office:value-type="float" office:value="-6064" calcext:value-type="float">
            <text:p>-6064</text:p>
          </table:table-cell>
          <table:table-cell office:value-type="float" office:value="-35" calcext:value-type="float">
            <text:p>-3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<text:s text:c="4"/>G:</text:p>
          </table:table-cell>
          <table:table-cell office:value-type="float" office:value="157" calcext:value-type="float">
            <text:p>157</text:p>
          </table:table-cell>
          <table:table-cell office:value-type="float" office:value="-416" calcext:value-type="float">
            <text:p>-4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  <table:table-cell office:value-type="float" office:value="-289" calcext:value-type="float">
            <text:p>-289</text:p>
          </table:table-cell>
          <table:table-cell office:value-type="float" office:value="18134" calcext:value-type="float">
            <text:p>18134</text:p>
          </table:table-cell>
          <table:table-cell office:value-type="string" calcext:value-type="string">
            <text:p><text:s text:c="4"/>M:</text:p>
          </table:table-cell>
          <table:table-cell office:value-type="float" office:value="-6063" calcext:value-type="float">
            <text:p>-6063</text:p>
          </table:table-cell>
          <table:table-cell office:value-type="float" office:value="-32" calcext:value-type="float">
            <text:p>-32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35" calcext:value-type="float">
            <text:p>-4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9" calcext:value-type="float">
            <text:p>149</text:p>
          </table:table-cell>
          <table:table-cell office:value-type="float" office:value="-212" calcext:value-type="float">
            <text:p>-212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38" calcext:value-type="float">
            <text:p>-38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13" calcext:value-type="float">
            <text:p>-4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  <table:table-cell office:value-type="float" office:value="-187" calcext:value-type="float">
            <text:p>-187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6068" calcext:value-type="float">
            <text:p>-6068</text:p>
          </table:table-cell>
          <table:table-cell office:value-type="float" office:value="-38" calcext:value-type="float">
            <text:p>-38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01" calcext:value-type="float">
            <text:p>-4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office:value-type="float" office:value="-185" calcext:value-type="float">
            <text:p>-185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<text:s text:c="4"/>M:</text:p>
          </table:table-cell>
          <table:table-cell office:value-type="float" office:value="-6065" calcext:value-type="float">
            <text:p>-6065</text:p>
          </table:table-cell>
          <table:table-cell office:value-type="float" office:value="-33" calcext:value-type="float">
            <text:p>-33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8" calcext:value-type="float">
            <text:p>-4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195" calcext:value-type="float">
            <text:p>-195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41" calcext:value-type="float">
            <text:p>-41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18" calcext:value-type="float">
            <text:p>-41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office:value-type="float" office:value="-192" calcext:value-type="float">
            <text:p>-192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41" calcext:value-type="float">
            <text:p>-41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10" calcext:value-type="float">
            <text:p>-4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office:value-type="float" office:value="-233" calcext:value-type="float">
            <text:p>-233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33" calcext:value-type="float">
            <text:p>-33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0" calcext:value-type="float">
            <text:p>-4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office:value-type="float" office:value="-218" calcext:value-type="float">
            <text:p>-218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33" calcext:value-type="float">
            <text:p>-33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07" calcext:value-type="float">
            <text:p>-4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office:value-type="float" office:value="-234" calcext:value-type="float">
            <text:p>-234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6060" calcext:value-type="float">
            <text:p>-6060</text:p>
          </table:table-cell>
          <table:table-cell office:value-type="float" office:value="-29" calcext:value-type="float">
            <text:p>-29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 text:c="4"/>G:</text:p>
          </table:table-cell>
          <table:table-cell office:value-type="float" office:value="159" calcext:value-type="float">
            <text:p>159</text:p>
          </table:table-cell>
          <table:table-cell office:value-type="float" office:value="-411" calcext:value-type="float">
            <text:p>-4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office:value-type="float" office:value="-187" calcext:value-type="float">
            <text:p>-187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<text:s text:c="4"/>M:</text:p>
          </table:table-cell>
          <table:table-cell office:value-type="float" office:value="-6071" calcext:value-type="float">
            <text:p>-6071</text:p>
          </table:table-cell>
          <table:table-cell office:value-type="float" office:value="-31" calcext:value-type="float">
            <text:p>-31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09" calcext:value-type="float">
            <text:p>-4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office:value-type="float" office:value="-181" calcext:value-type="float">
            <text:p>-181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<text:s text:c="4"/>M:</text:p>
          </table:table-cell>
          <table:table-cell office:value-type="float" office:value="-6071" calcext:value-type="float">
            <text:p>-6071</text:p>
          </table:table-cell>
          <table:table-cell office:value-type="float" office:value="-31" calcext:value-type="float">
            <text:p>-31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 text:c="4"/>G:</text:p>
          </table:table-cell>
          <table:table-cell office:value-type="float" office:value="183" calcext:value-type="float">
            <text:p>183</text:p>
          </table:table-cell>
          <table:table-cell office:value-type="float" office:value="-420" calcext:value-type="float">
            <text:p>-4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222" calcext:value-type="float">
            <text:p>-222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<text:s text:c="4"/>M:</text:p>
          </table:table-cell>
          <table:table-cell office:value-type="float" office:value="-6086" calcext:value-type="float">
            <text:p>-6086</text:p>
          </table:table-cell>
          <table:table-cell office:value-type="float" office:value="-21" calcext:value-type="float">
            <text:p>-2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22" calcext:value-type="float">
            <text:p>-4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196" calcext:value-type="float">
            <text:p>-196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6089" calcext:value-type="float">
            <text:p>-6089</text:p>
          </table:table-cell>
          <table:table-cell office:value-type="float" office:value="-16" calcext:value-type="float">
            <text:p>-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1" calcext:value-type="float">
            <text:p>-4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  <table:table-cell office:value-type="float" office:value="-191" calcext:value-type="float">
            <text:p>-191</text:p>
          </table:table-cell>
          <table:table-cell office:value-type="float" office:value="18088" calcext:value-type="float">
            <text:p>18088</text:p>
          </table:table-cell>
          <table:table-cell office:value-type="string" calcext:value-type="string">
            <text:p><text:s text:c="4"/>M:</text:p>
          </table:table-cell>
          <table:table-cell office:value-type="float" office:value="-6089" calcext:value-type="float">
            <text:p>-6089</text:p>
          </table:table-cell>
          <table:table-cell office:value-type="float" office:value="-16" calcext:value-type="float">
            <text:p>-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44" calcext:value-type="float">
            <text:p>-4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office:value-type="float" office:value="-223" calcext:value-type="float">
            <text:p>-223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6093" calcext:value-type="float">
            <text:p>-6093</text:p>
          </table:table-cell>
          <table:table-cell office:value-type="float" office:value="-23" calcext:value-type="float">
            <text:p>-2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13" calcext:value-type="float">
            <text:p>-4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office:value-type="float" office:value="-230" calcext:value-type="float">
            <text:p>-230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<text:s text:c="4"/>M:</text:p>
          </table:table-cell>
          <table:table-cell office:value-type="float" office:value="-6093" calcext:value-type="float">
            <text:p>-6093</text:p>
          </table:table-cell>
          <table:table-cell office:value-type="float" office:value="-27" calcext:value-type="float">
            <text:p>-27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397" calcext:value-type="float">
            <text:p>-3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office:value-type="float" office:value="-204" calcext:value-type="float">
            <text:p>-204</text:p>
          </table:table-cell>
          <table:table-cell office:value-type="float" office:value="18092" calcext:value-type="float">
            <text:p>18092</text:p>
          </table:table-cell>
          <table:table-cell office:value-type="string" calcext:value-type="string">
            <text:p><text:s text:c="4"/>M:</text:p>
          </table:table-cell>
          <table:table-cell office:value-type="float" office:value="-6093" calcext:value-type="float">
            <text:p>-6093</text:p>
          </table:table-cell>
          <table:table-cell office:value-type="float" office:value="-27" calcext:value-type="float">
            <text:p>-27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9" calcext:value-type="float">
            <text:p>-4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office:value-type="float" office:value="-207" calcext:value-type="float">
            <text:p>-207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<text:s text:c="4"/>M:</text:p>
          </table:table-cell>
          <table:table-cell office:value-type="float" office:value="-6089" calcext:value-type="float">
            <text:p>-6089</text:p>
          </table:table-cell>
          <table:table-cell office:value-type="float" office:value="-26" calcext:value-type="float">
            <text:p>-26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19" calcext:value-type="float">
            <text:p>-41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  <table:table-cell office:value-type="float" office:value="-212" calcext:value-type="float">
            <text:p>-212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6089" calcext:value-type="float">
            <text:p>-6089</text:p>
          </table:table-cell>
          <table:table-cell office:value-type="float" office:value="-26" calcext:value-type="float">
            <text:p>-26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22" calcext:value-type="float">
            <text:p>-4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office:value-type="float" office:value="-185" calcext:value-type="float">
            <text:p>-185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6088" calcext:value-type="float">
            <text:p>-6088</text:p>
          </table:table-cell>
          <table:table-cell office:value-type="float" office:value="-21" calcext:value-type="float">
            <text:p>-2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388" calcext:value-type="float">
            <text:p>-3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office:value-type="float" office:value="-231" calcext:value-type="float">
            <text:p>-231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<text:s text:c="4"/>M:</text:p>
          </table:table-cell>
          <table:table-cell office:value-type="float" office:value="-6087" calcext:value-type="float">
            <text:p>-6087</text:p>
          </table:table-cell>
          <table:table-cell office:value-type="float" office:value="-18" calcext:value-type="float">
            <text:p>-18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391" calcext:value-type="float">
            <text:p>-3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1" calcext:value-type="float">
            <text:p>861</text:p>
          </table:table-cell>
          <table:table-cell office:value-type="float" office:value="-304" calcext:value-type="float">
            <text:p>-304</text:p>
          </table:table-cell>
          <table:table-cell office:value-type="float" office:value="18201" calcext:value-type="float">
            <text:p>18201</text:p>
          </table:table-cell>
          <table:table-cell office:value-type="string" calcext:value-type="string">
            <text:p><text:s text:c="4"/>M:</text:p>
          </table:table-cell>
          <table:table-cell office:value-type="float" office:value="-6087" calcext:value-type="float">
            <text:p>-6087</text:p>
          </table:table-cell>
          <table:table-cell office:value-type="float" office:value="-18" calcext:value-type="float">
            <text:p>-18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176" calcext:value-type="float">
            <text:p>-1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office:value-type="float" office:value="-245" calcext:value-type="float">
            <text:p>-245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6143" calcext:value-type="float">
            <text:p>-6143</text:p>
          </table:table-cell>
          <table:table-cell office:value-type="float" office:value="17" calcext:value-type="float">
            <text:p>17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542" calcext:value-type="float">
            <text:p>-542</text:p>
          </table:table-cell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9" calcext:value-type="float">
            <text:p>199</text:p>
          </table:table-cell>
          <table:table-cell office:value-type="float" office:value="-182" calcext:value-type="float">
            <text:p>-182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<text:s text:c="4"/>M:</text:p>
          </table:table-cell>
          <table:table-cell office:value-type="float" office:value="-5077" calcext:value-type="float">
            <text:p>-5077</text:p>
          </table:table-cell>
          <table:table-cell office:value-type="float" office:value="154" calcext:value-type="float">
            <text:p>154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<text:s text:c="4"/>G:</text:p>
          </table:table-cell>
          <table:table-cell office:value-type="float" office:value="156" calcext:value-type="float">
            <text:p>156</text:p>
          </table:table-cell>
          <table:table-cell office:value-type="float" office:value="-346" calcext:value-type="float">
            <text:p>-346</text:p>
          </table:table-cell>
          <table:table-cell office:value-type="float" office:value="-818" calcext:value-type="float">
            <text:p>-8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1" calcext:value-type="float">
            <text:p>341</text:p>
          </table:table-cell>
          <table:table-cell office:value-type="float" office:value="-243" calcext:value-type="float">
            <text:p>-243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5077" calcext:value-type="float">
            <text:p>-5077</text:p>
          </table:table-cell>
          <table:table-cell office:value-type="float" office:value="154" calcext:value-type="float">
            <text:p>154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<text:s text:c="4"/>G:</text:p>
          </table:table-cell>
          <table:table-cell office:value-type="float" office:value="159" calcext:value-type="float">
            <text:p>159</text:p>
          </table:table-cell>
          <table:table-cell office:value-type="float" office:value="-297" calcext:value-type="float">
            <text:p>-29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1" calcext:value-type="float">
            <text:p>761</text:p>
          </table:table-cell>
          <table:table-cell office:value-type="float" office:value="-49" calcext:value-type="float">
            <text:p>-49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<text:s text:c="4"/>M:</text:p>
          </table:table-cell>
          <table:table-cell office:value-type="float" office:value="-6185" calcext:value-type="float">
            <text:p>-6185</text:p>
          </table:table-cell>
          <table:table-cell office:value-type="float" office:value="-49" calcext:value-type="float">
            <text:p>-49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<text:s text:c="4"/>G:</text:p>
          </table:table-cell>
          <table:table-cell office:value-type="float" office:value="148" calcext:value-type="float">
            <text:p>148</text:p>
          </table:table-cell>
          <table:table-cell office:value-type="float" office:value="-350" calcext:value-type="float">
            <text:p>-35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95" calcext:value-type="float">
            <text:p>1395</text:p>
          </table:table-cell>
          <table:table-cell office:value-type="float" office:value="259" calcext:value-type="float">
            <text:p>259</text:p>
          </table:table-cell>
          <table:table-cell office:value-type="float" office:value="18189" calcext:value-type="float">
            <text:p>18189</text:p>
          </table:table-cell>
          <table:table-cell office:value-type="string" calcext:value-type="string">
            <text:p><text:s text:c="4"/>M:</text:p>
          </table:table-cell>
          <table:table-cell office:value-type="float" office:value="-6181" calcext:value-type="float">
            <text:p>-6181</text:p>
          </table:table-cell>
          <table:table-cell office:value-type="float" office:value="195" calcext:value-type="float">
            <text:p>195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<text:s text:c="4"/>G:</text:p>
          </table:table-cell>
          <table:table-cell office:value-type="float" office:value="109" calcext:value-type="float">
            <text:p>109</text:p>
          </table:table-cell>
          <table:table-cell office:value-type="float" office:value="-562" calcext:value-type="float">
            <text:p>-562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22" calcext:value-type="float">
            <text:p>1222</text:p>
          </table:table-cell>
          <table:table-cell office:value-type="float" office:value="-522" calcext:value-type="float">
            <text:p>-522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<text:s text:c="4"/>M:</text:p>
          </table:table-cell>
          <table:table-cell office:value-type="float" office:value="-6181" calcext:value-type="float">
            <text:p>-6181</text:p>
          </table:table-cell>
          <table:table-cell office:value-type="float" office:value="195" calcext:value-type="float">
            <text:p>195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<text:s text:c="4"/>G:</text:p>
          </table:table-cell>
          <table:table-cell office:value-type="float" office:value="49" calcext:value-type="float">
            <text:p>49</text:p>
          </table:table-cell>
          <table:table-cell office:value-type="float" office:value="-385" calcext:value-type="float">
            <text:p>-385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069" calcext:value-type="float">
            <text:p>11069</text:p>
          </table:table-cell>
          <table:table-cell office:value-type="float" office:value="3230" calcext:value-type="float">
            <text:p>3230</text:p>
          </table:table-cell>
          <table:table-cell office:value-type="float" office:value="9996" calcext:value-type="float">
            <text:p>9996</text:p>
          </table:table-cell>
          <table:table-cell office:value-type="string" calcext:value-type="string">
            <text:p><text:s text:c="4"/>M:</text:p>
          </table:table-cell>
          <table:table-cell office:value-type="float" office:value="-5904" calcext:value-type="float">
            <text:p>-5904</text:p>
          </table:table-cell>
          <table:table-cell office:value-type="float" office:value="260" calcext:value-type="float">
            <text:p>260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<text:s text:c="4"/>G:</text:p>
          </table:table-cell>
          <table:table-cell office:value-type="float" office:value="3027" calcext:value-type="float">
            <text:p>3027</text:p>
          </table:table-cell>
          <table:table-cell office:value-type="float" office:value="1977" calcext:value-type="float">
            <text:p>1977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395" calcext:value-type="float">
            <text:p>-4395</text:p>
          </table:table-cell>
          <table:table-cell office:value-type="float" office:value="-764" calcext:value-type="float">
            <text:p>-764</text:p>
          </table:table-cell>
          <table:table-cell office:value-type="float" office:value="18688" calcext:value-type="float">
            <text:p>18688</text:p>
          </table:table-cell>
          <table:table-cell office:value-type="string" calcext:value-type="string">
            <text:p><text:s text:c="4"/>M:</text:p>
          </table:table-cell>
          <table:table-cell office:value-type="float" office:value="-5904" calcext:value-type="float">
            <text:p>-5904</text:p>
          </table:table-cell>
          <table:table-cell office:value-type="float" office:value="260" calcext:value-type="float">
            <text:p>260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292" calcext:value-type="float">
            <text:p>-29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4" calcext:value-type="float">
            <text:p>-924</text:p>
          </table:table-cell>
          <table:table-cell office:value-type="float" office:value="-314" calcext:value-type="float">
            <text:p>-314</text:p>
          </table:table-cell>
          <table:table-cell office:value-type="float" office:value="17906" calcext:value-type="float">
            <text:p>17906</text:p>
          </table:table-cell>
          <table:table-cell office:value-type="string" calcext:value-type="string">
            <text:p><text:s text:c="4"/>M:</text:p>
          </table:table-cell>
          <table:table-cell office:value-type="float" office:value="-4252" calcext:value-type="float">
            <text:p>-4252</text:p>
          </table:table-cell>
          <table:table-cell office:value-type="float" office:value="457" calcext:value-type="float">
            <text:p>457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<text:s text:c="4"/>G:</text:p>
          </table:table-cell>
          <table:table-cell office:value-type="float" office:value="156" calcext:value-type="float">
            <text:p>156</text:p>
          </table:table-cell>
          <table:table-cell office:value-type="float" office:value="-455" calcext:value-type="float">
            <text:p>-455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2" calcext:value-type="float">
            <text:p>172</text:p>
          </table:table-cell>
          <table:table-cell office:value-type="float" office:value="-156" calcext:value-type="float">
            <text:p>-156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5313" calcext:value-type="float">
            <text:p>-5313</text:p>
          </table:table-cell>
          <table:table-cell office:value-type="float" office:value="160" calcext:value-type="float">
            <text:p>160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<text:s text:c="4"/>G:</text:p>
          </table:table-cell>
          <table:table-cell office:value-type="float" office:value="143" calcext:value-type="float">
            <text:p>143</text:p>
          </table:table-cell>
          <table:table-cell office:value-type="float" office:value="-441" calcext:value-type="float">
            <text:p>-4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office:value-type="float" office:value="-186" calcext:value-type="float">
            <text:p>-186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<text:s text:c="4"/>M:</text:p>
          </table:table-cell>
          <table:table-cell office:value-type="float" office:value="-5313" calcext:value-type="float">
            <text:p>-5313</text:p>
          </table:table-cell>
          <table:table-cell office:value-type="float" office:value="160" calcext:value-type="float">
            <text:p>160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30" calcext:value-type="float">
            <text:p>-4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  <table:table-cell office:value-type="float" office:value="-196" calcext:value-type="float">
            <text:p>-196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<text:s text:c="4"/>M:</text:p>
          </table:table-cell>
          <table:table-cell office:value-type="float" office:value="-5611" calcext:value-type="float">
            <text:p>-5611</text:p>
          </table:table-cell>
          <table:table-cell office:value-type="float" office:value="194" calcext:value-type="float">
            <text:p>194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49" calcext:value-type="float">
            <text:p>-4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6" calcext:value-type="float">
            <text:p>126</text:p>
          </table:table-cell>
          <table:table-cell office:value-type="float" office:value="-224" calcext:value-type="float">
            <text:p>-224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5690" calcext:value-type="float">
            <text:p>-5690</text:p>
          </table:table-cell>
          <table:table-cell office:value-type="float" office:value="206" calcext:value-type="float">
            <text:p>206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23" calcext:value-type="float">
            <text:p>-4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office:value-type="float" office:value="-212" calcext:value-type="float">
            <text:p>-212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5690" calcext:value-type="float">
            <text:p>-5690</text:p>
          </table:table-cell>
          <table:table-cell office:value-type="float" office:value="206" calcext:value-type="float">
            <text:p>206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7" calcext:value-type="float">
            <text:p>-4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office:value-type="float" office:value="-231" calcext:value-type="float">
            <text:p>-231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<text:s text:c="4"/>M:</text:p>
          </table:table-cell>
          <table:table-cell office:value-type="float" office:value="-5690" calcext:value-type="float">
            <text:p>-5690</text:p>
          </table:table-cell>
          <table:table-cell office:value-type="float" office:value="205" calcext:value-type="float">
            <text:p>205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33" calcext:value-type="float">
            <text:p>-4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195" calcext:value-type="float">
            <text:p>-195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<text:s text:c="4"/>M:</text:p>
          </table:table-cell>
          <table:table-cell office:value-type="float" office:value="-5688" calcext:value-type="float">
            <text:p>-5688</text:p>
          </table:table-cell>
          <table:table-cell office:value-type="float" office:value="201" calcext:value-type="float">
            <text:p>20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21" calcext:value-type="float">
            <text:p>-4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office:value-type="float" office:value="-234" calcext:value-type="float">
            <text:p>-234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5688" calcext:value-type="float">
            <text:p>-5688</text:p>
          </table:table-cell>
          <table:table-cell office:value-type="float" office:value="201" calcext:value-type="float">
            <text:p>20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86" calcext:value-type="float">
            <text:p>186</text:p>
          </table:table-cell>
          <table:table-cell office:value-type="float" office:value="-424" calcext:value-type="float">
            <text:p>-4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13" calcext:value-type="float">
            <text:p>-213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5687" calcext:value-type="float">
            <text:p>-5687</text:p>
          </table:table-cell>
          <table:table-cell office:value-type="float" office:value="198" calcext:value-type="float">
            <text:p>198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<text:s text:c="4"/>G:</text:p>
          </table:table-cell>
          <table:table-cell office:value-type="float" office:value="157" calcext:value-type="float">
            <text:p>157</text:p>
          </table:table-cell>
          <table:table-cell office:value-type="float" office:value="-418" calcext:value-type="float">
            <text:p>-4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office:value-type="float" office:value="-214" calcext:value-type="float">
            <text:p>-214</text:p>
          </table:table-cell>
          <table:table-cell office:value-type="float" office:value="18112" calcext:value-type="float">
            <text:p>18112</text:p>
          </table:table-cell>
          <table:table-cell office:value-type="string" calcext:value-type="string">
            <text:p><text:s text:c="4"/>M:</text:p>
          </table:table-cell>
          <table:table-cell office:value-type="float" office:value="-5693" calcext:value-type="float">
            <text:p>-5693</text:p>
          </table:table-cell>
          <table:table-cell office:value-type="float" office:value="190" calcext:value-type="float">
            <text:p>19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6" calcext:value-type="float">
            <text:p>-4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2" calcext:value-type="float">
            <text:p>-82</text:p>
          </table:table-cell>
          <table:table-cell office:value-type="float" office:value="-217" calcext:value-type="float">
            <text:p>-217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5693" calcext:value-type="float">
            <text:p>-5693</text:p>
          </table:table-cell>
          <table:table-cell office:value-type="float" office:value="190" calcext:value-type="float">
            <text:p>19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59" calcext:value-type="float">
            <text:p>159</text:p>
          </table:table-cell>
          <table:table-cell office:value-type="float" office:value="-419" calcext:value-type="float">
            <text:p>-4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7" calcext:value-type="float">
            <text:p>-27</text:p>
          </table:table-cell>
          <table:table-cell office:value-type="float" office:value="-213" calcext:value-type="float">
            <text:p>-213</text:p>
          </table:table-cell>
          <table:table-cell office:value-type="float" office:value="18034" calcext:value-type="float">
            <text:p>18034</text:p>
          </table:table-cell>
          <table:table-cell office:value-type="string" calcext:value-type="string">
            <text:p><text:s text:c="4"/>M:</text:p>
          </table:table-cell>
          <table:table-cell office:value-type="float" office:value="-5683" calcext:value-type="float">
            <text:p>-5683</text:p>
          </table:table-cell>
          <table:table-cell office:value-type="float" office:value="197" calcext:value-type="float">
            <text:p>197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<text:s text:c="4"/>G:</text:p>
          </table:table-cell>
          <table:table-cell office:value-type="float" office:value="186" calcext:value-type="float">
            <text:p>186</text:p>
          </table:table-cell>
          <table:table-cell office:value-type="float" office:value="-423" calcext:value-type="float">
            <text:p>-4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office:value-type="float" office:value="-227" calcext:value-type="float">
            <text:p>-22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5683" calcext:value-type="float">
            <text:p>-5683</text:p>
          </table:table-cell>
          <table:table-cell office:value-type="float" office:value="197" calcext:value-type="float">
            <text:p>197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07" calcext:value-type="float">
            <text:p>-4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4" calcext:value-type="float">
            <text:p>-54</text:p>
          </table:table-cell>
          <table:table-cell office:value-type="float" office:value="-211" calcext:value-type="float">
            <text:p>-211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<text:s text:c="4"/>M:</text:p>
          </table:table-cell>
          <table:table-cell office:value-type="float" office:value="-5691" calcext:value-type="float">
            <text:p>-5691</text:p>
          </table:table-cell>
          <table:table-cell office:value-type="float" office:value="202" calcext:value-type="float">
            <text:p>202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18" calcext:value-type="float">
            <text:p>-4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  <table:table-cell office:value-type="float" office:value="-196" calcext:value-type="float">
            <text:p>-196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<text:s text:c="4"/>M:</text:p>
          </table:table-cell>
          <table:table-cell office:value-type="float" office:value="-5687" calcext:value-type="float">
            <text:p>-5687</text:p>
          </table:table-cell>
          <table:table-cell office:value-type="float" office:value="206" calcext:value-type="float">
            <text:p>206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17" calcext:value-type="float">
            <text:p>-4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office:value-type="float" office:value="-216" calcext:value-type="float">
            <text:p>-216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<text:s text:c="4"/>M:</text:p>
          </table:table-cell>
          <table:table-cell office:value-type="float" office:value="-5687" calcext:value-type="float">
            <text:p>-5687</text:p>
          </table:table-cell>
          <table:table-cell office:value-type="float" office:value="206" calcext:value-type="float">
            <text:p>206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06" calcext:value-type="float">
            <text:p>-4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office:value-type="float" office:value="-224" calcext:value-type="float">
            <text:p>-224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5687" calcext:value-type="float">
            <text:p>-5687</text:p>
          </table:table-cell>
          <table:table-cell office:value-type="float" office:value="206" calcext:value-type="float">
            <text:p>206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30" calcext:value-type="float">
            <text:p>-4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office:value-type="float" office:value="-240" calcext:value-type="float">
            <text:p>-240</text:p>
          </table:table-cell>
          <table:table-cell office:value-type="float" office:value="18120" calcext:value-type="float">
            <text:p>18120</text:p>
          </table:table-cell>
          <table:table-cell office:value-type="string" calcext:value-type="string">
            <text:p><text:s text:c="4"/>M:</text:p>
          </table:table-cell>
          <table:table-cell office:value-type="float" office:value="-5693" calcext:value-type="float">
            <text:p>-5693</text:p>
          </table:table-cell>
          <table:table-cell office:value-type="float" office:value="202" calcext:value-type="float">
            <text:p>202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<text:s text:c="4"/>G:</text:p>
          </table:table-cell>
          <table:table-cell office:value-type="float" office:value="158" calcext:value-type="float">
            <text:p>158</text:p>
          </table:table-cell>
          <table:table-cell office:value-type="float" office:value="-407" calcext:value-type="float">
            <text:p>-40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office:value-type="float" office:value="-233" calcext:value-type="float">
            <text:p>-233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5693" calcext:value-type="float">
            <text:p>-5693</text:p>
          </table:table-cell>
          <table:table-cell office:value-type="float" office:value="202" calcext:value-type="float">
            <text:p>202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25" calcext:value-type="float">
            <text:p>-4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office:value-type="float" office:value="-199" calcext:value-type="float">
            <text:p>-19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<text:s text:c="4"/>M:</text:p>
          </table:table-cell>
          <table:table-cell office:value-type="float" office:value="-5694" calcext:value-type="float">
            <text:p>-5694</text:p>
          </table:table-cell>
          <table:table-cell office:value-type="float" office:value="209" calcext:value-type="float">
            <text:p>209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12" calcext:value-type="float">
            <text:p>-4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office:value-type="float" office:value="-199" calcext:value-type="float">
            <text:p>-199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5684" calcext:value-type="float">
            <text:p>-5684</text:p>
          </table:table-cell>
          <table:table-cell office:value-type="float" office:value="199" calcext:value-type="float">
            <text:p>199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6" calcext:value-type="float">
            <text:p>-4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office:value-type="float" office:value="-223" calcext:value-type="float">
            <text:p>-223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5684" calcext:value-type="float">
            <text:p>-5684</text:p>
          </table:table-cell>
          <table:table-cell office:value-type="float" office:value="199" calcext:value-type="float">
            <text:p>199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18" calcext:value-type="float">
            <text:p>-4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office:value-type="float" office:value="-213" calcext:value-type="float">
            <text:p>-213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<text:s text:c="4"/>M:</text:p>
          </table:table-cell>
          <table:table-cell office:value-type="float" office:value="-5689" calcext:value-type="float">
            <text:p>-5689</text:p>
          </table:table-cell>
          <table:table-cell office:value-type="float" office:value="200" calcext:value-type="float">
            <text:p>200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5" calcext:value-type="float">
            <text:p>-4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office:value-type="float" office:value="-193" calcext:value-type="float">
            <text:p>-193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<text:s text:c="4"/>M:</text:p>
          </table:table-cell>
          <table:table-cell office:value-type="float" office:value="-5689" calcext:value-type="float">
            <text:p>-5689</text:p>
          </table:table-cell>
          <table:table-cell office:value-type="float" office:value="200" calcext:value-type="float">
            <text:p>200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<text:s text:c="4"/>G:</text:p>
          </table:table-cell>
          <table:table-cell office:value-type="float" office:value="185" calcext:value-type="float">
            <text:p>185</text:p>
          </table:table-cell>
          <table:table-cell office:value-type="float" office:value="-422" calcext:value-type="float">
            <text:p>-4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203" calcext:value-type="float">
            <text:p>-203</text:p>
          </table:table-cell>
          <table:table-cell office:value-type="float" office:value="18082" calcext:value-type="float">
            <text:p>18082</text:p>
          </table:table-cell>
          <table:table-cell office:value-type="string" calcext:value-type="string">
            <text:p><text:s text:c="4"/>M:</text:p>
          </table:table-cell>
          <table:table-cell office:value-type="float" office:value="-5684" calcext:value-type="float">
            <text:p>-5684</text:p>
          </table:table-cell>
          <table:table-cell office:value-type="float" office:value="200" calcext:value-type="float">
            <text:p>20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20" calcext:value-type="float">
            <text:p>-4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205" calcext:value-type="float">
            <text:p>-205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5684" calcext:value-type="float">
            <text:p>-5684</text:p>
          </table:table-cell>
          <table:table-cell office:value-type="float" office:value="205" calcext:value-type="float">
            <text:p>205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10" calcext:value-type="float">
            <text:p>-4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0" calcext:value-type="float">
            <text:p>-20</text:p>
          </table:table-cell>
          <table:table-cell office:value-type="float" office:value="-208" calcext:value-type="float">
            <text:p>-208</text:p>
          </table:table-cell>
          <table:table-cell office:value-type="float" office:value="18110" calcext:value-type="float">
            <text:p>18110</text:p>
          </table:table-cell>
          <table:table-cell office:value-type="string" calcext:value-type="string">
            <text:p><text:s text:c="4"/>M:</text:p>
          </table:table-cell>
          <table:table-cell office:value-type="float" office:value="-5684" calcext:value-type="float">
            <text:p>-5684</text:p>
          </table:table-cell>
          <table:table-cell office:value-type="float" office:value="205" calcext:value-type="float">
            <text:p>205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3" calcext:value-type="float">
            <text:p>-4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office:value-type="float" office:value="-228" calcext:value-type="float">
            <text:p>-228</text:p>
          </table:table-cell>
          <table:table-cell office:value-type="float" office:value="18080" calcext:value-type="float">
            <text:p>18080</text:p>
          </table:table-cell>
          <table:table-cell office:value-type="string" calcext:value-type="string">
            <text:p><text:s text:c="4"/>M:</text:p>
          </table:table-cell>
          <table:table-cell office:value-type="float" office:value="-5693" calcext:value-type="float">
            <text:p>-5693</text:p>
          </table:table-cell>
          <table:table-cell office:value-type="float" office:value="205" calcext:value-type="float">
            <text:p>205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12" calcext:value-type="float">
            <text:p>-4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office:value-type="float" office:value="-205" calcext:value-type="float">
            <text:p>-205</text:p>
          </table:table-cell>
          <table:table-cell office:value-type="float" office:value="18096" calcext:value-type="float">
            <text:p>18096</text:p>
          </table:table-cell>
          <table:table-cell office:value-type="string" calcext:value-type="string">
            <text:p><text:s text:c="4"/>M:</text:p>
          </table:table-cell>
          <table:table-cell office:value-type="float" office:value="-5695" calcext:value-type="float">
            <text:p>-5695</text:p>
          </table:table-cell>
          <table:table-cell office:value-type="float" office:value="206" calcext:value-type="float">
            <text:p>206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09" calcext:value-type="float">
            <text:p>-4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office:value-type="float" office:value="-201" calcext:value-type="float">
            <text:p>-201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5695" calcext:value-type="float">
            <text:p>-5695</text:p>
          </table:table-cell>
          <table:table-cell office:value-type="float" office:value="206" calcext:value-type="float">
            <text:p>206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4" calcext:value-type="float">
            <text:p>-4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office:value-type="float" office:value="-231" calcext:value-type="float">
            <text:p>-231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5687" calcext:value-type="float">
            <text:p>-5687</text:p>
          </table:table-cell>
          <table:table-cell office:value-type="float" office:value="208" calcext:value-type="float">
            <text:p>208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06" calcext:value-type="float">
            <text:p>-4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office:value-type="float" office:value="-235" calcext:value-type="float">
            <text:p>-235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5690" calcext:value-type="float">
            <text:p>-5690</text:p>
          </table:table-cell>
          <table:table-cell office:value-type="float" office:value="199" calcext:value-type="float">
            <text:p>19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13" calcext:value-type="float">
            <text:p>-4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196" calcext:value-type="float">
            <text:p>-196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5690" calcext:value-type="float">
            <text:p>-5690</text:p>
          </table:table-cell>
          <table:table-cell office:value-type="float" office:value="199" calcext:value-type="float">
            <text:p>19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6" calcext:value-type="float">
            <text:p>-4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office:value-type="float" office:value="-205" calcext:value-type="float">
            <text:p>-205</text:p>
          </table:table-cell>
          <table:table-cell office:value-type="float" office:value="18098" calcext:value-type="float">
            <text:p>18098</text:p>
          </table:table-cell>
          <table:table-cell office:value-type="string" calcext:value-type="string">
            <text:p><text:s text:c="4"/>M:</text:p>
          </table:table-cell>
          <table:table-cell office:value-type="float" office:value="-5683" calcext:value-type="float">
            <text:p>-5683</text:p>
          </table:table-cell>
          <table:table-cell office:value-type="float" office:value="199" calcext:value-type="float">
            <text:p>199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09" calcext:value-type="float">
            <text:p>-4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1" calcext:value-type="float">
            <text:p>-31</text:p>
          </table:table-cell>
          <table:table-cell office:value-type="float" office:value="-212" calcext:value-type="float">
            <text:p>-212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5683" calcext:value-type="float">
            <text:p>-5683</text:p>
          </table:table-cell>
          <table:table-cell office:value-type="float" office:value="199" calcext:value-type="float">
            <text:p>199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3" calcext:value-type="float">
            <text:p>-4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<text:s text:c="4"/>M:</text:p>
          </table:table-cell>
          <table:table-cell office:value-type="float" office:value="-5687" calcext:value-type="float">
            <text:p>-5687</text:p>
          </table:table-cell>
          <table:table-cell office:value-type="float" office:value="193" calcext:value-type="float">
            <text:p>193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4" calcext:value-type="float">
            <text:p>-4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12" calcext:value-type="float">
            <text:p>-212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<text:s text:c="4"/>M:</text:p>
          </table:table-cell>
          <table:table-cell office:value-type="float" office:value="-5685" calcext:value-type="float">
            <text:p>-5685</text:p>
          </table:table-cell>
          <table:table-cell office:value-type="float" office:value="204" calcext:value-type="float">
            <text:p>204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5" calcext:value-type="float">
            <text:p>-4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D1:.D144])" office:value-type="float" office:value="9996" calcext:value-type="float">
            <text:p>9.9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D1:.D144])" office:value-type="float" office:value="18688" calcext:value-type="float">
            <text:p>18.6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tte</text:p>
          </table:table-cell>
          <table:table-cell table:style-name="ce1" table:formula="of:=AVERAGE([.D1:.D144])" office:value-type="float" office:value="18020.8611111111" calcext:value-type="float">
            <text:p>18.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table:style-name="ce1" table:formula="of:=[.D147]-[.D145]" office:value-type="float" office:value="8024.86111111111" calcext:value-type="float">
            <text:p>8.025</text:p>
          </table:table-cell>
          <table:table-cell table:number-columns-repeated="8"/>
        </table:table-row>
      </table:table>
      <table:table table:name="Tabelle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office:value-type="float" office:value="-226" calcext:value-type="float">
            <text:p>-226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<text:s text:c="4"/>M:</text:p>
          </table:table-cell>
          <table:table-cell office:value-type="float" office:value="-6518" calcext:value-type="float">
            <text:p>-6518</text:p>
          </table:table-cell>
          <table:table-cell office:value-type="float" office:value="258" calcext:value-type="float">
            <text:p>2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23" calcext:value-type="float">
            <text:p>-4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office:value-type="float" office:value="-222" calcext:value-type="float">
            <text:p>-222</text:p>
          </table:table-cell>
          <table:table-cell office:value-type="float" office:value="17996" calcext:value-type="float">
            <text:p>17996</text:p>
          </table:table-cell>
          <table:table-cell office:value-type="string" calcext:value-type="string">
            <text:p><text:s text:c="4"/>M:</text:p>
          </table:table-cell>
          <table:table-cell office:value-type="float" office:value="-6520" calcext:value-type="float">
            <text:p>-6520</text:p>
          </table:table-cell>
          <table:table-cell office:value-type="float" office:value="260" calcext:value-type="float">
            <text:p>26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28" calcext:value-type="float">
            <text:p>-4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office:value-type="float" office:value="-242" calcext:value-type="float">
            <text:p>-242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<text:s text:c="4"/>M:</text:p>
          </table:table-cell>
          <table:table-cell office:value-type="float" office:value="-6511" calcext:value-type="float">
            <text:p>-6511</text:p>
          </table:table-cell>
          <table:table-cell office:value-type="float" office:value="267" calcext:value-type="float">
            <text:p>26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6" calcext:value-type="float">
            <text:p>-4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" calcext:value-type="float">
            <text:p>-22</text:p>
          </table:table-cell>
          <table:table-cell office:value-type="float" office:value="-239" calcext:value-type="float">
            <text:p>-239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6511" calcext:value-type="float">
            <text:p>-6511</text:p>
          </table:table-cell>
          <table:table-cell office:value-type="float" office:value="267" calcext:value-type="float">
            <text:p>26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21" calcext:value-type="float">
            <text:p>-4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office:value-type="float" office:value="-225" calcext:value-type="float">
            <text:p>-225</text:p>
          </table:table-cell>
          <table:table-cell office:value-type="float" office:value="18076" calcext:value-type="float">
            <text:p>18076</text:p>
          </table:table-cell>
          <table:table-cell office:value-type="string" calcext:value-type="string">
            <text:p><text:s text:c="4"/>M:</text:p>
          </table:table-cell>
          <table:table-cell office:value-type="float" office:value="-6522" calcext:value-type="float">
            <text:p>-6522</text:p>
          </table:table-cell>
          <table:table-cell office:value-type="float" office:value="262" calcext:value-type="float">
            <text:p>2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20" calcext:value-type="float">
            <text:p>-4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" calcext:value-type="float">
            <text:p>-61</text:p>
          </table:table-cell>
          <table:table-cell office:value-type="float" office:value="-236" calcext:value-type="float">
            <text:p>-236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6516" calcext:value-type="float">
            <text:p>-6516</text:p>
          </table:table-cell>
          <table:table-cell office:value-type="float" office:value="266" calcext:value-type="float">
            <text:p>2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 text:c="4"/>G:</text:p>
          </table:table-cell>
          <table:table-cell office:value-type="float" office:value="186" calcext:value-type="float">
            <text:p>186</text:p>
          </table:table-cell>
          <table:table-cell office:value-type="float" office:value="-414" calcext:value-type="float">
            <text:p>-4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office:value-type="float" office:value="-215" calcext:value-type="float">
            <text:p>-215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<text:s text:c="4"/>M:</text:p>
          </table:table-cell>
          <table:table-cell office:value-type="float" office:value="-6516" calcext:value-type="float">
            <text:p>-6516</text:p>
          </table:table-cell>
          <table:table-cell office:value-type="float" office:value="266" calcext:value-type="float">
            <text:p>2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35" calcext:value-type="float">
            <text:p>-43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office:value-type="float" office:value="-239" calcext:value-type="float">
            <text:p>-239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<text:s text:c="4"/>M:</text:p>
          </table:table-cell>
          <table:table-cell office:value-type="float" office:value="-6513" calcext:value-type="float">
            <text:p>-6513</text:p>
          </table:table-cell>
          <table:table-cell office:value-type="float" office:value="268" calcext:value-type="float">
            <text:p>26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9" calcext:value-type="float">
            <text:p>-4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223" calcext:value-type="float">
            <text:p>-223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6513" calcext:value-type="float">
            <text:p>-6513</text:p>
          </table:table-cell>
          <table:table-cell office:value-type="float" office:value="268" calcext:value-type="float">
            <text:p>26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21" calcext:value-type="float">
            <text:p>-4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office:value-type="float" office:value="-242" calcext:value-type="float">
            <text:p>-242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6513" calcext:value-type="float">
            <text:p>-6513</text:p>
          </table:table-cell>
          <table:table-cell office:value-type="float" office:value="259" calcext:value-type="float">
            <text:p>2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25" calcext:value-type="float">
            <text:p>-4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office:value-type="float" office:value="-208" calcext:value-type="float">
            <text:p>-208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<text:s text:c="4"/>M:</text:p>
          </table:table-cell>
          <table:table-cell office:value-type="float" office:value="-6515" calcext:value-type="float">
            <text:p>-6515</text:p>
          </table:table-cell>
          <table:table-cell office:value-type="float" office:value="262" calcext:value-type="float">
            <text:p>26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21" calcext:value-type="float">
            <text:p>-4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office:value-type="float" office:value="-238" calcext:value-type="float">
            <text:p>-238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<text:s text:c="4"/>M:</text:p>
          </table:table-cell>
          <table:table-cell office:value-type="float" office:value="-6515" calcext:value-type="float">
            <text:p>-6515</text:p>
          </table:table-cell>
          <table:table-cell office:value-type="float" office:value="262" calcext:value-type="float">
            <text:p>26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07" calcext:value-type="float">
            <text:p>-4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office:value-type="float" office:value="-232" calcext:value-type="float">
            <text:p>-232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6513" calcext:value-type="float">
            <text:p>-6513</text:p>
          </table:table-cell>
          <table:table-cell office:value-type="float" office:value="261" calcext:value-type="float">
            <text:p>26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399" calcext:value-type="float">
            <text:p>-3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224" calcext:value-type="float">
            <text:p>-224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<text:s text:c="4"/>M:</text:p>
          </table:table-cell>
          <table:table-cell office:value-type="float" office:value="-6514" calcext:value-type="float">
            <text:p>-6514</text:p>
          </table:table-cell>
          <table:table-cell office:value-type="float" office:value="264" calcext:value-type="float">
            <text:p>2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06" calcext:value-type="float">
            <text:p>-4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209" calcext:value-type="float">
            <text:p>-209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<text:s text:c="4"/>M:</text:p>
          </table:table-cell>
          <table:table-cell office:value-type="float" office:value="-6514" calcext:value-type="float">
            <text:p>-6514</text:p>
          </table:table-cell>
          <table:table-cell office:value-type="float" office:value="264" calcext:value-type="float">
            <text:p>2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396" calcext:value-type="float">
            <text:p>-3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182" calcext:value-type="float">
            <text:p>-182</text:p>
          </table:table-cell>
          <table:table-cell office:value-type="float" office:value="18052" calcext:value-type="float">
            <text:p>18052</text:p>
          </table:table-cell>
          <table:table-cell office:value-type="string" calcext:value-type="string">
            <text:p><text:s text:c="4"/>M:</text:p>
          </table:table-cell>
          <table:table-cell office:value-type="float" office:value="-6514" calcext:value-type="float">
            <text:p>-6514</text:p>
          </table:table-cell>
          <table:table-cell office:value-type="float" office:value="262" calcext:value-type="float">
            <text:p>2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06" calcext:value-type="float">
            <text:p>-4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office:value-type="float" office:value="-231" calcext:value-type="float">
            <text:p>-231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<text:s text:c="4"/>M:</text:p>
          </table:table-cell>
          <table:table-cell office:value-type="float" office:value="-6521" calcext:value-type="float">
            <text:p>-6521</text:p>
          </table:table-cell>
          <table:table-cell office:value-type="float" office:value="262" calcext:value-type="float">
            <text:p>26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11" calcext:value-type="float">
            <text:p>-41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office:value-type="float" office:value="-255" calcext:value-type="float">
            <text:p>-255</text:p>
          </table:table-cell>
          <table:table-cell office:value-type="float" office:value="17910" calcext:value-type="float">
            <text:p>17910</text:p>
          </table:table-cell>
          <table:table-cell office:value-type="string" calcext:value-type="string">
            <text:p><text:s text:c="4"/>M:</text:p>
          </table:table-cell>
          <table:table-cell office:value-type="float" office:value="-6521" calcext:value-type="float">
            <text:p>-6521</text:p>
          </table:table-cell>
          <table:table-cell office:value-type="float" office:value="262" calcext:value-type="float">
            <text:p>26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03" calcext:value-type="float">
            <text:p>-4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  <table:table-cell office:value-type="float" office:value="-255" calcext:value-type="float">
            <text:p>-255</text:p>
          </table:table-cell>
          <table:table-cell office:value-type="float" office:value="18178" calcext:value-type="float">
            <text:p>18178</text:p>
          </table:table-cell>
          <table:table-cell office:value-type="string" calcext:value-type="string">
            <text:p><text:s text:c="4"/>M:</text:p>
          </table:table-cell>
          <table:table-cell office:value-type="float" office:value="-6521" calcext:value-type="float">
            <text:p>-6521</text:p>
          </table:table-cell>
          <table:table-cell office:value-type="float" office:value="263" calcext:value-type="float">
            <text:p>2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05" calcext:value-type="float">
            <text:p>-4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08" calcext:value-type="float">
            <text:p>-208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<text:s text:c="4"/>M:</text:p>
          </table:table-cell>
          <table:table-cell office:value-type="float" office:value="-6521" calcext:value-type="float">
            <text:p>-6521</text:p>
          </table:table-cell>
          <table:table-cell office:value-type="float" office:value="263" calcext:value-type="float">
            <text:p>26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06" calcext:value-type="float">
            <text:p>-4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office:value-type="float" office:value="-201" calcext:value-type="float">
            <text:p>-201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<text:s text:c="4"/>M:</text:p>
          </table:table-cell>
          <table:table-cell office:value-type="float" office:value="-6513" calcext:value-type="float">
            <text:p>-6513</text:p>
          </table:table-cell>
          <table:table-cell office:value-type="float" office:value="261" calcext:value-type="float">
            <text:p>26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 text:c="4"/>G:</text:p>
          </table:table-cell>
          <table:table-cell office:value-type="float" office:value="157" calcext:value-type="float">
            <text:p>157</text:p>
          </table:table-cell>
          <table:table-cell office:value-type="float" office:value="-431" calcext:value-type="float">
            <text:p>-4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office:value-type="float" office:value="-205" calcext:value-type="float">
            <text:p>-205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6521" calcext:value-type="float">
            <text:p>-6521</text:p>
          </table:table-cell>
          <table:table-cell office:value-type="float" office:value="266" calcext:value-type="float">
            <text:p>26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 text:c="4"/>G:</text:p>
          </table:table-cell>
          <table:table-cell office:value-type="float" office:value="183" calcext:value-type="float">
            <text:p>183</text:p>
          </table:table-cell>
          <table:table-cell office:value-type="float" office:value="-418" calcext:value-type="float">
            <text:p>-4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" calcext:value-type="float">
            <text:p>-12</text:p>
          </table:table-cell>
          <table:table-cell office:value-type="float" office:value="-226" calcext:value-type="float">
            <text:p>-226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<text:s text:c="4"/>M:</text:p>
          </table:table-cell>
          <table:table-cell office:value-type="float" office:value="-6521" calcext:value-type="float">
            <text:p>-6521</text:p>
          </table:table-cell>
          <table:table-cell office:value-type="float" office:value="266" calcext:value-type="float">
            <text:p>26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 text:c="4"/>G:</text:p>
          </table:table-cell>
          <table:table-cell office:value-type="float" office:value="155" calcext:value-type="float">
            <text:p>155</text:p>
          </table:table-cell>
          <table:table-cell office:value-type="float" office:value="-408" calcext:value-type="float">
            <text:p>-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  <table:table-cell office:value-type="float" office:value="-220" calcext:value-type="float">
            <text:p>-220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<text:s text:c="4"/>M:</text:p>
          </table:table-cell>
          <table:table-cell office:value-type="float" office:value="-6521" calcext:value-type="float">
            <text:p>-6521</text:p>
          </table:table-cell>
          <table:table-cell office:value-type="float" office:value="257" calcext:value-type="float">
            <text:p>2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09" calcext:value-type="float">
            <text:p>-4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office:value-type="float" office:value="-237" calcext:value-type="float">
            <text:p>-237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6518" calcext:value-type="float">
            <text:p>-6518</text:p>
          </table:table-cell>
          <table:table-cell office:value-type="float" office:value="264" calcext:value-type="float">
            <text:p>2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391" calcext:value-type="float">
            <text:p>-39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238" calcext:value-type="float">
            <text:p>-238</text:p>
          </table:table-cell>
          <table:table-cell office:value-type="float" office:value="18092" calcext:value-type="float">
            <text:p>18092</text:p>
          </table:table-cell>
          <table:table-cell office:value-type="string" calcext:value-type="string">
            <text:p><text:s text:c="4"/>M:</text:p>
          </table:table-cell>
          <table:table-cell office:value-type="float" office:value="-6518" calcext:value-type="float">
            <text:p>-6518</text:p>
          </table:table-cell>
          <table:table-cell office:value-type="float" office:value="264" calcext:value-type="float">
            <text:p>2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398" calcext:value-type="float">
            <text:p>-39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office:value-type="float" office:value="-239" calcext:value-type="float">
            <text:p>-239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<text:s text:c="4"/>M:</text:p>
          </table:table-cell>
          <table:table-cell office:value-type="float" office:value="-6515" calcext:value-type="float">
            <text:p>-6515</text:p>
          </table:table-cell>
          <table:table-cell office:value-type="float" office:value="252" calcext:value-type="float">
            <text:p>25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24" calcext:value-type="float">
            <text:p>-42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office:value-type="float" office:value="-309" calcext:value-type="float">
            <text:p>-309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6525" calcext:value-type="float">
            <text:p>-6525</text:p>
          </table:table-cell>
          <table:table-cell office:value-type="float" office:value="260" calcext:value-type="float">
            <text:p>2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 text:c="4"/>G:</text:p>
          </table:table-cell>
          <table:table-cell office:value-type="float" office:value="153" calcext:value-type="float">
            <text:p>153</text:p>
          </table:table-cell>
          <table:table-cell office:value-type="float" office:value="-457" calcext:value-type="float">
            <text:p>-457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office:value-type="float" office:value="-258" calcext:value-type="float">
            <text:p>-258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6525" calcext:value-type="float">
            <text:p>-6525</text:p>
          </table:table-cell>
          <table:table-cell office:value-type="float" office:value="260" calcext:value-type="float">
            <text:p>2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48" calcext:value-type="float">
            <text:p>-4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" calcext:value-type="float">
            <text:p>-74</text:p>
          </table:table-cell>
          <table:table-cell office:value-type="float" office:value="-229" calcext:value-type="float">
            <text:p>-229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6464" calcext:value-type="float">
            <text:p>-6464</text:p>
          </table:table-cell>
          <table:table-cell office:value-type="float" office:value="239" calcext:value-type="float">
            <text:p>239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30" calcext:value-type="float">
            <text:p>-43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office:value-type="float" office:value="-233" calcext:value-type="float">
            <text:p>-23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<text:s text:c="4"/>M:</text:p>
          </table:table-cell>
          <table:table-cell office:value-type="float" office:value="-6464" calcext:value-type="float">
            <text:p>-6464</text:p>
          </table:table-cell>
          <table:table-cell office:value-type="float" office:value="239" calcext:value-type="float">
            <text:p>239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10" calcext:value-type="float">
            <text:p>-4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office:value-type="float" office:value="-252" calcext:value-type="float">
            <text:p>-252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6480" calcext:value-type="float">
            <text:p>-6480</text:p>
          </table:table-cell>
          <table:table-cell office:value-type="float" office:value="250" calcext:value-type="float">
            <text:p>250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<text:s text:c="4"/>G:</text:p>
          </table:table-cell>
          <table:table-cell office:value-type="float" office:value="153" calcext:value-type="float">
            <text:p>153</text:p>
          </table:table-cell>
          <table:table-cell office:value-type="float" office:value="-417" calcext:value-type="float">
            <text:p>-4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office:value-type="float" office:value="-180" calcext:value-type="float">
            <text:p>-180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6475" calcext:value-type="float">
            <text:p>-6475</text:p>
          </table:table-cell>
          <table:table-cell office:value-type="float" office:value="236" calcext:value-type="float">
            <text:p>236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<text:s text:c="4"/>G:</text:p>
          </table:table-cell>
          <table:table-cell office:value-type="float" office:value="150" calcext:value-type="float">
            <text:p>150</text:p>
          </table:table-cell>
          <table:table-cell office:value-type="float" office:value="-398" calcext:value-type="float">
            <text:p>-3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office:value-type="float" office:value="-246" calcext:value-type="float">
            <text:p>-246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6475" calcext:value-type="float">
            <text:p>-6475</text:p>
          </table:table-cell>
          <table:table-cell office:value-type="float" office:value="236" calcext:value-type="float">
            <text:p>236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<text:s text:c="4"/>G:</text:p>
          </table:table-cell>
          <table:table-cell office:value-type="float" office:value="144" calcext:value-type="float">
            <text:p>144</text:p>
          </table:table-cell>
          <table:table-cell office:value-type="float" office:value="-452" calcext:value-type="float">
            <text:p>-4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7" calcext:value-type="float">
            <text:p>157</text:p>
          </table:table-cell>
          <table:table-cell office:value-type="float" office:value="-214" calcext:value-type="float">
            <text:p>-214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<text:s text:c="4"/>M:</text:p>
          </table:table-cell>
          <table:table-cell office:value-type="float" office:value="-6470" calcext:value-type="float">
            <text:p>-6470</text:p>
          </table:table-cell>
          <table:table-cell office:value-type="float" office:value="244" calcext:value-type="float">
            <text:p>244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310" calcext:value-type="float">
            <text:p>-3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0" calcext:value-type="float">
            <text:p>120</text:p>
          </table:table-cell>
          <table:table-cell office:value-type="float" office:value="-360" calcext:value-type="float">
            <text:p>-360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<text:s text:c="4"/>M:</text:p>
          </table:table-cell>
          <table:table-cell office:value-type="float" office:value="-6505" calcext:value-type="float">
            <text:p>-6505</text:p>
          </table:table-cell>
          <table:table-cell office:value-type="float" office:value="207" calcext:value-type="float">
            <text:p>207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<text:s text:c="4"/>G:</text:p>
          </table:table-cell>
          <table:table-cell office:value-type="float" office:value="228" calcext:value-type="float">
            <text:p>228</text:p>
          </table:table-cell>
          <table:table-cell office:value-type="float" office:value="-283" calcext:value-type="float">
            <text:p>-283</text:p>
          </table:table-cell>
          <table:table-cell office:value-type="float" office:value="-878" calcext:value-type="float">
            <text:p>-8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3" calcext:value-type="float">
            <text:p>313</text:p>
          </table:table-cell>
          <table:table-cell office:value-type="float" office:value="-203" calcext:value-type="float">
            <text:p>-203</text:p>
          </table:table-cell>
          <table:table-cell office:value-type="float" office:value="18096" calcext:value-type="float">
            <text:p>18096</text:p>
          </table:table-cell>
          <table:table-cell office:value-type="string" calcext:value-type="string">
            <text:p><text:s text:c="4"/>M:</text:p>
          </table:table-cell>
          <table:table-cell office:value-type="float" office:value="-6505" calcext:value-type="float">
            <text:p>-6505</text:p>
          </table:table-cell>
          <table:table-cell office:value-type="float" office:value="207" calcext:value-type="float">
            <text:p>207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<text:s text:c="4"/>G:</text:p>
          </table:table-cell>
          <table:table-cell office:value-type="float" office:value="135" calcext:value-type="float">
            <text:p>135</text:p>
          </table:table-cell>
          <table:table-cell office:value-type="float" office:value="-417" calcext:value-type="float">
            <text:p>-417</text:p>
          </table:table-cell>
          <table:table-cell office:value-type="float" office:value="-665" calcext:value-type="float">
            <text:p>-6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4" calcext:value-type="float">
            <text:p>934</text:p>
          </table:table-cell>
          <table:table-cell office:value-type="float" office:value="-232" calcext:value-type="float">
            <text:p>-232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<text:s text:c="4"/>M:</text:p>
          </table:table-cell>
          <table:table-cell office:value-type="float" office:value="-5000" calcext:value-type="float">
            <text:p>-5000</text:p>
          </table:table-cell>
          <table:table-cell office:value-type="float" office:value="416" calcext:value-type="float">
            <text:p>416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<text:s text:c="4"/>G:</text:p>
          </table:table-cell>
          <table:table-cell office:value-type="float" office:value="139" calcext:value-type="float">
            <text:p>139</text:p>
          </table:table-cell>
          <table:table-cell office:value-type="float" office:value="-367" calcext:value-type="float">
            <text:p>-36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40" calcext:value-type="float">
            <text:p>1140</text:p>
          </table:table-cell>
          <table:table-cell office:value-type="float" office:value="-165" calcext:value-type="float">
            <text:p>-165</text:p>
          </table:table-cell>
          <table:table-cell office:value-type="float" office:value="18014" calcext:value-type="float">
            <text:p>18014</text:p>
          </table:table-cell>
          <table:table-cell office:value-type="string" calcext:value-type="string">
            <text:p><text:s text:c="4"/>M:</text:p>
          </table:table-cell>
          <table:table-cell office:value-type="float" office:value="-4078" calcext:value-type="float">
            <text:p>-4078</text:p>
          </table:table-cell>
          <table:table-cell office:value-type="float" office:value="473" calcext:value-type="float">
            <text:p>47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<text:s text:c="4"/>G:</text:p>
          </table:table-cell>
          <table:table-cell office:value-type="float" office:value="97" calcext:value-type="float">
            <text:p>97</text:p>
          </table:table-cell>
          <table:table-cell office:value-type="float" office:value="-286" calcext:value-type="float">
            <text:p>-286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10" calcext:value-type="float">
            <text:p>1210</text:p>
          </table:table-cell>
          <table:table-cell office:value-type="float" office:value="-114" calcext:value-type="float">
            <text:p>-114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<text:s text:c="4"/>M:</text:p>
          </table:table-cell>
          <table:table-cell office:value-type="float" office:value="-4078" calcext:value-type="float">
            <text:p>-4078</text:p>
          </table:table-cell>
          <table:table-cell office:value-type="float" office:value="473" calcext:value-type="float">
            <text:p>473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<text:s text:c="4"/>G:</text:p>
          </table:table-cell>
          <table:table-cell office:value-type="float" office:value="85" calcext:value-type="float">
            <text:p>85</text:p>
          </table:table-cell>
          <table:table-cell office:value-type="float" office:value="-322" calcext:value-type="float">
            <text:p>-322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3" calcext:value-type="float">
            <text:p>-383</text:p>
          </table:table-cell>
          <table:table-cell office:value-type="float" office:value="1288" calcext:value-type="float">
            <text:p>1288</text:p>
          </table:table-cell>
          <table:table-cell office:value-type="float" office:value="17781" calcext:value-type="float">
            <text:p>17781</text:p>
          </table:table-cell>
          <table:table-cell office:value-type="string" calcext:value-type="string">
            <text:p><text:s text:c="4"/>M:</text:p>
          </table:table-cell>
          <table:table-cell office:value-type="float" office:value="-4106" calcext:value-type="float">
            <text:p>-4106</text:p>
          </table:table-cell>
          <table:table-cell office:value-type="float" office:value="407" calcext:value-type="float">
            <text:p>407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<text:s text:c="4"/>G:</text:p>
          </table:table-cell>
          <table:table-cell office:value-type="float" office:value="-28" calcext:value-type="float">
            <text:p>-28</text:p>
          </table:table-cell>
          <table:table-cell office:value-type="float" office:value="-611" calcext:value-type="float">
            <text:p>-611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50" calcext:value-type="float">
            <text:p>-2650</text:p>
          </table:table-cell>
          <table:table-cell office:value-type="float" office:value="-789" calcext:value-type="float">
            <text:p>-789</text:p>
          </table:table-cell>
          <table:table-cell office:value-type="float" office:value="16719" calcext:value-type="float">
            <text:p>16719</text:p>
          </table:table-cell>
          <table:table-cell office:value-type="string" calcext:value-type="string">
            <text:p><text:s text:c="4"/>M:</text:p>
          </table:table-cell>
          <table:table-cell office:value-type="float" office:value="-4097" calcext:value-type="float">
            <text:p>-4097</text:p>
          </table:table-cell>
          <table:table-cell office:value-type="float" office:value="179" calcext:value-type="float">
            <text:p>179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<text:s text:c="4"/>G:</text:p>
          </table:table-cell>
          <table:table-cell office:value-type="float" office:value="226" calcext:value-type="float">
            <text:p>226</text:p>
          </table:table-cell>
          <table:table-cell office:value-type="float" office:value="340" calcext:value-type="float">
            <text:p>340</text:p>
          </table:table-cell>
          <table:table-cell office:value-type="float" office:value="-554" calcext:value-type="float">
            <text:p>-5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office:value-type="float" office:value="-225" calcext:value-type="float">
            <text:p>-225</text:p>
          </table:table-cell>
          <table:table-cell office:value-type="float" office:value="17738" calcext:value-type="float">
            <text:p>17738</text:p>
          </table:table-cell>
          <table:table-cell office:value-type="string" calcext:value-type="string">
            <text:p><text:s text:c="4"/>M:</text:p>
          </table:table-cell>
          <table:table-cell office:value-type="float" office:value="-4097" calcext:value-type="float">
            <text:p>-4097</text:p>
          </table:table-cell>
          <table:table-cell office:value-type="float" office:value="179" calcext:value-type="float">
            <text:p>179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394" calcext:value-type="float">
            <text:p>-3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4" calcext:value-type="float">
            <text:p>114</text:p>
          </table:table-cell>
          <table:table-cell office:value-type="float" office:value="-246" calcext:value-type="float">
            <text:p>-246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4282" calcext:value-type="float">
            <text:p>-4282</text:p>
          </table:table-cell>
          <table:table-cell office:value-type="float" office:value="139" calcext:value-type="float">
            <text:p>139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41" calcext:value-type="float">
            <text:p>-4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office:value-type="float" office:value="-171" calcext:value-type="float">
            <text:p>-171</text:p>
          </table:table-cell>
          <table:table-cell office:value-type="float" office:value="18139" calcext:value-type="float">
            <text:p>18139</text:p>
          </table:table-cell>
          <table:table-cell office:value-type="string" calcext:value-type="string">
            <text:p><text:s text:c="4"/>M:</text:p>
          </table:table-cell>
          <table:table-cell office:value-type="float" office:value="-4282" calcext:value-type="float">
            <text:p>-4282</text:p>
          </table:table-cell>
          <table:table-cell office:value-type="float" office:value="139" calcext:value-type="float">
            <text:p>139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39" calcext:value-type="float">
            <text:p>-4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2" calcext:value-type="float">
            <text:p>-52</text:p>
          </table:table-cell>
          <table:table-cell office:value-type="float" office:value="-183" calcext:value-type="float">
            <text:p>-183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<text:s text:c="4"/>M:</text:p>
          </table:table-cell>
          <table:table-cell office:value-type="float" office:value="-4331" calcext:value-type="float">
            <text:p>-4331</text:p>
          </table:table-cell>
          <table:table-cell office:value-type="float" office:value="124" calcext:value-type="float">
            <text:p>124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55" calcext:value-type="float">
            <text:p>-4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office:value-type="float" office:value="-196" calcext:value-type="float">
            <text:p>-196</text:p>
          </table:table-cell>
          <table:table-cell office:value-type="float" office:value="18130" calcext:value-type="float">
            <text:p>18130</text:p>
          </table:table-cell>
          <table:table-cell office:value-type="string" calcext:value-type="string">
            <text:p><text:s text:c="4"/>M:</text:p>
          </table:table-cell>
          <table:table-cell office:value-type="float" office:value="-4079" calcext:value-type="float">
            <text:p>-4079</text:p>
          </table:table-cell>
          <table:table-cell office:value-type="float" office:value="130" calcext:value-type="float">
            <text:p>130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17" calcext:value-type="float">
            <text:p>-4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" calcext:value-type="float">
            <text:p>-92</text:p>
          </table:table-cell>
          <table:table-cell office:value-type="float" office:value="-189" calcext:value-type="float">
            <text:p>-189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4079" calcext:value-type="float">
            <text:p>-4079</text:p>
          </table:table-cell>
          <table:table-cell office:value-type="float" office:value="130" calcext:value-type="float">
            <text:p>130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398" calcext:value-type="float">
            <text:p>-39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office:value-type="float" office:value="-212" calcext:value-type="float">
            <text:p>-212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<text:s text:c="4"/>M:</text:p>
          </table:table-cell>
          <table:table-cell office:value-type="float" office:value="-4081" calcext:value-type="float">
            <text:p>-4081</text:p>
          </table:table-cell>
          <table:table-cell office:value-type="float" office:value="128" calcext:value-type="float">
            <text:p>128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5" calcext:value-type="float">
            <text:p>-4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office:value-type="float" office:value="-215" calcext:value-type="float">
            <text:p>-215</text:p>
          </table:table-cell>
          <table:table-cell office:value-type="float" office:value="18078" calcext:value-type="float">
            <text:p>18078</text:p>
          </table:table-cell>
          <table:table-cell office:value-type="string" calcext:value-type="string">
            <text:p><text:s text:c="4"/>M:</text:p>
          </table:table-cell>
          <table:table-cell office:value-type="float" office:value="-4083" calcext:value-type="float">
            <text:p>-4083</text:p>
          </table:table-cell>
          <table:table-cell office:value-type="float" office:value="130" calcext:value-type="float">
            <text:p>13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4" calcext:value-type="float">
            <text:p>-4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7" calcext:value-type="float">
            <text:p>-87</text:p>
          </table:table-cell>
          <table:table-cell office:value-type="float" office:value="-209" calcext:value-type="float">
            <text:p>-209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<text:s text:c="4"/>M:</text:p>
          </table:table-cell>
          <table:table-cell office:value-type="float" office:value="-4083" calcext:value-type="float">
            <text:p>-4083</text:p>
          </table:table-cell>
          <table:table-cell office:value-type="float" office:value="130" calcext:value-type="float">
            <text:p>13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3" calcext:value-type="float">
            <text:p>-4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office:value-type="float" office:value="-218" calcext:value-type="float">
            <text:p>-218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<text:s text:c="4"/>M:</text:p>
          </table:table-cell>
          <table:table-cell office:value-type="float" office:value="-4078" calcext:value-type="float">
            <text:p>-4078</text:p>
          </table:table-cell>
          <table:table-cell office:value-type="float" office:value="130" calcext:value-type="float">
            <text:p>130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25" calcext:value-type="float">
            <text:p>-4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office:value-type="float" office:value="-227" calcext:value-type="float">
            <text:p>-227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<text:s text:c="4"/>M:</text:p>
          </table:table-cell>
          <table:table-cell office:value-type="float" office:value="-4082" calcext:value-type="float">
            <text:p>-4082</text:p>
          </table:table-cell>
          <table:table-cell office:value-type="float" office:value="131" calcext:value-type="float">
            <text:p>131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32" calcext:value-type="float">
            <text:p>-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office:value-type="float" office:value="-222" calcext:value-type="float">
            <text:p>-222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4082" calcext:value-type="float">
            <text:p>-4082</text:p>
          </table:table-cell>
          <table:table-cell office:value-type="float" office:value="131" calcext:value-type="float">
            <text:p>131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1" calcext:value-type="float">
            <text:p>-4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office:value-type="float" office:value="-217" calcext:value-type="float">
            <text:p>-217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4081" calcext:value-type="float">
            <text:p>-4081</text:p>
          </table:table-cell>
          <table:table-cell office:value-type="float" office:value="134" calcext:value-type="float">
            <text:p>134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3" calcext:value-type="float">
            <text:p>-4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office:value-type="float" office:value="-233" calcext:value-type="float">
            <text:p>-233</text:p>
          </table:table-cell>
          <table:table-cell office:value-type="float" office:value="18034" calcext:value-type="float">
            <text:p>18034</text:p>
          </table:table-cell>
          <table:table-cell office:value-type="string" calcext:value-type="string">
            <text:p><text:s text:c="4"/>M:</text:p>
          </table:table-cell>
          <table:table-cell office:value-type="float" office:value="-4081" calcext:value-type="float">
            <text:p>-4081</text:p>
          </table:table-cell>
          <table:table-cell office:value-type="float" office:value="134" calcext:value-type="float">
            <text:p>134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06" calcext:value-type="float">
            <text:p>-40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office:value-type="float" office:value="-233" calcext:value-type="float">
            <text:p>-233</text:p>
          </table:table-cell>
          <table:table-cell office:value-type="float" office:value="18088" calcext:value-type="float">
            <text:p>18088</text:p>
          </table:table-cell>
          <table:table-cell office:value-type="string" calcext:value-type="string">
            <text:p><text:s text:c="4"/>M:</text:p>
          </table:table-cell>
          <table:table-cell office:value-type="float" office:value="-4082" calcext:value-type="float">
            <text:p>-4082</text:p>
          </table:table-cell>
          <table:table-cell office:value-type="float" office:value="138" calcext:value-type="float">
            <text:p>138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5" calcext:value-type="float">
            <text:p>-4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office:value-type="float" office:value="-213" calcext:value-type="float">
            <text:p>-213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4083" calcext:value-type="float">
            <text:p>-4083</text:p>
          </table:table-cell>
          <table:table-cell office:value-type="float" office:value="124" calcext:value-type="float">
            <text:p>124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07" calcext:value-type="float">
            <text:p>-40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4" calcext:value-type="float">
            <text:p>-24</text:p>
          </table:table-cell>
          <table:table-cell office:value-type="float" office:value="-216" calcext:value-type="float">
            <text:p>-216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4083" calcext:value-type="float">
            <text:p>-4083</text:p>
          </table:table-cell>
          <table:table-cell office:value-type="float" office:value="124" calcext:value-type="float">
            <text:p>124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30" calcext:value-type="float">
            <text:p>-4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office:value-type="float" office:value="-242" calcext:value-type="float">
            <text:p>-242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<text:s text:c="4"/>M:</text:p>
          </table:table-cell>
          <table:table-cell office:value-type="float" office:value="-4078" calcext:value-type="float">
            <text:p>-4078</text:p>
          </table:table-cell>
          <table:table-cell office:value-type="float" office:value="131" calcext:value-type="float">
            <text:p>13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19" calcext:value-type="float">
            <text:p>-4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office:value-type="float" office:value="-208" calcext:value-type="float">
            <text:p>-208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<text:s text:c="4"/>M:</text:p>
          </table:table-cell>
          <table:table-cell office:value-type="float" office:value="-4085" calcext:value-type="float">
            <text:p>-4085</text:p>
          </table:table-cell>
          <table:table-cell office:value-type="float" office:value="133" calcext:value-type="float">
            <text:p>133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09" calcext:value-type="float">
            <text:p>-4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office:value-type="float" office:value="-201" calcext:value-type="float">
            <text:p>-201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4085" calcext:value-type="float">
            <text:p>-4085</text:p>
          </table:table-cell>
          <table:table-cell office:value-type="float" office:value="133" calcext:value-type="float">
            <text:p>133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11" calcext:value-type="float">
            <text:p>-4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office:value-type="float" office:value="-231" calcext:value-type="float">
            <text:p>-231</text:p>
          </table:table-cell>
          <table:table-cell office:value-type="float" office:value="18076" calcext:value-type="float">
            <text:p>18076</text:p>
          </table:table-cell>
          <table:table-cell office:value-type="string" calcext:value-type="string">
            <text:p><text:s text:c="4"/>M:</text:p>
          </table:table-cell>
          <table:table-cell office:value-type="float" office:value="-4087" calcext:value-type="float">
            <text:p>-4087</text:p>
          </table:table-cell>
          <table:table-cell office:value-type="float" office:value="127" calcext:value-type="float">
            <text:p>127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30" calcext:value-type="float">
            <text:p>-4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office:value-type="float" office:value="-215" calcext:value-type="float">
            <text:p>-215</text:p>
          </table:table-cell>
          <table:table-cell office:value-type="float" office:value="18020" calcext:value-type="float">
            <text:p>18020</text:p>
          </table:table-cell>
          <table:table-cell office:value-type="string" calcext:value-type="string">
            <text:p><text:s text:c="4"/>M:</text:p>
          </table:table-cell>
          <table:table-cell office:value-type="float" office:value="-4085" calcext:value-type="float">
            <text:p>-4085</text:p>
          </table:table-cell>
          <table:table-cell office:value-type="float" office:value="131" calcext:value-type="float">
            <text:p>13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5" calcext:value-type="float">
            <text:p>-4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office:value-type="float" office:value="-209" calcext:value-type="float">
            <text:p>-209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<text:s text:c="4"/>M:</text:p>
          </table:table-cell>
          <table:table-cell office:value-type="float" office:value="-4085" calcext:value-type="float">
            <text:p>-4085</text:p>
          </table:table-cell>
          <table:table-cell office:value-type="float" office:value="131" calcext:value-type="float">
            <text:p>13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01" calcext:value-type="float">
            <text:p>-4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office:value-type="float" office:value="-207" calcext:value-type="float">
            <text:p>-207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<text:s text:c="4"/>M:</text:p>
          </table:table-cell>
          <table:table-cell office:value-type="float" office:value="-4085" calcext:value-type="float">
            <text:p>-4085</text:p>
          </table:table-cell>
          <table:table-cell office:value-type="float" office:value="130" calcext:value-type="float">
            <text:p>130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6" calcext:value-type="float">
            <text:p>-4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  <table:table-cell office:value-type="float" office:value="-238" calcext:value-type="float">
            <text:p>-238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4085" calcext:value-type="float">
            <text:p>-4085</text:p>
          </table:table-cell>
          <table:table-cell office:value-type="float" office:value="130" calcext:value-type="float">
            <text:p>130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2" calcext:value-type="float">
            <text:p>-4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office:value-type="float" office:value="-220" calcext:value-type="float">
            <text:p>-220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4083" calcext:value-type="float">
            <text:p>-4083</text:p>
          </table:table-cell>
          <table:table-cell office:value-type="float" office:value="136" calcext:value-type="float">
            <text:p>136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3" calcext:value-type="float">
            <text:p>-4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197" calcext:value-type="float">
            <text:p>-197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4082" calcext:value-type="float">
            <text:p>-4082</text:p>
          </table:table-cell>
          <table:table-cell office:value-type="float" office:value="130" calcext:value-type="float">
            <text:p>130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<text:s text:c="4"/>G:</text:p>
          </table:table-cell>
          <table:table-cell office:value-type="float" office:value="186" calcext:value-type="float">
            <text:p>186</text:p>
          </table:table-cell>
          <table:table-cell office:value-type="float" office:value="-425" calcext:value-type="float">
            <text:p>-4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office:value-type="float" office:value="-195" calcext:value-type="float">
            <text:p>-195</text:p>
          </table:table-cell>
          <table:table-cell office:value-type="float" office:value="18110" calcext:value-type="float">
            <text:p>18110</text:p>
          </table:table-cell>
          <table:table-cell office:value-type="string" calcext:value-type="string">
            <text:p><text:s text:c="4"/>M:</text:p>
          </table:table-cell>
          <table:table-cell office:value-type="float" office:value="-4082" calcext:value-type="float">
            <text:p>-4082</text:p>
          </table:table-cell>
          <table:table-cell office:value-type="float" office:value="130" calcext:value-type="float">
            <text:p>130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5" calcext:value-type="float">
            <text:p>-4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  <table:table-cell office:value-type="float" office:value="-236" calcext:value-type="float">
            <text:p>-236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<text:s text:c="4"/>M:</text:p>
          </table:table-cell>
          <table:table-cell office:value-type="float" office:value="-4088" calcext:value-type="float">
            <text:p>-4088</text:p>
          </table:table-cell>
          <table:table-cell office:value-type="float" office:value="135" calcext:value-type="float">
            <text:p>135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13" calcext:value-type="float">
            <text:p>-4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  <table:table-cell office:value-type="float" office:value="-213" calcext:value-type="float">
            <text:p>-213</text:p>
          </table:table-cell>
          <table:table-cell office:value-type="float" office:value="18018" calcext:value-type="float">
            <text:p>18018</text:p>
          </table:table-cell>
          <table:table-cell office:value-type="string" calcext:value-type="string">
            <text:p><text:s text:c="4"/>M:</text:p>
          </table:table-cell>
          <table:table-cell office:value-type="float" office:value="-4086" calcext:value-type="float">
            <text:p>-4086</text:p>
          </table:table-cell>
          <table:table-cell office:value-type="float" office:value="128" calcext:value-type="float">
            <text:p>128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06" calcext:value-type="float">
            <text:p>-4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office:value-type="float" office:value="-200" calcext:value-type="float">
            <text:p>-200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<text:s text:c="4"/>M:</text:p>
          </table:table-cell>
          <table:table-cell office:value-type="float" office:value="-4086" calcext:value-type="float">
            <text:p>-4086</text:p>
          </table:table-cell>
          <table:table-cell office:value-type="float" office:value="128" calcext:value-type="float">
            <text:p>128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10" calcext:value-type="float">
            <text:p>-4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219" calcext:value-type="float">
            <text:p>-219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<text:s text:c="4"/>M:</text:p>
          </table:table-cell>
          <table:table-cell office:value-type="float" office:value="-4089" calcext:value-type="float">
            <text:p>-4089</text:p>
          </table:table-cell>
          <table:table-cell office:value-type="float" office:value="140" calcext:value-type="float">
            <text:p>140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11" calcext:value-type="float">
            <text:p>-4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office:value-type="float" office:value="-225" calcext:value-type="float">
            <text:p>-225</text:p>
          </table:table-cell>
          <table:table-cell office:value-type="float" office:value="18028" calcext:value-type="float">
            <text:p>18028</text:p>
          </table:table-cell>
          <table:table-cell office:value-type="string" calcext:value-type="string">
            <text:p><text:s text:c="4"/>M:</text:p>
          </table:table-cell>
          <table:table-cell office:value-type="float" office:value="-4086" calcext:value-type="float">
            <text:p>-4086</text:p>
          </table:table-cell>
          <table:table-cell office:value-type="float" office:value="127" calcext:value-type="float">
            <text:p>127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24" calcext:value-type="float">
            <text:p>-4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0" calcext:value-type="float">
            <text:p>-60</text:p>
          </table:table-cell>
          <table:table-cell office:value-type="float" office:value="-189" calcext:value-type="float">
            <text:p>-18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4086" calcext:value-type="float">
            <text:p>-4086</text:p>
          </table:table-cell>
          <table:table-cell office:value-type="float" office:value="127" calcext:value-type="float">
            <text:p>127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06" calcext:value-type="float">
            <text:p>-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" calcext:value-type="float">
            <text:p>-59</text:p>
          </table:table-cell>
          <table:table-cell office:value-type="float" office:value="-230" calcext:value-type="float">
            <text:p>-230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<text:s text:c="4"/>M:</text:p>
          </table:table-cell>
          <table:table-cell office:value-type="float" office:value="-4078" calcext:value-type="float">
            <text:p>-4078</text:p>
          </table:table-cell>
          <table:table-cell office:value-type="float" office:value="133" calcext:value-type="float">
            <text:p>133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4" calcext:value-type="float">
            <text:p>-4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" calcext:value-type="float">
            <text:p>-44</text:p>
          </table:table-cell>
          <table:table-cell office:value-type="float" office:value="-217" calcext:value-type="float">
            <text:p>-21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4078" calcext:value-type="float">
            <text:p>-4078</text:p>
          </table:table-cell>
          <table:table-cell office:value-type="float" office:value="133" calcext:value-type="float">
            <text:p>133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06" calcext:value-type="float">
            <text:p>-40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office:value-type="float" office:value="-238" calcext:value-type="float">
            <text:p>-238</text:p>
          </table:table-cell>
          <table:table-cell office:value-type="float" office:value="18076" calcext:value-type="float">
            <text:p>18076</text:p>
          </table:table-cell>
          <table:table-cell office:value-type="string" calcext:value-type="string">
            <text:p><text:s text:c="4"/>M:</text:p>
          </table:table-cell>
          <table:table-cell office:value-type="float" office:value="-4076" calcext:value-type="float">
            <text:p>-4076</text:p>
          </table:table-cell>
          <table:table-cell office:value-type="float" office:value="136" calcext:value-type="float">
            <text:p>136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0" calcext:value-type="float">
            <text:p>-4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office:value-type="float" office:value="-204" calcext:value-type="float">
            <text:p>-204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<text:s text:c="4"/>M:</text:p>
          </table:table-cell>
          <table:table-cell office:value-type="float" office:value="-4077" calcext:value-type="float">
            <text:p>-4077</text:p>
          </table:table-cell>
          <table:table-cell office:value-type="float" office:value="138" calcext:value-type="float">
            <text:p>138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22" calcext:value-type="float">
            <text:p>-4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  <table:table-cell office:value-type="float" office:value="-215" calcext:value-type="float">
            <text:p>-215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4077" calcext:value-type="float">
            <text:p>-4077</text:p>
          </table:table-cell>
          <table:table-cell office:value-type="float" office:value="138" calcext:value-type="float">
            <text:p>138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16" calcext:value-type="float">
            <text:p>-4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226" calcext:value-type="float">
            <text:p>-226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<text:s text:c="4"/>M:</text:p>
          </table:table-cell>
          <table:table-cell office:value-type="float" office:value="-4084" calcext:value-type="float">
            <text:p>-4084</text:p>
          </table:table-cell>
          <table:table-cell office:value-type="float" office:value="133" calcext:value-type="float">
            <text:p>133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0" calcext:value-type="float">
            <text:p>-4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office:value-type="float" office:value="-212" calcext:value-type="float">
            <text:p>-212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<text:s text:c="4"/>M:</text:p>
          </table:table-cell>
          <table:table-cell office:value-type="float" office:value="-4089" calcext:value-type="float">
            <text:p>-4089</text:p>
          </table:table-cell>
          <table:table-cell office:value-type="float" office:value="137" calcext:value-type="float">
            <text:p>137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0" calcext:value-type="float">
            <text:p>-4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office:value-type="float" office:value="-179" calcext:value-type="float">
            <text:p>-179</text:p>
          </table:table-cell>
          <table:table-cell office:value-type="float" office:value="18166" calcext:value-type="float">
            <text:p>18166</text:p>
          </table:table-cell>
          <table:table-cell office:value-type="string" calcext:value-type="string">
            <text:p><text:s text:c="4"/>M:</text:p>
          </table:table-cell>
          <table:table-cell office:value-type="float" office:value="-4089" calcext:value-type="float">
            <text:p>-4089</text:p>
          </table:table-cell>
          <table:table-cell office:value-type="float" office:value="137" calcext:value-type="float">
            <text:p>137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08" calcext:value-type="float">
            <text:p>-4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office:value-type="float" office:value="-259" calcext:value-type="float">
            <text:p>-259</text:p>
          </table:table-cell>
          <table:table-cell office:value-type="float" office:value="18138" calcext:value-type="float">
            <text:p>18138</text:p>
          </table:table-cell>
          <table:table-cell office:value-type="string" calcext:value-type="string">
            <text:p><text:s text:c="4"/>M:</text:p>
          </table:table-cell>
          <table:table-cell office:value-type="float" office:value="-4091" calcext:value-type="float">
            <text:p>-4091</text:p>
          </table:table-cell>
          <table:table-cell office:value-type="float" office:value="138" calcext:value-type="float">
            <text:p>138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399" calcext:value-type="float">
            <text:p>-3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office:value-type="float" office:value="-165" calcext:value-type="float">
            <text:p>-165</text:p>
          </table:table-cell>
          <table:table-cell office:value-type="float" office:value="17958" calcext:value-type="float">
            <text:p>17958</text:p>
          </table:table-cell>
          <table:table-cell office:value-type="string" calcext:value-type="string">
            <text:p><text:s text:c="4"/>M:</text:p>
          </table:table-cell>
          <table:table-cell office:value-type="float" office:value="-4088" calcext:value-type="float">
            <text:p>-4088</text:p>
          </table:table-cell>
          <table:table-cell office:value-type="float" office:value="135" calcext:value-type="float">
            <text:p>135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16" calcext:value-type="float">
            <text:p>-4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office:value-type="float" office:value="-234" calcext:value-type="float">
            <text:p>-234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<text:s text:c="4"/>M:</text:p>
          </table:table-cell>
          <table:table-cell office:value-type="float" office:value="-4088" calcext:value-type="float">
            <text:p>-4088</text:p>
          </table:table-cell>
          <table:table-cell office:value-type="float" office:value="135" calcext:value-type="float">
            <text:p>135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16" calcext:value-type="float">
            <text:p>-4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195" calcext:value-type="float">
            <text:p>-195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<text:s text:c="4"/>M:</text:p>
          </table:table-cell>
          <table:table-cell office:value-type="float" office:value="-4074" calcext:value-type="float">
            <text:p>-4074</text:p>
          </table:table-cell>
          <table:table-cell office:value-type="float" office:value="134" calcext:value-type="float">
            <text:p>134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5" calcext:value-type="float">
            <text:p>-4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office:value-type="float" office:value="-254" calcext:value-type="float">
            <text:p>-254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<text:s text:c="4"/>M:</text:p>
          </table:table-cell>
          <table:table-cell office:value-type="float" office:value="-4090" calcext:value-type="float">
            <text:p>-4090</text:p>
          </table:table-cell>
          <table:table-cell office:value-type="float" office:value="131" calcext:value-type="float">
            <text:p>131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5" calcext:value-type="float">
            <text:p>-41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office:value-type="float" office:value="-179" calcext:value-type="float">
            <text:p>-179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<text:s text:c="4"/>M:</text:p>
          </table:table-cell>
          <table:table-cell office:value-type="float" office:value="-4090" calcext:value-type="float">
            <text:p>-4090</text:p>
          </table:table-cell>
          <table:table-cell office:value-type="float" office:value="131" calcext:value-type="float">
            <text:p>131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392" calcext:value-type="float">
            <text:p>-3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office:value-type="float" office:value="-178" calcext:value-type="float">
            <text:p>-178</text:p>
          </table:table-cell>
          <table:table-cell office:value-type="float" office:value="18080" calcext:value-type="float">
            <text:p>18080</text:p>
          </table:table-cell>
          <table:table-cell office:value-type="string" calcext:value-type="string">
            <text:p><text:s text:c="4"/>M:</text:p>
          </table:table-cell>
          <table:table-cell office:value-type="float" office:value="-4081" calcext:value-type="float">
            <text:p>-4081</text:p>
          </table:table-cell>
          <table:table-cell office:value-type="float" office:value="136" calcext:value-type="float">
            <text:p>136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6" calcext:value-type="float">
            <text:p>-4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1" calcext:value-type="float">
            <text:p>-111</text:p>
          </table:table-cell>
          <table:table-cell office:value-type="float" office:value="-242" calcext:value-type="float">
            <text:p>-242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<text:s text:c="4"/>M:</text:p>
          </table:table-cell>
          <table:table-cell office:value-type="float" office:value="-4081" calcext:value-type="float">
            <text:p>-4081</text:p>
          </table:table-cell>
          <table:table-cell office:value-type="float" office:value="136" calcext:value-type="float">
            <text:p>136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27" calcext:value-type="float">
            <text:p>-42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office:value-type="float" office:value="-225" calcext:value-type="float">
            <text:p>-225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<text:s text:c="4"/>M:</text:p>
          </table:table-cell>
          <table:table-cell office:value-type="float" office:value="-4084" calcext:value-type="float">
            <text:p>-4084</text:p>
          </table:table-cell>
          <table:table-cell office:value-type="float" office:value="131" calcext:value-type="float">
            <text:p>131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00" calcext:value-type="float">
            <text:p>-4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D1:.D93])" office:value-type="float" office:value="16719" calcext:value-type="float">
            <text:p>16.7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D1:.D93])" office:value-type="float" office:value="18178" calcext:value-type="float">
            <text:p>18.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tte</text:p>
          </table:table-cell>
          <table:table-cell table:style-name="ce1" table:formula="of:=AVERAGE([.D1:.D93])" office:value-type="float" office:value="18048.0430107527" calcext:value-type="float">
            <text:p>18.0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table:style-name="ce1" table:formula="of:=[.D96]-[.D94]" office:value-type="float" office:value="1329.04301075269" calcext:value-type="float">
            <text:p>1.329</text:p>
          </table:table-cell>
          <table:table-cell table:number-columns-repeated="8"/>
        </table:table-row>
      </table:table>
      <table:table table:name="Tabelle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office:value-type="float" office:value="-252" calcext:value-type="float">
            <text:p>-252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4508" calcext:value-type="float">
            <text:p>-4508</text:p>
          </table:table-cell>
          <table:table-cell office:value-type="float" office:value="732" calcext:value-type="float">
            <text:p>732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17" calcext:value-type="float">
            <text:p>-4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office:value-type="float" office:value="-230" calcext:value-type="float">
            <text:p>-230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<text:s text:c="4"/>M:</text:p>
          </table:table-cell>
          <table:table-cell office:value-type="float" office:value="-4510" calcext:value-type="float">
            <text:p>-4510</text:p>
          </table:table-cell>
          <table:table-cell office:value-type="float" office:value="731" calcext:value-type="float">
            <text:p>731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3" calcext:value-type="float">
            <text:p>-42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office:value-type="float" office:value="-225" calcext:value-type="float">
            <text:p>-225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4505" calcext:value-type="float">
            <text:p>-4505</text:p>
          </table:table-cell>
          <table:table-cell office:value-type="float" office:value="729" calcext:value-type="float">
            <text:p>729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4" calcext:value-type="float">
            <text:p>-4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office:value-type="float" office:value="-232" calcext:value-type="float">
            <text:p>-232</text:p>
          </table:table-cell>
          <table:table-cell office:value-type="float" office:value="18042" calcext:value-type="float">
            <text:p>18042</text:p>
          </table:table-cell>
          <table:table-cell office:value-type="string" calcext:value-type="string">
            <text:p><text:s text:c="4"/>M:</text:p>
          </table:table-cell>
          <table:table-cell office:value-type="float" office:value="-4505" calcext:value-type="float">
            <text:p>-4505</text:p>
          </table:table-cell>
          <table:table-cell office:value-type="float" office:value="729" calcext:value-type="float">
            <text:p>729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32" calcext:value-type="float">
            <text:p>-4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office:value-type="float" office:value="-181" calcext:value-type="float">
            <text:p>-181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<text:s text:c="4"/>M:</text:p>
          </table:table-cell>
          <table:table-cell office:value-type="float" office:value="-4507" calcext:value-type="float">
            <text:p>-4507</text:p>
          </table:table-cell>
          <table:table-cell office:value-type="float" office:value="731" calcext:value-type="float">
            <text:p>731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21" calcext:value-type="float">
            <text:p>-4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office:value-type="float" office:value="-206" calcext:value-type="float">
            <text:p>-206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4501" calcext:value-type="float">
            <text:p>-4501</text:p>
          </table:table-cell>
          <table:table-cell office:value-type="float" office:value="730" calcext:value-type="float">
            <text:p>730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21" calcext:value-type="float">
            <text:p>-4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office:value-type="float" office:value="-197" calcext:value-type="float">
            <text:p>-197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4501" calcext:value-type="float">
            <text:p>-4501</text:p>
          </table:table-cell>
          <table:table-cell office:value-type="float" office:value="730" calcext:value-type="float">
            <text:p>730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41" calcext:value-type="float">
            <text:p>-44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0" calcext:value-type="float">
            <text:p>150</text:p>
          </table:table-cell>
          <table:table-cell office:value-type="float" office:value="-263" calcext:value-type="float">
            <text:p>-263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<text:s text:c="4"/>M:</text:p>
          </table:table-cell>
          <table:table-cell office:value-type="float" office:value="-4507" calcext:value-type="float">
            <text:p>-4507</text:p>
          </table:table-cell>
          <table:table-cell office:value-type="float" office:value="728" calcext:value-type="float">
            <text:p>728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399" calcext:value-type="float">
            <text:p>-3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office:value-type="float" office:value="-178" calcext:value-type="float">
            <text:p>-178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4501" calcext:value-type="float">
            <text:p>-4501</text:p>
          </table:table-cell>
          <table:table-cell office:value-type="float" office:value="726" calcext:value-type="float">
            <text:p>726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7" calcext:value-type="float">
            <text:p>-4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office:value-type="float" office:value="-194" calcext:value-type="float">
            <text:p>-194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<text:s text:c="4"/>M:</text:p>
          </table:table-cell>
          <table:table-cell office:value-type="float" office:value="-4501" calcext:value-type="float">
            <text:p>-4501</text:p>
          </table:table-cell>
          <table:table-cell office:value-type="float" office:value="726" calcext:value-type="float">
            <text:p>726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9" calcext:value-type="float">
            <text:p>-4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office:value-type="float" office:value="-225" calcext:value-type="float">
            <text:p>-225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<text:s text:c="4"/>M:</text:p>
          </table:table-cell>
          <table:table-cell office:value-type="float" office:value="-4507" calcext:value-type="float">
            <text:p>-4507</text:p>
          </table:table-cell>
          <table:table-cell office:value-type="float" office:value="726" calcext:value-type="float">
            <text:p>726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07" calcext:value-type="float">
            <text:p>-4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office:value-type="float" office:value="-218" calcext:value-type="float">
            <text:p>-218</text:p>
          </table:table-cell>
          <table:table-cell office:value-type="float" office:value="18076" calcext:value-type="float">
            <text:p>18076</text:p>
          </table:table-cell>
          <table:table-cell office:value-type="string" calcext:value-type="string">
            <text:p><text:s text:c="4"/>M:</text:p>
          </table:table-cell>
          <table:table-cell office:value-type="float" office:value="-4507" calcext:value-type="float">
            <text:p>-4507</text:p>
          </table:table-cell>
          <table:table-cell office:value-type="float" office:value="726" calcext:value-type="float">
            <text:p>726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<text:s text:c="4"/>G:</text:p>
          </table:table-cell>
          <table:table-cell office:value-type="float" office:value="188" calcext:value-type="float">
            <text:p>188</text:p>
          </table:table-cell>
          <table:table-cell office:value-type="float" office:value="-419" calcext:value-type="float">
            <text:p>-4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office:value-type="float" office:value="-220" calcext:value-type="float">
            <text:p>-220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<text:s text:c="4"/>M:</text:p>
          </table:table-cell>
          <table:table-cell office:value-type="float" office:value="-4504" calcext:value-type="float">
            <text:p>-4504</text:p>
          </table:table-cell>
          <table:table-cell office:value-type="float" office:value="732" calcext:value-type="float">
            <text:p>732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08" calcext:value-type="float">
            <text:p>-4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office:value-type="float" office:value="-184" calcext:value-type="float">
            <text:p>-184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4503" calcext:value-type="float">
            <text:p>-4503</text:p>
          </table:table-cell>
          <table:table-cell office:value-type="float" office:value="730" calcext:value-type="float">
            <text:p>730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<text:s text:c="4"/>G:</text:p>
          </table:table-cell>
          <table:table-cell office:value-type="float" office:value="156" calcext:value-type="float">
            <text:p>156</text:p>
          </table:table-cell>
          <table:table-cell office:value-type="float" office:value="-423" calcext:value-type="float">
            <text:p>-4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205" calcext:value-type="float">
            <text:p>-205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<text:s text:c="4"/>M:</text:p>
          </table:table-cell>
          <table:table-cell office:value-type="float" office:value="-4503" calcext:value-type="float">
            <text:p>-4503</text:p>
          </table:table-cell>
          <table:table-cell office:value-type="float" office:value="730" calcext:value-type="float">
            <text:p>730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0" calcext:value-type="float">
            <text:p>-4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office:value-type="float" office:value="-194" calcext:value-type="float">
            <text:p>-194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4507" calcext:value-type="float">
            <text:p>-4507</text:p>
          </table:table-cell>
          <table:table-cell office:value-type="float" office:value="730" calcext:value-type="float">
            <text:p>730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4" calcext:value-type="float">
            <text:p>-4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2" calcext:value-type="float">
            <text:p>-32</text:p>
          </table:table-cell>
          <table:table-cell office:value-type="float" office:value="-209" calcext:value-type="float">
            <text:p>-209</text:p>
          </table:table-cell>
          <table:table-cell office:value-type="float" office:value="18080" calcext:value-type="float">
            <text:p>18080</text:p>
          </table:table-cell>
          <table:table-cell office:value-type="string" calcext:value-type="string">
            <text:p><text:s text:c="4"/>M:</text:p>
          </table:table-cell>
          <table:table-cell office:value-type="float" office:value="-4511" calcext:value-type="float">
            <text:p>-4511</text:p>
          </table:table-cell>
          <table:table-cell office:value-type="float" office:value="730" calcext:value-type="float">
            <text:p>730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5" calcext:value-type="float">
            <text:p>-4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office:value-type="float" office:value="-197" calcext:value-type="float">
            <text:p>-197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<text:s text:c="4"/>M:</text:p>
          </table:table-cell>
          <table:table-cell office:value-type="float" office:value="-4511" calcext:value-type="float">
            <text:p>-4511</text:p>
          </table:table-cell>
          <table:table-cell office:value-type="float" office:value="730" calcext:value-type="float">
            <text:p>730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2" calcext:value-type="float">
            <text:p>-4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office:value-type="float" office:value="-211" calcext:value-type="float">
            <text:p>-211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<text:s text:c="4"/>M:</text:p>
          </table:table-cell>
          <table:table-cell office:value-type="float" office:value="-4505" calcext:value-type="float">
            <text:p>-4505</text:p>
          </table:table-cell>
          <table:table-cell office:value-type="float" office:value="737" calcext:value-type="float">
            <text:p>737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50" calcext:value-type="float">
            <text:p>-45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193" calcext:value-type="float">
            <text:p>-193</text:p>
          </table:table-cell>
          <table:table-cell office:value-type="float" office:value="18060" calcext:value-type="float">
            <text:p>18060</text:p>
          </table:table-cell>
          <table:table-cell office:value-type="string" calcext:value-type="string">
            <text:p><text:s text:c="4"/>M:</text:p>
          </table:table-cell>
          <table:table-cell office:value-type="float" office:value="-4512" calcext:value-type="float">
            <text:p>-4512</text:p>
          </table:table-cell>
          <table:table-cell office:value-type="float" office:value="719" calcext:value-type="float">
            <text:p>719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2" calcext:value-type="float">
            <text:p>-4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  <table:table-cell office:value-type="float" office:value="-194" calcext:value-type="float">
            <text:p>-194</text:p>
          </table:table-cell>
          <table:table-cell office:value-type="float" office:value="18078" calcext:value-type="float">
            <text:p>18078</text:p>
          </table:table-cell>
          <table:table-cell office:value-type="string" calcext:value-type="string">
            <text:p><text:s text:c="4"/>M:</text:p>
          </table:table-cell>
          <table:table-cell office:value-type="float" office:value="-4512" calcext:value-type="float">
            <text:p>-4512</text:p>
          </table:table-cell>
          <table:table-cell office:value-type="float" office:value="719" calcext:value-type="float">
            <text:p>719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<text:s text:c="4"/>G:</text:p>
          </table:table-cell>
          <table:table-cell office:value-type="float" office:value="140" calcext:value-type="float">
            <text:p>140</text:p>
          </table:table-cell>
          <table:table-cell office:value-type="float" office:value="-358" calcext:value-type="float">
            <text:p>-3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7" calcext:value-type="float">
            <text:p>-377</text:p>
          </table:table-cell>
          <table:table-cell office:value-type="float" office:value="-276" calcext:value-type="float">
            <text:p>-276</text:p>
          </table:table-cell>
          <table:table-cell office:value-type="float" office:value="17987" calcext:value-type="float">
            <text:p>17987</text:p>
          </table:table-cell>
          <table:table-cell office:value-type="string" calcext:value-type="string">
            <text:p><text:s text:c="4"/>M:</text:p>
          </table:table-cell>
          <table:table-cell office:value-type="float" office:value="-4503" calcext:value-type="float">
            <text:p>-4503</text:p>
          </table:table-cell>
          <table:table-cell office:value-type="float" office:value="717" calcext:value-type="float">
            <text:p>71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69" calcext:value-type="float">
            <text:p>-469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9" calcext:value-type="float">
            <text:p>139</text:p>
          </table:table-cell>
          <table:table-cell office:value-type="float" office:value="-211" calcext:value-type="float">
            <text:p>-211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4503" calcext:value-type="float">
            <text:p>-4503</text:p>
          </table:table-cell>
          <table:table-cell office:value-type="float" office:value="717" calcext:value-type="float">
            <text:p>71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372" calcext:value-type="float">
            <text:p>-37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0" calcext:value-type="float">
            <text:p>780</text:p>
          </table:table-cell>
          <table:table-cell office:value-type="float" office:value="-64" calcext:value-type="float">
            <text:p>-64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<text:s text:c="4"/>M:</text:p>
          </table:table-cell>
          <table:table-cell office:value-type="float" office:value="-5051" calcext:value-type="float">
            <text:p>-5051</text:p>
          </table:table-cell>
          <table:table-cell office:value-type="float" office:value="221" calcext:value-type="float">
            <text:p>2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<text:s text:c="4"/>G:</text:p>
          </table:table-cell>
          <table:table-cell office:value-type="float" office:value="101" calcext:value-type="float">
            <text:p>101</text:p>
          </table:table-cell>
          <table:table-cell office:value-type="float" office:value="-418" calcext:value-type="float">
            <text:p>-41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67" calcext:value-type="float">
            <text:p>1067</text:p>
          </table:table-cell>
          <table:table-cell office:value-type="float" office:value="-70" calcext:value-type="float">
            <text:p>-70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<text:s text:c="4"/>M:</text:p>
          </table:table-cell>
          <table:table-cell office:value-type="float" office:value="-5046" calcext:value-type="float">
            <text:p>-5046</text:p>
          </table:table-cell>
          <table:table-cell office:value-type="float" office:value="221" calcext:value-type="float">
            <text:p>221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<text:s text:c="4"/>G:</text:p>
          </table:table-cell>
          <table:table-cell office:value-type="float" office:value="46" calcext:value-type="float">
            <text:p>46</text:p>
          </table:table-cell>
          <table:table-cell office:value-type="float" office:value="-452" calcext:value-type="float">
            <text:p>-45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8" calcext:value-type="float">
            <text:p>438</text:p>
          </table:table-cell>
          <table:table-cell office:value-type="float" office:value="-343" calcext:value-type="float">
            <text:p>-343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5046" calcext:value-type="float">
            <text:p>-5046</text:p>
          </table:table-cell>
          <table:table-cell office:value-type="float" office:value="221" calcext:value-type="float">
            <text:p>221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454" calcext:value-type="float">
            <text:p>-45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3" calcext:value-type="float">
            <text:p>343</text:p>
          </table:table-cell>
          <table:table-cell office:value-type="float" office:value="-313" calcext:value-type="float">
            <text:p>-313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<text:s text:c="4"/>M:</text:p>
          </table:table-cell>
          <table:table-cell office:value-type="float" office:value="-4919" calcext:value-type="float">
            <text:p>-4919</text:p>
          </table:table-cell>
          <table:table-cell office:value-type="float" office:value="237" calcext:value-type="float">
            <text:p>237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39" calcext:value-type="float">
            <text:p>-43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3" calcext:value-type="float">
            <text:p>543</text:p>
          </table:table-cell>
          <table:table-cell office:value-type="float" office:value="-121" calcext:value-type="float">
            <text:p>-121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<text:s text:c="4"/>M:</text:p>
          </table:table-cell>
          <table:table-cell office:value-type="float" office:value="-4820" calcext:value-type="float">
            <text:p>-4820</text:p>
          </table:table-cell>
          <table:table-cell office:value-type="float" office:value="256" calcext:value-type="float">
            <text:p>256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<text:s text:c="4"/>G:</text:p>
          </table:table-cell>
          <table:table-cell office:value-type="float" office:value="145" calcext:value-type="float">
            <text:p>145</text:p>
          </table:table-cell>
          <table:table-cell office:value-type="float" office:value="-450" calcext:value-type="float">
            <text:p>-45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4" calcext:value-type="float">
            <text:p>504</text:p>
          </table:table-cell>
          <table:table-cell office:value-type="float" office:value="-343" calcext:value-type="float">
            <text:p>-343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<text:s text:c="4"/>M:</text:p>
          </table:table-cell>
          <table:table-cell office:value-type="float" office:value="-4820" calcext:value-type="float">
            <text:p>-4820</text:p>
          </table:table-cell>
          <table:table-cell office:value-type="float" office:value="256" calcext:value-type="float">
            <text:p>256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<text:s text:c="4"/>G:</text:p>
          </table:table-cell>
          <table:table-cell office:value-type="float" office:value="81" calcext:value-type="float">
            <text:p>81</text:p>
          </table:table-cell>
          <table:table-cell office:value-type="float" office:value="-377" calcext:value-type="float">
            <text:p>-377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1" calcext:value-type="float">
            <text:p>721</text:p>
          </table:table-cell>
          <table:table-cell office:value-type="float" office:value="244" calcext:value-type="float">
            <text:p>244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<text:s text:c="4"/>M:</text:p>
          </table:table-cell>
          <table:table-cell office:value-type="float" office:value="-4633" calcext:value-type="float">
            <text:p>-4633</text:p>
          </table:table-cell>
          <table:table-cell office:value-type="float" office:value="268" calcext:value-type="float">
            <text:p>268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<text:s text:c="4"/>G:</text:p>
          </table:table-cell>
          <table:table-cell office:value-type="float" office:value="142" calcext:value-type="float">
            <text:p>142</text:p>
          </table:table-cell>
          <table:table-cell office:value-type="float" office:value="-378" calcext:value-type="float">
            <text:p>-37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01" calcext:value-type="float">
            <text:p>-401</text:p>
          </table:table-cell>
          <table:table-cell office:value-type="float" office:value="1069" calcext:value-type="float">
            <text:p>1069</text:p>
          </table:table-cell>
          <table:table-cell office:value-type="float" office:value="17823" calcext:value-type="float">
            <text:p>17823</text:p>
          </table:table-cell>
          <table:table-cell office:value-type="string" calcext:value-type="string">
            <text:p><text:s text:c="4"/>M:</text:p>
          </table:table-cell>
          <table:table-cell office:value-type="float" office:value="-4139" calcext:value-type="float">
            <text:p>-4139</text:p>
          </table:table-cell>
          <table:table-cell office:value-type="float" office:value="300" calcext:value-type="float">
            <text:p>300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<text:s text:c="4"/>G:</text:p>
          </table:table-cell>
          <table:table-cell office:value-type="float" office:value="383" calcext:value-type="float">
            <text:p>383</text:p>
          </table:table-cell>
          <table:table-cell office:value-type="float" office:value="-622" calcext:value-type="float">
            <text:p>-622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73" calcext:value-type="float">
            <text:p>-4473</text:p>
          </table:table-cell>
          <table:table-cell office:value-type="float" office:value="-1350" calcext:value-type="float">
            <text:p>-1350</text:p>
          </table:table-cell>
          <table:table-cell office:value-type="float" office:value="18959" calcext:value-type="float">
            <text:p>18959</text:p>
          </table:table-cell>
          <table:table-cell office:value-type="string" calcext:value-type="string">
            <text:p><text:s text:c="4"/>M:</text:p>
          </table:table-cell>
          <table:table-cell office:value-type="float" office:value="-4139" calcext:value-type="float">
            <text:p>-4139</text:p>
          </table:table-cell>
          <table:table-cell office:value-type="float" office:value="300" calcext:value-type="float">
            <text:p>300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<text:s text:c="4"/>G:</text:p>
          </table:table-cell>
          <table:table-cell office:value-type="float" office:value="259" calcext:value-type="float">
            <text:p>259</text:p>
          </table:table-cell>
          <table:table-cell office:value-type="float" office:value="223" calcext:value-type="float">
            <text:p>223</text:p>
          </table:table-cell>
          <table:table-cell office:value-type="float" office:value="-289" calcext:value-type="float">
            <text:p>-2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office:value-type="float" office:value="-275" calcext:value-type="float">
            <text:p>-275</text:p>
          </table:table-cell>
          <table:table-cell office:value-type="float" office:value="18247" calcext:value-type="float">
            <text:p>18247</text:p>
          </table:table-cell>
          <table:table-cell office:value-type="string" calcext:value-type="string">
            <text:p><text:s text:c="4"/>M:</text:p>
          </table:table-cell>
          <table:table-cell office:value-type="float" office:value="-3298" calcext:value-type="float">
            <text:p>-3298</text:p>
          </table:table-cell>
          <table:table-cell office:value-type="float" office:value="514" calcext:value-type="float">
            <text:p>514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54" calcext:value-type="float">
            <text:p>-45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3" calcext:value-type="float">
            <text:p>133</text:p>
          </table:table-cell>
          <table:table-cell office:value-type="float" office:value="-184" calcext:value-type="float">
            <text:p>-184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3292" calcext:value-type="float">
            <text:p>-3292</text:p>
          </table:table-cell>
          <table:table-cell office:value-type="float" office:value="510" calcext:value-type="float">
            <text:p>510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32" calcext:value-type="float">
            <text:p>-4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" calcext:value-type="float">
            <text:p>-75</text:p>
          </table:table-cell>
          <table:table-cell office:value-type="float" office:value="-239" calcext:value-type="float">
            <text:p>-239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<text:s text:c="4"/>M:</text:p>
          </table:table-cell>
          <table:table-cell office:value-type="float" office:value="-3292" calcext:value-type="float">
            <text:p>-3292</text:p>
          </table:table-cell>
          <table:table-cell office:value-type="float" office:value="510" calcext:value-type="float">
            <text:p>510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<text:s text:c="4"/>G:</text:p>
          </table:table-cell>
          <table:table-cell office:value-type="float" office:value="189" calcext:value-type="float">
            <text:p>189</text:p>
          </table:table-cell>
          <table:table-cell office:value-type="float" office:value="-419" calcext:value-type="float">
            <text:p>-4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office:value-type="float" office:value="-171" calcext:value-type="float">
            <text:p>-171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<text:s text:c="4"/>M:</text:p>
          </table:table-cell>
          <table:table-cell office:value-type="float" office:value="-3306" calcext:value-type="float">
            <text:p>-3306</text:p>
          </table:table-cell>
          <table:table-cell office:value-type="float" office:value="473" calcext:value-type="float">
            <text:p>473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58" calcext:value-type="float">
            <text:p>-45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" calcext:value-type="float">
            <text:p>-38</text:p>
          </table:table-cell>
          <table:table-cell office:value-type="float" office:value="-197" calcext:value-type="float">
            <text:p>-197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3306" calcext:value-type="float">
            <text:p>-3306</text:p>
          </table:table-cell>
          <table:table-cell office:value-type="float" office:value="473" calcext:value-type="float">
            <text:p>473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<text:s text:c="4"/>G:</text:p>
          </table:table-cell>
          <table:table-cell office:value-type="float" office:value="153" calcext:value-type="float">
            <text:p>153</text:p>
          </table:table-cell>
          <table:table-cell office:value-type="float" office:value="-430" calcext:value-type="float">
            <text:p>-43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5" calcext:value-type="float">
            <text:p>-105</text:p>
          </table:table-cell>
          <table:table-cell office:value-type="float" office:value="-240" calcext:value-type="float">
            <text:p>-240</text:p>
          </table:table-cell>
          <table:table-cell office:value-type="float" office:value="18072" calcext:value-type="float">
            <text:p>18072</text:p>
          </table:table-cell>
          <table:table-cell office:value-type="string" calcext:value-type="string">
            <text:p><text:s text:c="4"/>M:</text:p>
          </table:table-cell>
          <table:table-cell office:value-type="float" office:value="-3316" calcext:value-type="float">
            <text:p>-3316</text:p>
          </table:table-cell>
          <table:table-cell office:value-type="float" office:value="444" calcext:value-type="float">
            <text:p>444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27" calcext:value-type="float">
            <text:p>-4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  <table:table-cell office:value-type="float" office:value="-232" calcext:value-type="float">
            <text:p>-232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<text:s text:c="4"/>M:</text:p>
          </table:table-cell>
          <table:table-cell office:value-type="float" office:value="-3250" calcext:value-type="float">
            <text:p>-3250</text:p>
          </table:table-cell>
          <table:table-cell office:value-type="float" office:value="523" calcext:value-type="float">
            <text:p>523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55" calcext:value-type="float">
            <text:p>155</text:p>
          </table:table-cell>
          <table:table-cell office:value-type="float" office:value="-435" calcext:value-type="float">
            <text:p>-4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office:value-type="float" office:value="-191" calcext:value-type="float">
            <text:p>-191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3250" calcext:value-type="float">
            <text:p>-3250</text:p>
          </table:table-cell>
          <table:table-cell office:value-type="float" office:value="523" calcext:value-type="float">
            <text:p>523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4" calcext:value-type="float">
            <text:p>-4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office:value-type="float" office:value="-230" calcext:value-type="float">
            <text:p>-230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<text:s text:c="4"/>M:</text:p>
          </table:table-cell>
          <table:table-cell office:value-type="float" office:value="-3254" calcext:value-type="float">
            <text:p>-3254</text:p>
          </table:table-cell>
          <table:table-cell office:value-type="float" office:value="531" calcext:value-type="float">
            <text:p>531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6" calcext:value-type="float">
            <text:p>-4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37" calcext:value-type="float">
            <text:p>-237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3253" calcext:value-type="float">
            <text:p>-3253</text:p>
          </table:table-cell>
          <table:table-cell office:value-type="float" office:value="532" calcext:value-type="float">
            <text:p>532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18" calcext:value-type="float">
            <text:p>-4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4" calcext:value-type="float">
            <text:p>-64</text:p>
          </table:table-cell>
          <table:table-cell office:value-type="float" office:value="-231" calcext:value-type="float">
            <text:p>-231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3253" calcext:value-type="float">
            <text:p>-3253</text:p>
          </table:table-cell>
          <table:table-cell office:value-type="float" office:value="532" calcext:value-type="float">
            <text:p>532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09" calcext:value-type="float">
            <text:p>-4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3246" calcext:value-type="float">
            <text:p>-3246</text:p>
          </table:table-cell>
          <table:table-cell office:value-type="float" office:value="523" calcext:value-type="float">
            <text:p>523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8" calcext:value-type="float">
            <text:p>-4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office:value-type="float" office:value="-243" calcext:value-type="float">
            <text:p>-243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3247" calcext:value-type="float">
            <text:p>-3247</text:p>
          </table:table-cell>
          <table:table-cell office:value-type="float" office:value="519" calcext:value-type="float">
            <text:p>519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2" calcext:value-type="float">
            <text:p>-4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office:value-type="float" office:value="-231" calcext:value-type="float">
            <text:p>-231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<text:s text:c="4"/>M:</text:p>
          </table:table-cell>
          <table:table-cell office:value-type="float" office:value="-3247" calcext:value-type="float">
            <text:p>-3247</text:p>
          </table:table-cell>
          <table:table-cell office:value-type="float" office:value="519" calcext:value-type="float">
            <text:p>519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57" calcext:value-type="float">
            <text:p>157</text:p>
          </table:table-cell>
          <table:table-cell office:value-type="float" office:value="-400" calcext:value-type="float">
            <text:p>-4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office:value-type="float" office:value="-237" calcext:value-type="float">
            <text:p>-237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3248" calcext:value-type="float">
            <text:p>-3248</text:p>
          </table:table-cell>
          <table:table-cell office:value-type="float" office:value="528" calcext:value-type="float">
            <text:p>528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22" calcext:value-type="float">
            <text:p>-4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227" calcext:value-type="float">
            <text:p>-227</text:p>
          </table:table-cell>
          <table:table-cell office:value-type="float" office:value="18052" calcext:value-type="float">
            <text:p>18052</text:p>
          </table:table-cell>
          <table:table-cell office:value-type="string" calcext:value-type="string">
            <text:p><text:s text:c="4"/>M:</text:p>
          </table:table-cell>
          <table:table-cell office:value-type="float" office:value="-3248" calcext:value-type="float">
            <text:p>-3248</text:p>
          </table:table-cell>
          <table:table-cell office:value-type="float" office:value="528" calcext:value-type="float">
            <text:p>528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<text:s text:c="4"/>G:</text:p>
          </table:table-cell>
          <table:table-cell office:value-type="float" office:value="183" calcext:value-type="float">
            <text:p>183</text:p>
          </table:table-cell>
          <table:table-cell office:value-type="float" office:value="-419" calcext:value-type="float">
            <text:p>-4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" calcext:value-type="float">
            <text:p>-49</text:p>
          </table:table-cell>
          <table:table-cell office:value-type="float" office:value="-233" calcext:value-type="float">
            <text:p>-233</text:p>
          </table:table-cell>
          <table:table-cell office:value-type="float" office:value="18042" calcext:value-type="float">
            <text:p>18042</text:p>
          </table:table-cell>
          <table:table-cell office:value-type="string" calcext:value-type="string">
            <text:p><text:s text:c="4"/>M:</text:p>
          </table:table-cell>
          <table:table-cell office:value-type="float" office:value="-3253" calcext:value-type="float">
            <text:p>-3253</text:p>
          </table:table-cell>
          <table:table-cell office:value-type="float" office:value="532" calcext:value-type="float">
            <text:p>532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11" calcext:value-type="float">
            <text:p>-4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office:value-type="float" office:value="-210" calcext:value-type="float">
            <text:p>-210</text:p>
          </table:table-cell>
          <table:table-cell office:value-type="float" office:value="18106" calcext:value-type="float">
            <text:p>18106</text:p>
          </table:table-cell>
          <table:table-cell office:value-type="string" calcext:value-type="string">
            <text:p><text:s text:c="4"/>M:</text:p>
          </table:table-cell>
          <table:table-cell office:value-type="float" office:value="-3249" calcext:value-type="float">
            <text:p>-3249</text:p>
          </table:table-cell>
          <table:table-cell office:value-type="float" office:value="529" calcext:value-type="float">
            <text:p>529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14" calcext:value-type="float">
            <text:p>-4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  <table:table-cell office:value-type="float" office:value="-205" calcext:value-type="float">
            <text:p>-205</text:p>
          </table:table-cell>
          <table:table-cell office:value-type="float" office:value="18022" calcext:value-type="float">
            <text:p>18022</text:p>
          </table:table-cell>
          <table:table-cell office:value-type="string" calcext:value-type="string">
            <text:p><text:s text:c="4"/>M:</text:p>
          </table:table-cell>
          <table:table-cell office:value-type="float" office:value="-3249" calcext:value-type="float">
            <text:p>-3249</text:p>
          </table:table-cell>
          <table:table-cell office:value-type="float" office:value="529" calcext:value-type="float">
            <text:p>529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07" calcext:value-type="float">
            <text:p>-4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office:value-type="float" office:value="-199" calcext:value-type="float">
            <text:p>-199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3252" calcext:value-type="float">
            <text:p>-3252</text:p>
          </table:table-cell>
          <table:table-cell office:value-type="float" office:value="528" calcext:value-type="float">
            <text:p>528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25" calcext:value-type="float">
            <text:p>-4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  <table:table-cell office:value-type="float" office:value="-221" calcext:value-type="float">
            <text:p>-221</text:p>
          </table:table-cell>
          <table:table-cell office:value-type="float" office:value="18116" calcext:value-type="float">
            <text:p>18116</text:p>
          </table:table-cell>
          <table:table-cell office:value-type="string" calcext:value-type="string">
            <text:p><text:s text:c="4"/>M:</text:p>
          </table:table-cell>
          <table:table-cell office:value-type="float" office:value="-3254" calcext:value-type="float">
            <text:p>-3254</text:p>
          </table:table-cell>
          <table:table-cell office:value-type="float" office:value="530" calcext:value-type="float">
            <text:p>530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14" calcext:value-type="float">
            <text:p>-4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office:value-type="float" office:value="-242" calcext:value-type="float">
            <text:p>-242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3254" calcext:value-type="float">
            <text:p>-3254</text:p>
          </table:table-cell>
          <table:table-cell office:value-type="float" office:value="530" calcext:value-type="float">
            <text:p>530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2" calcext:value-type="float">
            <text:p>-4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231" calcext:value-type="float">
            <text:p>-231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<text:s text:c="4"/>M:</text:p>
          </table:table-cell>
          <table:table-cell office:value-type="float" office:value="-3248" calcext:value-type="float">
            <text:p>-3248</text:p>
          </table:table-cell>
          <table:table-cell office:value-type="float" office:value="526" calcext:value-type="float">
            <text:p>526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83" calcext:value-type="float">
            <text:p>183</text:p>
          </table:table-cell>
          <table:table-cell office:value-type="float" office:value="-412" calcext:value-type="float">
            <text:p>-4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office:value-type="float" office:value="-203" calcext:value-type="float">
            <text:p>-203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<text:s text:c="4"/>M:</text:p>
          </table:table-cell>
          <table:table-cell office:value-type="float" office:value="-3259" calcext:value-type="float">
            <text:p>-3259</text:p>
          </table:table-cell>
          <table:table-cell office:value-type="float" office:value="531" calcext:value-type="float">
            <text:p>531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10" calcext:value-type="float">
            <text:p>-4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3" calcext:value-type="float">
            <text:p>-53</text:p>
          </table:table-cell>
          <table:table-cell office:value-type="float" office:value="-191" calcext:value-type="float">
            <text:p>-191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3259" calcext:value-type="float">
            <text:p>-3259</text:p>
          </table:table-cell>
          <table:table-cell office:value-type="float" office:value="531" calcext:value-type="float">
            <text:p>531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3" calcext:value-type="float">
            <text:p>-4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office:value-type="float" office:value="-220" calcext:value-type="float">
            <text:p>-220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3248" calcext:value-type="float">
            <text:p>-3248</text:p>
          </table:table-cell>
          <table:table-cell office:value-type="float" office:value="521" calcext:value-type="float">
            <text:p>521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<text:s text:c="4"/>G:</text:p>
          </table:table-cell>
          <table:table-cell office:value-type="float" office:value="158" calcext:value-type="float">
            <text:p>158</text:p>
          </table:table-cell>
          <table:table-cell office:value-type="float" office:value="-422" calcext:value-type="float">
            <text:p>-4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" calcext:value-type="float">
            <text:p>-49</text:p>
          </table:table-cell>
          <table:table-cell office:value-type="float" office:value="-217" calcext:value-type="float">
            <text:p>-217</text:p>
          </table:table-cell>
          <table:table-cell office:value-type="float" office:value="18060" calcext:value-type="float">
            <text:p>18060</text:p>
          </table:table-cell>
          <table:table-cell office:value-type="string" calcext:value-type="string">
            <text:p><text:s text:c="4"/>M:</text:p>
          </table:table-cell>
          <table:table-cell office:value-type="float" office:value="-3248" calcext:value-type="float">
            <text:p>-3248</text:p>
          </table:table-cell>
          <table:table-cell office:value-type="float" office:value="521" calcext:value-type="float">
            <text:p>521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24" calcext:value-type="float">
            <text:p>-4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office:value-type="float" office:value="-211" calcext:value-type="float">
            <text:p>-211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<text:s text:c="4"/>M:</text:p>
          </table:table-cell>
          <table:table-cell office:value-type="float" office:value="-3250" calcext:value-type="float">
            <text:p>-3250</text:p>
          </table:table-cell>
          <table:table-cell office:value-type="float" office:value="519" calcext:value-type="float">
            <text:p>519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09" calcext:value-type="float">
            <text:p>-4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  <table:table-cell office:value-type="float" office:value="-243" calcext:value-type="float">
            <text:p>-24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<text:s text:c="4"/>M:</text:p>
          </table:table-cell>
          <table:table-cell office:value-type="float" office:value="-3257" calcext:value-type="float">
            <text:p>-3257</text:p>
          </table:table-cell>
          <table:table-cell office:value-type="float" office:value="523" calcext:value-type="float">
            <text:p>523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39" calcext:value-type="float">
            <text:p>-43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office:value-type="float" office:value="-217" calcext:value-type="float">
            <text:p>-217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<text:s text:c="4"/>M:</text:p>
          </table:table-cell>
          <table:table-cell office:value-type="float" office:value="-3257" calcext:value-type="float">
            <text:p>-3257</text:p>
          </table:table-cell>
          <table:table-cell office:value-type="float" office:value="523" calcext:value-type="float">
            <text:p>523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7" calcext:value-type="float">
            <text:p>-42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office:value-type="float" office:value="-328" calcext:value-type="float">
            <text:p>-328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<text:s text:c="4"/>M:</text:p>
          </table:table-cell>
          <table:table-cell office:value-type="float" office:value="-3253" calcext:value-type="float">
            <text:p>-3253</text:p>
          </table:table-cell>
          <table:table-cell office:value-type="float" office:value="530" calcext:value-type="float">
            <text:p>530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375" calcext:value-type="float">
            <text:p>-3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office:value-type="float" office:value="77" calcext:value-type="float">
            <text:p>77</text:p>
          </table:table-cell>
          <table:table-cell office:value-type="float" office:value="18134" calcext:value-type="float">
            <text:p>18134</text:p>
          </table:table-cell>
          <table:table-cell office:value-type="string" calcext:value-type="string">
            <text:p><text:s text:c="4"/>M:</text:p>
          </table:table-cell>
          <table:table-cell office:value-type="float" office:value="-3253" calcext:value-type="float">
            <text:p>-3253</text:p>
          </table:table-cell>
          <table:table-cell office:value-type="float" office:value="526" calcext:value-type="float">
            <text:p>526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<text:s text:c="4"/>G:</text:p>
          </table:table-cell>
          <table:table-cell office:value-type="float" office:value="148" calcext:value-type="float">
            <text:p>148</text:p>
          </table:table-cell>
          <table:table-cell office:value-type="float" office:value="-393" calcext:value-type="float">
            <text:p>-3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3" calcext:value-type="float">
            <text:p>-103</text:p>
          </table:table-cell>
          <table:table-cell office:value-type="float" office:value="-232" calcext:value-type="float">
            <text:p>-232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<text:s text:c="4"/>M:</text:p>
          </table:table-cell>
          <table:table-cell office:value-type="float" office:value="-3253" calcext:value-type="float">
            <text:p>-3253</text:p>
          </table:table-cell>
          <table:table-cell office:value-type="float" office:value="526" calcext:value-type="float">
            <text:p>526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07" calcext:value-type="float">
            <text:p>-4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4" calcext:value-type="float">
            <text:p>124</text:p>
          </table:table-cell>
          <table:table-cell office:value-type="float" office:value="-264" calcext:value-type="float">
            <text:p>-264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3254" calcext:value-type="float">
            <text:p>-3254</text:p>
          </table:table-cell>
          <table:table-cell office:value-type="float" office:value="531" calcext:value-type="float">
            <text:p>531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06" calcext:value-type="float">
            <text:p>-4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3" calcext:value-type="float">
            <text:p>-53</text:p>
          </table:table-cell>
          <table:table-cell office:value-type="float" office:value="-246" calcext:value-type="float">
            <text:p>-246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<text:s text:c="4"/>M:</text:p>
          </table:table-cell>
          <table:table-cell office:value-type="float" office:value="-3252" calcext:value-type="float">
            <text:p>-3252</text:p>
          </table:table-cell>
          <table:table-cell office:value-type="float" office:value="528" calcext:value-type="float">
            <text:p>528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24" calcext:value-type="float">
            <text:p>-4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5" calcext:value-type="float">
            <text:p>-35</text:p>
          </table:table-cell>
          <table:table-cell office:value-type="float" office:value="-223" calcext:value-type="float">
            <text:p>-223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3252" calcext:value-type="float">
            <text:p>-3252</text:p>
          </table:table-cell>
          <table:table-cell office:value-type="float" office:value="528" calcext:value-type="float">
            <text:p>528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02" calcext:value-type="float">
            <text:p>-4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D1:.D68])" office:value-type="float" office:value="17823" calcext:value-type="float">
            <text:p>17.8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D1:.D68])" office:value-type="float" office:value="18959" calcext:value-type="float">
            <text:p>18.9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tte</text:p>
          </table:table-cell>
          <table:table-cell table:style-name="ce1" table:formula="of:=AVERAGE([.D1:.D68])" office:value-type="float" office:value="18076.9558823529" calcext:value-type="float">
            <text:p>18.0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table:style-name="ce1" table:formula="of:=[.D71]-[.D69]" office:value-type="float" office:value="253.955882352941" calcext:value-type="float">
            <text:p>254</text:p>
          </table:table-cell>
          <table:table-cell table:number-columns-repeated="8"/>
        </table:table-row>
      </table:table>
      <table:table table:name="Tabelle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224" calcext:value-type="float">
            <text:p>-224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3286" calcext:value-type="float">
            <text:p>-3286</text:p>
          </table:table-cell>
          <table:table-cell office:value-type="float" office:value="548" calcext:value-type="float">
            <text:p>548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4" calcext:value-type="float">
            <text:p>-4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  <table:table-cell office:value-type="float" office:value="-258" calcext:value-type="float">
            <text:p>-258</text:p>
          </table:table-cell>
          <table:table-cell office:value-type="float" office:value="18076" calcext:value-type="float">
            <text:p>18076</text:p>
          </table:table-cell>
          <table:table-cell office:value-type="string" calcext:value-type="string">
            <text:p><text:s text:c="4"/>M:</text:p>
          </table:table-cell>
          <table:table-cell office:value-type="float" office:value="-3286" calcext:value-type="float">
            <text:p>-3286</text:p>
          </table:table-cell>
          <table:table-cell office:value-type="float" office:value="548" calcext:value-type="float">
            <text:p>548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18" calcext:value-type="float">
            <text:p>-4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office:value-type="float" office:value="-220" calcext:value-type="float">
            <text:p>-220</text:p>
          </table:table-cell>
          <table:table-cell office:value-type="float" office:value="18032" calcext:value-type="float">
            <text:p>18032</text:p>
          </table:table-cell>
          <table:table-cell office:value-type="string" calcext:value-type="string">
            <text:p><text:s text:c="4"/>M:</text:p>
          </table:table-cell>
          <table:table-cell office:value-type="float" office:value="-3288" calcext:value-type="float">
            <text:p>-3288</text:p>
          </table:table-cell>
          <table:table-cell office:value-type="float" office:value="545" calcext:value-type="float">
            <text:p>545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<text:s text:c="4"/>G:</text:p>
          </table:table-cell>
          <table:table-cell office:value-type="float" office:value="159" calcext:value-type="float">
            <text:p>159</text:p>
          </table:table-cell>
          <table:table-cell office:value-type="float" office:value="-426" calcext:value-type="float">
            <text:p>-4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office:value-type="float" office:value="-244" calcext:value-type="float">
            <text:p>-244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<text:s text:c="4"/>M:</text:p>
          </table:table-cell>
          <table:table-cell office:value-type="float" office:value="-3291" calcext:value-type="float">
            <text:p>-3291</text:p>
          </table:table-cell>
          <table:table-cell office:value-type="float" office:value="543" calcext:value-type="float">
            <text:p>543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28" calcext:value-type="float">
            <text:p>-4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office:value-type="float" office:value="-220" calcext:value-type="float">
            <text:p>-220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3291" calcext:value-type="float">
            <text:p>-3291</text:p>
          </table:table-cell>
          <table:table-cell office:value-type="float" office:value="543" calcext:value-type="float">
            <text:p>543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41" calcext:value-type="float">
            <text:p>-4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  <table:table-cell office:value-type="float" office:value="-240" calcext:value-type="float">
            <text:p>-240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<text:s text:c="4"/>M:</text:p>
          </table:table-cell>
          <table:table-cell office:value-type="float" office:value="-3282" calcext:value-type="float">
            <text:p>-3282</text:p>
          </table:table-cell>
          <table:table-cell office:value-type="float" office:value="548" calcext:value-type="float">
            <text:p>548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26" calcext:value-type="float">
            <text:p>-4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office:value-type="float" office:value="-214" calcext:value-type="float">
            <text:p>-214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3287" calcext:value-type="float">
            <text:p>-3287</text:p>
          </table:table-cell>
          <table:table-cell office:value-type="float" office:value="534" calcext:value-type="float">
            <text:p>534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9" calcext:value-type="float">
            <text:p>-4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office:value-type="float" office:value="-246" calcext:value-type="float">
            <text:p>-246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3287" calcext:value-type="float">
            <text:p>-3287</text:p>
          </table:table-cell>
          <table:table-cell office:value-type="float" office:value="534" calcext:value-type="float">
            <text:p>534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1" calcext:value-type="float">
            <text:p>-4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office:value-type="float" office:value="-227" calcext:value-type="float">
            <text:p>-227</text:p>
          </table:table-cell>
          <table:table-cell office:value-type="float" office:value="18076" calcext:value-type="float">
            <text:p>18076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43" calcext:value-type="float">
            <text:p>543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2" calcext:value-type="float">
            <text:p>-4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office:value-type="float" office:value="-240" calcext:value-type="float">
            <text:p>-240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43" calcext:value-type="float">
            <text:p>543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396" calcext:value-type="float">
            <text:p>-3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office:value-type="float" office:value="-231" calcext:value-type="float">
            <text:p>-231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3289" calcext:value-type="float">
            <text:p>-3289</text:p>
          </table:table-cell>
          <table:table-cell office:value-type="float" office:value="548" calcext:value-type="float">
            <text:p>548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10" calcext:value-type="float">
            <text:p>-4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office:value-type="float" office:value="-208" calcext:value-type="float">
            <text:p>-208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<text:s text:c="4"/>M:</text:p>
          </table:table-cell>
          <table:table-cell office:value-type="float" office:value="-3285" calcext:value-type="float">
            <text:p>-3285</text:p>
          </table:table-cell>
          <table:table-cell office:value-type="float" office:value="546" calcext:value-type="float">
            <text:p>546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415" calcext:value-type="float">
            <text:p>-4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  <table:table-cell office:value-type="float" office:value="-228" calcext:value-type="float">
            <text:p>-228</text:p>
          </table:table-cell>
          <table:table-cell office:value-type="float" office:value="18062" calcext:value-type="float">
            <text:p>18062</text:p>
          </table:table-cell>
          <table:table-cell office:value-type="string" calcext:value-type="string">
            <text:p><text:s text:c="4"/>M:</text:p>
          </table:table-cell>
          <table:table-cell office:value-type="float" office:value="-3285" calcext:value-type="float">
            <text:p>-3285</text:p>
          </table:table-cell>
          <table:table-cell office:value-type="float" office:value="546" calcext:value-type="float">
            <text:p>546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16" calcext:value-type="float">
            <text:p>-4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office:value-type="float" office:value="-238" calcext:value-type="float">
            <text:p>-238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3290" calcext:value-type="float">
            <text:p>-3290</text:p>
          </table:table-cell>
          <table:table-cell office:value-type="float" office:value="549" calcext:value-type="float">
            <text:p>549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3" calcext:value-type="float">
            <text:p>-4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office:value-type="float" office:value="-236" calcext:value-type="float">
            <text:p>-236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3293" calcext:value-type="float">
            <text:p>-3293</text:p>
          </table:table-cell>
          <table:table-cell office:value-type="float" office:value="548" calcext:value-type="float">
            <text:p>548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45" calcext:value-type="float">
            <text:p>-44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office:value-type="float" office:value="-193" calcext:value-type="float">
            <text:p>-193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<text:s text:c="4"/>M:</text:p>
          </table:table-cell>
          <table:table-cell office:value-type="float" office:value="-3293" calcext:value-type="float">
            <text:p>-3293</text:p>
          </table:table-cell>
          <table:table-cell office:value-type="float" office:value="548" calcext:value-type="float">
            <text:p>548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55" calcext:value-type="float">
            <text:p>155</text:p>
          </table:table-cell>
          <table:table-cell office:value-type="float" office:value="-422" calcext:value-type="float">
            <text:p>-42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office:value-type="float" office:value="-248" calcext:value-type="float">
            <text:p>-248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<text:s text:c="4"/>M:</text:p>
          </table:table-cell>
          <table:table-cell office:value-type="float" office:value="-3282" calcext:value-type="float">
            <text:p>-3282</text:p>
          </table:table-cell>
          <table:table-cell office:value-type="float" office:value="540" calcext:value-type="float">
            <text:p>540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1" calcext:value-type="float">
            <text:p>-4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office:value-type="float" office:value="-245" calcext:value-type="float">
            <text:p>-245</text:p>
          </table:table-cell>
          <table:table-cell office:value-type="float" office:value="18008" calcext:value-type="float">
            <text:p>18008</text:p>
          </table:table-cell>
          <table:table-cell office:value-type="string" calcext:value-type="string">
            <text:p><text:s text:c="4"/>M:</text:p>
          </table:table-cell>
          <table:table-cell office:value-type="float" office:value="-3284" calcext:value-type="float">
            <text:p>-3284</text:p>
          </table:table-cell>
          <table:table-cell office:value-type="float" office:value="533" calcext:value-type="float">
            <text:p>533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412" calcext:value-type="float">
            <text:p>-4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17" calcext:value-type="float">
            <text:p>-217</text:p>
          </table:table-cell>
          <table:table-cell office:value-type="float" office:value="18112" calcext:value-type="float">
            <text:p>18112</text:p>
          </table:table-cell>
          <table:table-cell office:value-type="string" calcext:value-type="string">
            <text:p><text:s text:c="4"/>M:</text:p>
          </table:table-cell>
          <table:table-cell office:value-type="float" office:value="-3284" calcext:value-type="float">
            <text:p>-3284</text:p>
          </table:table-cell>
          <table:table-cell office:value-type="float" office:value="533" calcext:value-type="float">
            <text:p>533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421" calcext:value-type="float">
            <text:p>-4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211" calcext:value-type="float">
            <text:p>-211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42" calcext:value-type="float">
            <text:p>54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16" calcext:value-type="float">
            <text:p>-4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2" calcext:value-type="float">
            <text:p>-112</text:p>
          </table:table-cell>
          <table:table-cell office:value-type="float" office:value="-200" calcext:value-type="float">
            <text:p>-200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42" calcext:value-type="float">
            <text:p>54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4" calcext:value-type="float">
            <text:p>-4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office:value-type="float" office:value="-276" calcext:value-type="float">
            <text:p>-276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<text:s text:c="4"/>M:</text:p>
          </table:table-cell>
          <table:table-cell office:value-type="float" office:value="-3284" calcext:value-type="float">
            <text:p>-3284</text:p>
          </table:table-cell>
          <table:table-cell office:value-type="float" office:value="543" calcext:value-type="float">
            <text:p>543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427" calcext:value-type="float">
            <text:p>-4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office:value-type="float" office:value="-239" calcext:value-type="float">
            <text:p>-239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3289" calcext:value-type="float">
            <text:p>-3289</text:p>
          </table:table-cell>
          <table:table-cell office:value-type="float" office:value="542" calcext:value-type="float">
            <text:p>542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7" calcext:value-type="float">
            <text:p>-4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office:value-type="float" office:value="-225" calcext:value-type="float">
            <text:p>-225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3289" calcext:value-type="float">
            <text:p>-3289</text:p>
          </table:table-cell>
          <table:table-cell office:value-type="float" office:value="542" calcext:value-type="float">
            <text:p>542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16" calcext:value-type="float">
            <text:p>-4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office:value-type="float" office:value="-195" calcext:value-type="float">
            <text:p>-195</text:p>
          </table:table-cell>
          <table:table-cell office:value-type="float" office:value="17995" calcext:value-type="float">
            <text:p>17995</text:p>
          </table:table-cell>
          <table:table-cell office:value-type="string" calcext:value-type="string">
            <text:p><text:s text:c="4"/>M:</text:p>
          </table:table-cell>
          <table:table-cell office:value-type="float" office:value="-3289" calcext:value-type="float">
            <text:p>-3289</text:p>
          </table:table-cell>
          <table:table-cell office:value-type="float" office:value="546" calcext:value-type="float">
            <text:p>546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23" calcext:value-type="float">
            <text:p>-42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office:value-type="float" office:value="-202" calcext:value-type="float">
            <text:p>-202</text:p>
          </table:table-cell>
          <table:table-cell office:value-type="float" office:value="18104" calcext:value-type="float">
            <text:p>18104</text:p>
          </table:table-cell>
          <table:table-cell office:value-type="string" calcext:value-type="string">
            <text:p><text:s text:c="4"/>M:</text:p>
          </table:table-cell>
          <table:table-cell office:value-type="float" office:value="-3284" calcext:value-type="float">
            <text:p>-3284</text:p>
          </table:table-cell>
          <table:table-cell office:value-type="float" office:value="545" calcext:value-type="float">
            <text:p>545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397" calcext:value-type="float">
            <text:p>-3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0" calcext:value-type="float">
            <text:p>-20</text:p>
          </table:table-cell>
          <table:table-cell office:value-type="float" office:value="-212" calcext:value-type="float">
            <text:p>-212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<text:s text:c="4"/>M:</text:p>
          </table:table-cell>
          <table:table-cell office:value-type="float" office:value="-3284" calcext:value-type="float">
            <text:p>-3284</text:p>
          </table:table-cell>
          <table:table-cell office:value-type="float" office:value="545" calcext:value-type="float">
            <text:p>545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<text:s text:c="4"/>G:</text:p>
          </table:table-cell>
          <table:table-cell office:value-type="float" office:value="183" calcext:value-type="float">
            <text:p>183</text:p>
          </table:table-cell>
          <table:table-cell office:value-type="float" office:value="-422" calcext:value-type="float">
            <text:p>-42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office:value-type="float" office:value="-213" calcext:value-type="float">
            <text:p>-213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<text:s text:c="4"/>M:</text:p>
          </table:table-cell>
          <table:table-cell office:value-type="float" office:value="-3288" calcext:value-type="float">
            <text:p>-3288</text:p>
          </table:table-cell>
          <table:table-cell office:value-type="float" office:value="547" calcext:value-type="float">
            <text:p>547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<text:s text:c="4"/>G:</text:p>
          </table:table-cell>
          <table:table-cell office:value-type="float" office:value="191" calcext:value-type="float">
            <text:p>191</text:p>
          </table:table-cell>
          <table:table-cell office:value-type="float" office:value="-415" calcext:value-type="float">
            <text:p>-4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  <table:table-cell office:value-type="float" office:value="-210" calcext:value-type="float">
            <text:p>-210</text:p>
          </table:table-cell>
          <table:table-cell office:value-type="float" office:value="18034" calcext:value-type="float">
            <text:p>18034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51" calcext:value-type="float">
            <text:p>551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<text:s text:c="4"/>G:</text:p>
          </table:table-cell>
          <table:table-cell office:value-type="float" office:value="193" calcext:value-type="float">
            <text:p>193</text:p>
          </table:table-cell>
          <table:table-cell office:value-type="float" office:value="-422" calcext:value-type="float">
            <text:p>-4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office:value-type="float" office:value="-250" calcext:value-type="float">
            <text:p>-250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51" calcext:value-type="float">
            <text:p>551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30" calcext:value-type="float">
            <text:p>-4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office:value-type="float" office:value="-212" calcext:value-type="float">
            <text:p>-212</text:p>
          </table:table-cell>
          <table:table-cell office:value-type="float" office:value="18028" calcext:value-type="float">
            <text:p>18028</text:p>
          </table:table-cell>
          <table:table-cell office:value-type="string" calcext:value-type="string">
            <text:p><text:s text:c="4"/>M:</text:p>
          </table:table-cell>
          <table:table-cell office:value-type="float" office:value="-3289" calcext:value-type="float">
            <text:p>-3289</text:p>
          </table:table-cell>
          <table:table-cell office:value-type="float" office:value="545" calcext:value-type="float">
            <text:p>545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0" calcext:value-type="float">
            <text:p>-4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office:value-type="float" office:value="-214" calcext:value-type="float">
            <text:p>-214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<text:s text:c="4"/>M:</text:p>
          </table:table-cell>
          <table:table-cell office:value-type="float" office:value="-3289" calcext:value-type="float">
            <text:p>-3289</text:p>
          </table:table-cell>
          <table:table-cell office:value-type="float" office:value="545" calcext:value-type="float">
            <text:p>545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7" calcext:value-type="float">
            <text:p>-4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20" calcext:value-type="float">
            <text:p>-220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3279" calcext:value-type="float">
            <text:p>-3279</text:p>
          </table:table-cell>
          <table:table-cell office:value-type="float" office:value="540" calcext:value-type="float">
            <text:p>540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30" calcext:value-type="float">
            <text:p>-4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  <table:table-cell office:value-type="float" office:value="-248" calcext:value-type="float">
            <text:p>-248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3293" calcext:value-type="float">
            <text:p>-3293</text:p>
          </table:table-cell>
          <table:table-cell office:value-type="float" office:value="546" calcext:value-type="float">
            <text:p>546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23" calcext:value-type="float">
            <text:p>-4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office:value-type="float" office:value="-207" calcext:value-type="float">
            <text:p>-207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3293" calcext:value-type="float">
            <text:p>-3293</text:p>
          </table:table-cell>
          <table:table-cell office:value-type="float" office:value="546" calcext:value-type="float">
            <text:p>546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29" calcext:value-type="float">
            <text:p>-4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  <table:table-cell office:value-type="float" office:value="-242" calcext:value-type="float">
            <text:p>-242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<text:s text:c="4"/>M:</text:p>
          </table:table-cell>
          <table:table-cell office:value-type="float" office:value="-3286" calcext:value-type="float">
            <text:p>-3286</text:p>
          </table:table-cell>
          <table:table-cell office:value-type="float" office:value="546" calcext:value-type="float">
            <text:p>546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7" calcext:value-type="float">
            <text:p>-4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office:value-type="float" office:value="-215" calcext:value-type="float">
            <text:p>-215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<text:s text:c="4"/>M:</text:p>
          </table:table-cell>
          <table:table-cell office:value-type="float" office:value="-3284" calcext:value-type="float">
            <text:p>-3284</text:p>
          </table:table-cell>
          <table:table-cell office:value-type="float" office:value="548" calcext:value-type="float">
            <text:p>548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58" calcext:value-type="float">
            <text:p>158</text:p>
          </table:table-cell>
          <table:table-cell office:value-type="float" office:value="-418" calcext:value-type="float">
            <text:p>-4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7" calcext:value-type="float">
            <text:p>-47</text:p>
          </table:table-cell>
          <table:table-cell office:value-type="float" office:value="-226" calcext:value-type="float">
            <text:p>-226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<text:s text:c="4"/>M:</text:p>
          </table:table-cell>
          <table:table-cell office:value-type="float" office:value="-3284" calcext:value-type="float">
            <text:p>-3284</text:p>
          </table:table-cell>
          <table:table-cell office:value-type="float" office:value="548" calcext:value-type="float">
            <text:p>548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8" calcext:value-type="float">
            <text:p>-4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office:value-type="float" office:value="-210" calcext:value-type="float">
            <text:p>-210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<text:s text:c="4"/>M:</text:p>
          </table:table-cell>
          <table:table-cell office:value-type="float" office:value="-3288" calcext:value-type="float">
            <text:p>-3288</text:p>
          </table:table-cell>
          <table:table-cell office:value-type="float" office:value="541" calcext:value-type="float">
            <text:p>541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<text:s text:c="4"/>G:</text:p>
          </table:table-cell>
          <table:table-cell office:value-type="float" office:value="156" calcext:value-type="float">
            <text:p>156</text:p>
          </table:table-cell>
          <table:table-cell office:value-type="float" office:value="-424" calcext:value-type="float">
            <text:p>-4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office:value-type="float" office:value="-222" calcext:value-type="float">
            <text:p>-222</text:p>
          </table:table-cell>
          <table:table-cell office:value-type="float" office:value="18014" calcext:value-type="float">
            <text:p>18014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44" calcext:value-type="float">
            <text:p>544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28" calcext:value-type="float">
            <text:p>-4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office:value-type="float" office:value="-216" calcext:value-type="float">
            <text:p>-216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<text:s text:c="4"/>M:</text:p>
          </table:table-cell>
          <table:table-cell office:value-type="float" office:value="-3283" calcext:value-type="float">
            <text:p>-3283</text:p>
          </table:table-cell>
          <table:table-cell office:value-type="float" office:value="544" calcext:value-type="float">
            <text:p>544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6" calcext:value-type="float">
            <text:p>-4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office:value-type="float" office:value="-211" calcext:value-type="float">
            <text:p>-211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<text:s text:c="4"/>M:</text:p>
          </table:table-cell>
          <table:table-cell office:value-type="float" office:value="-3287" calcext:value-type="float">
            <text:p>-3287</text:p>
          </table:table-cell>
          <table:table-cell office:value-type="float" office:value="539" calcext:value-type="float">
            <text:p>539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30" calcext:value-type="float">
            <text:p>-4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1" calcext:value-type="float">
            <text:p>131</text:p>
          </table:table-cell>
          <table:table-cell office:value-type="float" office:value="-878" calcext:value-type="float">
            <text:p>-878</text:p>
          </table:table-cell>
          <table:table-cell office:value-type="float" office:value="18844" calcext:value-type="float">
            <text:p>18844</text:p>
          </table:table-cell>
          <table:table-cell office:value-type="string" calcext:value-type="string">
            <text:p><text:s text:c="4"/>M:</text:p>
          </table:table-cell>
          <table:table-cell office:value-type="float" office:value="-3287" calcext:value-type="float">
            <text:p>-3287</text:p>
          </table:table-cell>
          <table:table-cell office:value-type="float" office:value="539" calcext:value-type="float">
            <text:p>539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<text:s text:c="4"/>G:</text:p>
          </table:table-cell>
          <table:table-cell office:value-type="float" office:value="200" calcext:value-type="float">
            <text:p>200</text:p>
          </table:table-cell>
          <table:table-cell office:value-type="float" office:value="-425" calcext:value-type="float">
            <text:p>-4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2" calcext:value-type="float">
            <text:p>-172</text:p>
          </table:table-cell>
          <table:table-cell office:value-type="float" office:value="-177" calcext:value-type="float">
            <text:p>-177</text:p>
          </table:table-cell>
          <table:table-cell office:value-type="float" office:value="18291" calcext:value-type="float">
            <text:p>18291</text:p>
          </table:table-cell>
          <table:table-cell office:value-type="string" calcext:value-type="string">
            <text:p><text:s text:c="4"/>M:</text:p>
          </table:table-cell>
          <table:table-cell office:value-type="float" office:value="-3294" calcext:value-type="float">
            <text:p>-3294</text:p>
          </table:table-cell>
          <table:table-cell office:value-type="float" office:value="542" calcext:value-type="float">
            <text:p>54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<text:s text:c="4"/>G:</text:p>
          </table:table-cell>
          <table:table-cell office:value-type="float" office:value="154" calcext:value-type="float">
            <text:p>154</text:p>
          </table:table-cell>
          <table:table-cell office:value-type="float" office:value="-491" calcext:value-type="float">
            <text:p>-4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2" calcext:value-type="float">
            <text:p>-132</text:p>
          </table:table-cell>
          <table:table-cell office:value-type="float" office:value="-103" calcext:value-type="float">
            <text:p>-103</text:p>
          </table:table-cell>
          <table:table-cell office:value-type="float" office:value="17853" calcext:value-type="float">
            <text:p>17853</text:p>
          </table:table-cell>
          <table:table-cell office:value-type="string" calcext:value-type="string">
            <text:p><text:s text:c="4"/>M:</text:p>
          </table:table-cell>
          <table:table-cell office:value-type="float" office:value="-3288" calcext:value-type="float">
            <text:p>-3288</text:p>
          </table:table-cell>
          <table:table-cell office:value-type="float" office:value="539" calcext:value-type="float">
            <text:p>539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59" calcext:value-type="float">
            <text:p>159</text:p>
          </table:table-cell>
          <table:table-cell office:value-type="float" office:value="-443" calcext:value-type="float">
            <text:p>-44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  <table:table-cell office:value-type="float" office:value="-249" calcext:value-type="float">
            <text:p>-249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<text:s text:c="4"/>M:</text:p>
          </table:table-cell>
          <table:table-cell office:value-type="float" office:value="-3288" calcext:value-type="float">
            <text:p>-3288</text:p>
          </table:table-cell>
          <table:table-cell office:value-type="float" office:value="539" calcext:value-type="float">
            <text:p>539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26" calcext:value-type="float">
            <text:p>-4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241" calcext:value-type="float">
            <text:p>-241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3289" calcext:value-type="float">
            <text:p>-3289</text:p>
          </table:table-cell>
          <table:table-cell office:value-type="float" office:value="545" calcext:value-type="float">
            <text:p>545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30" calcext:value-type="float">
            <text:p>-4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0" calcext:value-type="float">
            <text:p>-40</text:p>
          </table:table-cell>
          <table:table-cell office:value-type="float" office:value="-228" calcext:value-type="float">
            <text:p>-228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3288" calcext:value-type="float">
            <text:p>-3288</text:p>
          </table:table-cell>
          <table:table-cell office:value-type="float" office:value="545" calcext:value-type="float">
            <text:p>545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7" calcext:value-type="float">
            <text:p>-4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office:value-type="float" office:value="-196" calcext:value-type="float">
            <text:p>-196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3288" calcext:value-type="float">
            <text:p>-3288</text:p>
          </table:table-cell>
          <table:table-cell office:value-type="float" office:value="545" calcext:value-type="float">
            <text:p>545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8" calcext:value-type="float">
            <text:p>-4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office:value-type="float" office:value="-228" calcext:value-type="float">
            <text:p>-228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<text:s text:c="4"/>M:</text:p>
          </table:table-cell>
          <table:table-cell office:value-type="float" office:value="-3285" calcext:value-type="float">
            <text:p>-3285</text:p>
          </table:table-cell>
          <table:table-cell office:value-type="float" office:value="536" calcext:value-type="float">
            <text:p>536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19" calcext:value-type="float">
            <text:p>-4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office:value-type="float" office:value="-218" calcext:value-type="float">
            <text:p>-218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3279" calcext:value-type="float">
            <text:p>-3279</text:p>
          </table:table-cell>
          <table:table-cell office:value-type="float" office:value="547" calcext:value-type="float">
            <text:p>547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2" calcext:value-type="float">
            <text:p>-4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228" calcext:value-type="float">
            <text:p>-228</text:p>
          </table:table-cell>
          <table:table-cell office:value-type="float" office:value="18032" calcext:value-type="float">
            <text:p>18032</text:p>
          </table:table-cell>
          <table:table-cell office:value-type="string" calcext:value-type="string">
            <text:p><text:s text:c="4"/>M:</text:p>
          </table:table-cell>
          <table:table-cell office:value-type="float" office:value="-3279" calcext:value-type="float">
            <text:p>-3279</text:p>
          </table:table-cell>
          <table:table-cell office:value-type="float" office:value="547" calcext:value-type="float">
            <text:p>547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397" calcext:value-type="float">
            <text:p>-3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office:value-type="float" office:value="-171" calcext:value-type="float">
            <text:p>-171</text:p>
          </table:table-cell>
          <table:table-cell office:value-type="float" office:value="18009" calcext:value-type="float">
            <text:p>18009</text:p>
          </table:table-cell>
          <table:table-cell office:value-type="string" calcext:value-type="string">
            <text:p><text:s text:c="4"/>M:</text:p>
          </table:table-cell>
          <table:table-cell office:value-type="float" office:value="-3292" calcext:value-type="float">
            <text:p>-3292</text:p>
          </table:table-cell>
          <table:table-cell office:value-type="float" office:value="539" calcext:value-type="float">
            <text:p>539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26" calcext:value-type="float">
            <text:p>-4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office:value-type="float" office:value="-239" calcext:value-type="float">
            <text:p>-239</text:p>
          </table:table-cell>
          <table:table-cell office:value-type="float" office:value="18052" calcext:value-type="float">
            <text:p>18052</text:p>
          </table:table-cell>
          <table:table-cell office:value-type="string" calcext:value-type="string">
            <text:p><text:s text:c="4"/>M:</text:p>
          </table:table-cell>
          <table:table-cell office:value-type="float" office:value="-3295" calcext:value-type="float">
            <text:p>-3295</text:p>
          </table:table-cell>
          <table:table-cell office:value-type="float" office:value="534" calcext:value-type="float">
            <text:p>534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6" calcext:value-type="float">
            <text:p>-4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<text:s text:c="4"/>M:</text:p>
          </table:table-cell>
          <table:table-cell office:value-type="float" office:value="-3295" calcext:value-type="float">
            <text:p>-3295</text:p>
          </table:table-cell>
          <table:table-cell office:value-type="float" office:value="534" calcext:value-type="float">
            <text:p>534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<text:s text:c="4"/>G:</text:p>
          </table:table-cell>
          <table:table-cell office:value-type="float" office:value="231" calcext:value-type="float">
            <text:p>231</text:p>
          </table:table-cell>
          <table:table-cell office:value-type="float" office:value="-412" calcext:value-type="float">
            <text:p>-4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320" calcext:value-type="float">
            <text:p>-320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<text:s text:c="4"/>M:</text:p>
          </table:table-cell>
          <table:table-cell office:value-type="float" office:value="-3314" calcext:value-type="float">
            <text:p>-3314</text:p>
          </table:table-cell>
          <table:table-cell office:value-type="float" office:value="520" calcext:value-type="float">
            <text:p>520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<text:s text:c="4"/>G:</text:p>
          </table:table-cell>
          <table:table-cell office:value-type="float" office:value="186" calcext:value-type="float">
            <text:p>186</text:p>
          </table:table-cell>
          <table:table-cell office:value-type="float" office:value="-615" calcext:value-type="float">
            <text:p>-6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233" calcext:value-type="float">
            <text:p>-233</text:p>
          </table:table-cell>
          <table:table-cell office:value-type="float" office:value="18124" calcext:value-type="float">
            <text:p>18124</text:p>
          </table:table-cell>
          <table:table-cell office:value-type="string" calcext:value-type="string">
            <text:p><text:s text:c="4"/>M:</text:p>
          </table:table-cell>
          <table:table-cell office:value-type="float" office:value="-3314" calcext:value-type="float">
            <text:p>-3314</text:p>
          </table:table-cell>
          <table:table-cell office:value-type="float" office:value="520" calcext:value-type="float">
            <text:p>520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<text:s text:c="4"/>G:</text:p>
          </table:table-cell>
          <table:table-cell office:value-type="float" office:value="40" calcext:value-type="float">
            <text:p>40</text:p>
          </table:table-cell>
          <table:table-cell office:value-type="float" office:value="-902" calcext:value-type="float">
            <text:p>-90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office:value-type="float" office:value="-318" calcext:value-type="float">
            <text:p>-318</text:p>
          </table:table-cell>
          <table:table-cell office:value-type="float" office:value="18535" calcext:value-type="float">
            <text:p>18535</text:p>
          </table:table-cell>
          <table:table-cell office:value-type="string" calcext:value-type="string">
            <text:p><text:s text:c="4"/>M:</text:p>
          </table:table-cell>
          <table:table-cell office:value-type="float" office:value="-3331" calcext:value-type="float">
            <text:p>-3331</text:p>
          </table:table-cell>
          <table:table-cell office:value-type="float" office:value="526" calcext:value-type="float">
            <text:p>526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<text:s text:c="4"/>G:</text:p>
          </table:table-cell>
          <table:table-cell office:value-type="float" office:value="-874" calcext:value-type="float">
            <text:p>-874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office:value-type="float" office:value="-185" calcext:value-type="float">
            <text:p>-185</text:p>
          </table:table-cell>
          <table:table-cell office:value-type="float" office:value="18357" calcext:value-type="float">
            <text:p>18357</text:p>
          </table:table-cell>
          <table:table-cell office:value-type="string" calcext:value-type="string">
            <text:p><text:s text:c="4"/>M:</text:p>
          </table:table-cell>
          <table:table-cell office:value-type="float" office:value="-3355" calcext:value-type="float">
            <text:p>-3355</text:p>
          </table:table-cell>
          <table:table-cell office:value-type="float" office:value="562" calcext:value-type="float">
            <text:p>562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<text:s text:c="4"/>G:</text:p>
          </table:table-cell>
          <table:table-cell office:value-type="float" office:value="-176" calcext:value-type="float">
            <text:p>-176</text:p>
          </table:table-cell>
          <table:table-cell office:value-type="float" office:value="-149" calcext:value-type="float">
            <text:p>-149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office:value-type="float" office:value="-365" calcext:value-type="float">
            <text:p>-365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<text:s text:c="4"/>M:</text:p>
          </table:table-cell>
          <table:table-cell office:value-type="float" office:value="-3355" calcext:value-type="float">
            <text:p>-3355</text:p>
          </table:table-cell>
          <table:table-cell office:value-type="float" office:value="562" calcext:value-type="float">
            <text:p>562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<text:s text:c="4"/>G:</text:p>
          </table:table-cell>
          <table:table-cell office:value-type="float" office:value="31" calcext:value-type="float">
            <text:p>31</text:p>
          </table:table-cell>
          <table:table-cell office:value-type="float" office:value="315" calcext:value-type="float">
            <text:p>31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" calcext:value-type="float">
            <text:p>-101</text:p>
          </table:table-cell>
          <table:table-cell office:value-type="float" office:value="-447" calcext:value-type="float">
            <text:p>-447</text:p>
          </table:table-cell>
          <table:table-cell office:value-type="float" office:value="17498" calcext:value-type="float">
            <text:p>17498</text:p>
          </table:table-cell>
          <table:table-cell office:value-type="string" calcext:value-type="string">
            <text:p><text:s text:c="4"/>M:</text:p>
          </table:table-cell>
          <table:table-cell office:value-type="float" office:value="-3379" calcext:value-type="float">
            <text:p>-3379</text:p>
          </table:table-cell>
          <table:table-cell office:value-type="float" office:value="588" calcext:value-type="float">
            <text:p>588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<text:s text:c="4"/>G:</text:p>
          </table:table-cell>
          <table:table-cell office:value-type="float" office:value="388" calcext:value-type="float">
            <text:p>388</text:p>
          </table:table-cell>
          <table:table-cell office:value-type="float" office:value="-397" calcext:value-type="float">
            <text:p>-3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6" calcext:value-type="float">
            <text:p>-376</text:p>
          </table:table-cell>
          <table:table-cell office:value-type="float" office:value="-669" calcext:value-type="float">
            <text:p>-669</text:p>
          </table:table-cell>
          <table:table-cell office:value-type="float" office:value="17609" calcext:value-type="float">
            <text:p>17609</text:p>
          </table:table-cell>
          <table:table-cell office:value-type="string" calcext:value-type="string">
            <text:p><text:s text:c="4"/>M:</text:p>
          </table:table-cell>
          <table:table-cell office:value-type="float" office:value="-3414" calcext:value-type="float">
            <text:p>-3414</text:p>
          </table:table-cell>
          <table:table-cell office:value-type="float" office:value="585" calcext:value-type="float">
            <text:p>585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<text:s text:c="4"/>G:</text:p>
          </table:table-cell>
          <table:table-cell office:value-type="float" office:value="46" calcext:value-type="float">
            <text:p>46</text:p>
          </table:table-cell>
          <table:table-cell office:value-type="float" office:value="637" calcext:value-type="float">
            <text:p>6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86" calcext:value-type="float">
            <text:p>-686</text:p>
          </table:table-cell>
          <table:table-cell office:value-type="float" office:value="-747" calcext:value-type="float">
            <text:p>-74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<text:s text:c="4"/>M:</text:p>
          </table:table-cell>
          <table:table-cell office:value-type="float" office:value="-3414" calcext:value-type="float">
            <text:p>-3414</text:p>
          </table:table-cell>
          <table:table-cell office:value-type="float" office:value="585" calcext:value-type="float">
            <text:p>585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<text:s text:c="4"/>G:</text:p>
          </table:table-cell>
          <table:table-cell office:value-type="float" office:value="388" calcext:value-type="float">
            <text:p>388</text:p>
          </table:table-cell>
          <table:table-cell office:value-type="float" office:value="1068" calcext:value-type="float">
            <text:p>1068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1" calcext:value-type="float">
            <text:p>-1011</text:p>
          </table:table-cell>
          <table:table-cell office:value-type="float" office:value="-793" calcext:value-type="float">
            <text:p>-793</text:p>
          </table:table-cell>
          <table:table-cell office:value-type="float" office:value="18098" calcext:value-type="float">
            <text:p>18098</text:p>
          </table:table-cell>
          <table:table-cell office:value-type="string" calcext:value-type="string">
            <text:p><text:s text:c="4"/>M:</text:p>
          </table:table-cell>
          <table:table-cell office:value-type="float" office:value="-3405" calcext:value-type="float">
            <text:p>-3405</text:p>
          </table:table-cell>
          <table:table-cell office:value-type="float" office:value="582" calcext:value-type="float">
            <text:p>582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<text:s text:c="4"/>G:</text:p>
          </table:table-cell>
          <table:table-cell office:value-type="float" office:value="-218" calcext:value-type="float">
            <text:p>-218</text:p>
          </table:table-cell>
          <table:table-cell office:value-type="float" office:value="313" calcext:value-type="float">
            <text:p>313</text:p>
          </table:table-cell>
          <table:table-cell office:value-type="float" office:value="-398" calcext:value-type="float">
            <text:p>-3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43" calcext:value-type="float">
            <text:p>-843</text:p>
          </table:table-cell>
          <table:table-cell office:value-type="float" office:value="-885" calcext:value-type="float">
            <text:p>-885</text:p>
          </table:table-cell>
          <table:table-cell office:value-type="float" office:value="17826" calcext:value-type="float">
            <text:p>17826</text:p>
          </table:table-cell>
          <table:table-cell office:value-type="string" calcext:value-type="string">
            <text:p><text:s text:c="4"/>M:</text:p>
          </table:table-cell>
          <table:table-cell office:value-type="float" office:value="-3473" calcext:value-type="float">
            <text:p>-3473</text:p>
          </table:table-cell>
          <table:table-cell office:value-type="float" office:value="615" calcext:value-type="float">
            <text:p>615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<text:s text:c="4"/>G:</text:p>
          </table:table-cell>
          <table:table-cell office:value-type="float" office:value="-111" calcext:value-type="float">
            <text:p>-111</text:p>
          </table:table-cell>
          <table:table-cell office:value-type="float" office:value="-121" calcext:value-type="float">
            <text:p>-121</text:p>
          </table:table-cell>
          <table:table-cell office:value-type="float" office:value="-885" calcext:value-type="float">
            <text:p>-8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8" calcext:value-type="float">
            <text:p>-618</text:p>
          </table:table-cell>
          <table:table-cell office:value-type="float" office:value="-807" calcext:value-type="float">
            <text:p>-807</text:p>
          </table:table-cell>
          <table:table-cell office:value-type="float" office:value="17753" calcext:value-type="float">
            <text:p>17753</text:p>
          </table:table-cell>
          <table:table-cell office:value-type="string" calcext:value-type="string">
            <text:p><text:s text:c="4"/>M:</text:p>
          </table:table-cell>
          <table:table-cell office:value-type="float" office:value="-3473" calcext:value-type="float">
            <text:p>-3473</text:p>
          </table:table-cell>
          <table:table-cell office:value-type="float" office:value="615" calcext:value-type="float">
            <text:p>615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<text:s text:c="4"/>G:</text:p>
          </table:table-cell>
          <table:table-cell office:value-type="float" office:value="359" calcext:value-type="float">
            <text:p>359</text:p>
          </table:table-cell>
          <table:table-cell office:value-type="float" office:value="-286" calcext:value-type="float">
            <text:p>-286</text:p>
          </table:table-cell>
          <table:table-cell office:value-type="float" office:value="-691" calcext:value-type="float">
            <text:p>-6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21" calcext:value-type="float">
            <text:p>-721</text:p>
          </table:table-cell>
          <table:table-cell office:value-type="float" office:value="-940" calcext:value-type="float">
            <text:p>-940</text:p>
          </table:table-cell>
          <table:table-cell office:value-type="float" office:value="17839" calcext:value-type="float">
            <text:p>17839</text:p>
          </table:table-cell>
          <table:table-cell office:value-type="string" calcext:value-type="string">
            <text:p><text:s text:c="4"/>M:</text:p>
          </table:table-cell>
          <table:table-cell office:value-type="float" office:value="-3573" calcext:value-type="float">
            <text:p>-3573</text:p>
          </table:table-cell>
          <table:table-cell office:value-type="float" office:value="601" calcext:value-type="float">
            <text:p>601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<text:s text:c="4"/>G:</text:p>
          </table:table-cell>
          <table:table-cell office:value-type="float" office:value="81" calcext:value-type="float">
            <text:p>81</text:p>
          </table:table-cell>
          <table:table-cell office:value-type="float" office:value="275" calcext:value-type="float">
            <text:p>275</text:p>
          </table:table-cell>
          <table:table-cell office:value-type="float" office:value="-713" calcext:value-type="float">
            <text:p>-7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5" calcext:value-type="float">
            <text:p>-555</text:p>
          </table:table-cell>
          <table:table-cell office:value-type="float" office:value="-533" calcext:value-type="float">
            <text:p>-533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<text:s text:c="4"/>M:</text:p>
          </table:table-cell>
          <table:table-cell office:value-type="float" office:value="-3573" calcext:value-type="float">
            <text:p>-3573</text:p>
          </table:table-cell>
          <table:table-cell office:value-type="float" office:value="601" calcext:value-type="float">
            <text:p>601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<text:s text:c="4"/>G:</text:p>
          </table:table-cell>
          <table:table-cell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office:value-type="float" office:value="-507" calcext:value-type="float">
            <text:p>-5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8" calcext:value-type="float">
            <text:p>-758</text:p>
          </table:table-cell>
          <table:table-cell office:value-type="float" office:value="-1089" calcext:value-type="float">
            <text:p>-1089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<text:s text:c="4"/>M:</text:p>
          </table:table-cell>
          <table:table-cell office:value-type="float" office:value="-3650" calcext:value-type="float">
            <text:p>-3650</text:p>
          </table:table-cell>
          <table:table-cell office:value-type="float" office:value="591" calcext:value-type="float">
            <text:p>591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<text:s text:c="4"/>G:</text:p>
          </table:table-cell>
          <table:table-cell office:value-type="float" office:value="203" calcext:value-type="float">
            <text:p>203</text:p>
          </table:table-cell>
          <table:table-cell office:value-type="float" office:value="-352" calcext:value-type="float">
            <text:p>-352</text:p>
          </table:table-cell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10" calcext:value-type="float">
            <text:p>-710</text:p>
          </table:table-cell>
          <table:table-cell office:value-type="float" office:value="-797" calcext:value-type="float">
            <text:p>-797</text:p>
          </table:table-cell>
          <table:table-cell office:value-type="float" office:value="18200" calcext:value-type="float">
            <text:p>18200</text:p>
          </table:table-cell>
          <table:table-cell office:value-type="string" calcext:value-type="string">
            <text:p><text:s text:c="4"/>M:</text:p>
          </table:table-cell>
          <table:table-cell office:value-type="float" office:value="-3722" calcext:value-type="float">
            <text:p>-3722</text:p>
          </table:table-cell>
          <table:table-cell office:value-type="float" office:value="569" calcext:value-type="float">
            <text:p>569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<text:s text:c="4"/>G:</text:p>
          </table:table-cell>
          <table:table-cell office:value-type="float" office:value="232" calcext:value-type="float">
            <text:p>232</text:p>
          </table:table-cell>
          <table:table-cell office:value-type="float" office:value="-281" calcext:value-type="float">
            <text:p>-281</text:p>
          </table:table-cell>
          <table:table-cell office:value-type="float" office:value="-479" calcext:value-type="float">
            <text:p>-4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4" calcext:value-type="float">
            <text:p>-924</text:p>
          </table:table-cell>
          <table:table-cell office:value-type="float" office:value="-1019" calcext:value-type="float">
            <text:p>-1019</text:p>
          </table:table-cell>
          <table:table-cell office:value-type="float" office:value="17998" calcext:value-type="float">
            <text:p>17998</text:p>
          </table:table-cell>
          <table:table-cell office:value-type="string" calcext:value-type="string">
            <text:p><text:s text:c="4"/>M:</text:p>
          </table:table-cell>
          <table:table-cell office:value-type="float" office:value="-3722" calcext:value-type="float">
            <text:p>-3722</text:p>
          </table:table-cell>
          <table:table-cell office:value-type="float" office:value="569" calcext:value-type="float">
            <text:p>569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<text:s text:c="4"/>G:</text:p>
          </table:table-cell>
          <table:table-cell office:value-type="float" office:value="105" calcext:value-type="float">
            <text:p>105</text:p>
          </table:table-cell>
          <table:table-cell office:value-type="float" office:value="-640" calcext:value-type="float">
            <text:p>-640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88" calcext:value-type="float">
            <text:p>-888</text:p>
          </table:table-cell>
          <table:table-cell office:value-type="float" office:value="-705" calcext:value-type="float">
            <text:p>-705</text:p>
          </table:table-cell>
          <table:table-cell office:value-type="float" office:value="17757" calcext:value-type="float">
            <text:p>17757</text:p>
          </table:table-cell>
          <table:table-cell office:value-type="string" calcext:value-type="string">
            <text:p><text:s text:c="4"/>M:</text:p>
          </table:table-cell>
          <table:table-cell office:value-type="float" office:value="-3791" calcext:value-type="float">
            <text:p>-3791</text:p>
          </table:table-cell>
          <table:table-cell office:value-type="float" office:value="556" calcext:value-type="float">
            <text:p>556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<text:s text:c="4"/>G:</text:p>
          </table:table-cell>
          <table:table-cell office:value-type="float" office:value="218" calcext:value-type="float">
            <text:p>218</text:p>
          </table:table-cell>
          <table:table-cell office:value-type="float" office:value="-245" calcext:value-type="float">
            <text:p>-24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36" calcext:value-type="float">
            <text:p>-936</text:p>
          </table:table-cell>
          <table:table-cell office:value-type="float" office:value="-1008" calcext:value-type="float">
            <text:p>-1008</text:p>
          </table:table-cell>
          <table:table-cell office:value-type="float" office:value="18389" calcext:value-type="float">
            <text:p>18389</text:p>
          </table:table-cell>
          <table:table-cell office:value-type="string" calcext:value-type="string">
            <text:p><text:s text:c="4"/>M:</text:p>
          </table:table-cell>
          <table:table-cell office:value-type="float" office:value="-3846" calcext:value-type="float">
            <text:p>-3846</text:p>
          </table:table-cell>
          <table:table-cell office:value-type="float" office:value="534" calcext:value-type="float">
            <text:p>534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<text:s text:c="4"/>G:</text:p>
          </table:table-cell>
          <table:table-cell office:value-type="float" office:value="-94" calcext:value-type="float">
            <text:p>-94</text:p>
          </table:table-cell>
          <table:table-cell office:value-type="float" office:value="-243" calcext:value-type="float">
            <text:p>-24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70" calcext:value-type="float">
            <text:p>-1170</text:p>
          </table:table-cell>
          <table:table-cell office:value-type="float" office:value="-764" calcext:value-type="float">
            <text:p>-764</text:p>
          </table:table-cell>
          <table:table-cell office:value-type="float" office:value="17974" calcext:value-type="float">
            <text:p>17974</text:p>
          </table:table-cell>
          <table:table-cell office:value-type="string" calcext:value-type="string">
            <text:p><text:s text:c="4"/>M:</text:p>
          </table:table-cell>
          <table:table-cell office:value-type="float" office:value="-3846" calcext:value-type="float">
            <text:p>-3846</text:p>
          </table:table-cell>
          <table:table-cell office:value-type="float" office:value="534" calcext:value-type="float">
            <text:p>534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<text:s text:c="4"/>G:</text:p>
          </table:table-cell>
          <table:table-cell office:value-type="float" office:value="159" calcext:value-type="float">
            <text:p>159</text:p>
          </table:table-cell>
          <table:table-cell office:value-type="float" office:value="-904" calcext:value-type="float">
            <text:p>-904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83" calcext:value-type="float">
            <text:p>-1083</text:p>
          </table:table-cell>
          <table:table-cell office:value-type="float" office:value="-778" calcext:value-type="float">
            <text:p>-778</text:p>
          </table:table-cell>
          <table:table-cell office:value-type="float" office:value="17925" calcext:value-type="float">
            <text:p>17925</text:p>
          </table:table-cell>
          <table:table-cell office:value-type="string" calcext:value-type="string">
            <text:p><text:s text:c="4"/>M:</text:p>
          </table:table-cell>
          <table:table-cell office:value-type="float" office:value="-3918" calcext:value-type="float">
            <text:p>-3918</text:p>
          </table:table-cell>
          <table:table-cell office:value-type="float" office:value="529" calcext:value-type="float">
            <text:p>529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<text:s text:c="4"/>G:</text:p>
          </table:table-cell>
          <table:table-cell office:value-type="float" office:value="249" calcext:value-type="float">
            <text:p>249</text:p>
          </table:table-cell>
          <table:table-cell office:value-type="float" office:value="-735" calcext:value-type="float">
            <text:p>-735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6" calcext:value-type="float">
            <text:p>-746</text:p>
          </table:table-cell>
          <table:table-cell office:value-type="float" office:value="-843" calcext:value-type="float">
            <text:p>-843</text:p>
          </table:table-cell>
          <table:table-cell office:value-type="float" office:value="17739" calcext:value-type="float">
            <text:p>17739</text:p>
          </table:table-cell>
          <table:table-cell office:value-type="string" calcext:value-type="string">
            <text:p><text:s text:c="4"/>M:</text:p>
          </table:table-cell>
          <table:table-cell office:value-type="float" office:value="-3992" calcext:value-type="float">
            <text:p>-3992</text:p>
          </table:table-cell>
          <table:table-cell office:value-type="float" office:value="515" calcext:value-type="float">
            <text:p>51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<text:s text:c="4"/>G:</text:p>
          </table:table-cell>
          <table:table-cell office:value-type="float" office:value="59" calcext:value-type="float">
            <text:p>59</text:p>
          </table:table-cell>
          <table:table-cell office:value-type="float" office:value="-614" calcext:value-type="float">
            <text:p>-614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4" calcext:value-type="float">
            <text:p>-364</text:p>
          </table:table-cell>
          <table:table-cell office:value-type="float" office:value="-893" calcext:value-type="float">
            <text:p>-89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<text:s text:c="4"/>M:</text:p>
          </table:table-cell>
          <table:table-cell office:value-type="float" office:value="-3992" calcext:value-type="float">
            <text:p>-3992</text:p>
          </table:table-cell>
          <table:table-cell office:value-type="float" office:value="515" calcext:value-type="float">
            <text:p>51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<text:s text:c="4"/>G:</text:p>
          </table:table-cell>
          <table:table-cell office:value-type="float" office:value="122" calcext:value-type="float">
            <text:p>122</text:p>
          </table:table-cell>
          <table:table-cell office:value-type="float" office:value="-1252" calcext:value-type="float">
            <text:p>-125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0" calcext:value-type="float">
            <text:p>-490</text:p>
          </table:table-cell>
          <table:table-cell office:value-type="float" office:value="-868" calcext:value-type="float">
            <text:p>-868</text:p>
          </table:table-cell>
          <table:table-cell office:value-type="float" office:value="17865" calcext:value-type="float">
            <text:p>17865</text:p>
          </table:table-cell>
          <table:table-cell office:value-type="string" calcext:value-type="string">
            <text:p><text:s text:c="4"/>M:</text:p>
          </table:table-cell>
          <table:table-cell office:value-type="float" office:value="-4059" calcext:value-type="float">
            <text:p>-4059</text:p>
          </table:table-cell>
          <table:table-cell office:value-type="float" office:value="507" calcext:value-type="float">
            <text:p>507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<text:s text:c="4"/>G:</text:p>
          </table:table-cell>
          <table:table-cell office:value-type="float" office:value="254" calcext:value-type="float">
            <text:p>254</text:p>
          </table:table-cell>
          <table:table-cell office:value-type="float" office:value="-873" calcext:value-type="float">
            <text:p>-8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2" calcext:value-type="float">
            <text:p>-612</text:p>
          </table:table-cell>
          <table:table-cell office:value-type="float" office:value="-836" calcext:value-type="float">
            <text:p>-836</text:p>
          </table:table-cell>
          <table:table-cell office:value-type="float" office:value="17795" calcext:value-type="float">
            <text:p>17795</text:p>
          </table:table-cell>
          <table:table-cell office:value-type="string" calcext:value-type="string">
            <text:p><text:s text:c="4"/>M:</text:p>
          </table:table-cell>
          <table:table-cell office:value-type="float" office:value="-4059" calcext:value-type="float">
            <text:p>-4059</text:p>
          </table:table-cell>
          <table:table-cell office:value-type="float" office:value="507" calcext:value-type="float">
            <text:p>507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<text:s text:c="4"/>G:</text:p>
          </table:table-cell>
          <table:table-cell office:value-type="float" office:value="497" calcext:value-type="float">
            <text:p>497</text:p>
          </table:table-cell>
          <table:table-cell office:value-type="float" office:value="-694" calcext:value-type="float">
            <text:p>-69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45" calcext:value-type="float">
            <text:p>-645</text:p>
          </table:table-cell>
          <table:table-cell office:value-type="float" office:value="-741" calcext:value-type="float">
            <text:p>-741</text:p>
          </table:table-cell>
          <table:table-cell office:value-type="float" office:value="17910" calcext:value-type="float">
            <text:p>17910</text:p>
          </table:table-cell>
          <table:table-cell office:value-type="string" calcext:value-type="string">
            <text:p><text:s text:c="4"/>M:</text:p>
          </table:table-cell>
          <table:table-cell office:value-type="float" office:value="-4084" calcext:value-type="float">
            <text:p>-4084</text:p>
          </table:table-cell>
          <table:table-cell office:value-type="float" office:value="504" calcext:value-type="float">
            <text:p>50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<text:s text:c="4"/>G:</text:p>
          </table:table-cell>
          <table:table-cell office:value-type="float" office:value="723" calcext:value-type="float">
            <text:p>723</text:p>
          </table:table-cell>
          <table:table-cell office:value-type="float" office:value="-687" calcext:value-type="float">
            <text:p>-68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0" calcext:value-type="float">
            <text:p>-660</text:p>
          </table:table-cell>
          <table:table-cell office:value-type="float" office:value="-1022" calcext:value-type="float">
            <text:p>-1022</text:p>
          </table:table-cell>
          <table:table-cell office:value-type="float" office:value="18211" calcext:value-type="float">
            <text:p>18211</text:p>
          </table:table-cell>
          <table:table-cell office:value-type="string" calcext:value-type="string">
            <text:p><text:s text:c="4"/>M:</text:p>
          </table:table-cell>
          <table:table-cell office:value-type="float" office:value="-4135" calcext:value-type="float">
            <text:p>-4135</text:p>
          </table:table-cell>
          <table:table-cell office:value-type="float" office:value="466" calcext:value-type="float">
            <text:p>466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<text:s text:c="4"/>G:</text:p>
          </table:table-cell>
          <table:table-cell office:value-type="float" office:value="896" calcext:value-type="float">
            <text:p>896</text:p>
          </table:table-cell>
          <table:table-cell office:value-type="float" office:value="-2267" calcext:value-type="float">
            <text:p>-226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7" calcext:value-type="float">
            <text:p>157</text:p>
          </table:table-cell>
          <table:table-cell office:value-type="float" office:value="-428" calcext:value-type="float">
            <text:p>-428</text:p>
          </table:table-cell>
          <table:table-cell office:value-type="float" office:value="17699" calcext:value-type="float">
            <text:p>17699</text:p>
          </table:table-cell>
          <table:table-cell office:value-type="string" calcext:value-type="string">
            <text:p><text:s text:c="4"/>M:</text:p>
          </table:table-cell>
          <table:table-cell office:value-type="float" office:value="-4135" calcext:value-type="float">
            <text:p>-4135</text:p>
          </table:table-cell>
          <table:table-cell office:value-type="float" office:value="466" calcext:value-type="float">
            <text:p>466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<text:s text:c="4"/>G:</text:p>
          </table:table-cell>
          <table:table-cell office:value-type="float" office:value="2335" calcext:value-type="float">
            <text:p>2335</text:p>
          </table:table-cell>
          <table:table-cell office:value-type="float" office:value="-719" calcext:value-type="float">
            <text:p>-719</text:p>
          </table:table-cell>
          <table:table-cell office:value-type="float" office:value="-332" calcext:value-type="float">
            <text:p>-3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office:value-type="float" office:value="-134" calcext:value-type="float">
            <text:p>-134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4185" calcext:value-type="float">
            <text:p>-4185</text:p>
          </table:table-cell>
          <table:table-cell office:value-type="float" office:value="416" calcext:value-type="float">
            <text:p>416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<text:s text:c="4"/>G:</text:p>
          </table:table-cell>
          <table:table-cell office:value-type="float" office:value="206" calcext:value-type="float">
            <text:p>206</text:p>
          </table:table-cell>
          <table:table-cell office:value-type="float" office:value="-345" calcext:value-type="float">
            <text:p>-3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33" calcext:value-type="float">
            <text:p>-233</text:p>
          </table:table-cell>
          <table:table-cell office:value-type="float" office:value="-126" calcext:value-type="float">
            <text:p>-126</text:p>
          </table:table-cell>
          <table:table-cell office:value-type="float" office:value="18060" calcext:value-type="float">
            <text:p>18060</text:p>
          </table:table-cell>
          <table:table-cell office:value-type="string" calcext:value-type="string">
            <text:p><text:s text:c="4"/>M:</text:p>
          </table:table-cell>
          <table:table-cell office:value-type="float" office:value="-4164" calcext:value-type="float">
            <text:p>-4164</text:p>
          </table:table-cell>
          <table:table-cell office:value-type="float" office:value="482" calcext:value-type="float">
            <text:p>482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457" calcext:value-type="float">
            <text:p>-45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office:value-type="float" office:value="-205" calcext:value-type="float">
            <text:p>-205</text:p>
          </table:table-cell>
          <table:table-cell office:value-type="float" office:value="18022" calcext:value-type="float">
            <text:p>18022</text:p>
          </table:table-cell>
          <table:table-cell office:value-type="string" calcext:value-type="string">
            <text:p><text:s text:c="4"/>M:</text:p>
          </table:table-cell>
          <table:table-cell office:value-type="float" office:value="-4164" calcext:value-type="float">
            <text:p>-4164</text:p>
          </table:table-cell>
          <table:table-cell office:value-type="float" office:value="482" calcext:value-type="float">
            <text:p>482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05" calcext:value-type="float">
            <text:p>-4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197" calcext:value-type="float">
            <text:p>-197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<text:s text:c="4"/>M:</text:p>
          </table:table-cell>
          <table:table-cell office:value-type="float" office:value="-4166" calcext:value-type="float">
            <text:p>-4166</text:p>
          </table:table-cell>
          <table:table-cell office:value-type="float" office:value="483" calcext:value-type="float">
            <text:p>483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6" calcext:value-type="float">
            <text:p>-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office:value-type="float" office:value="-205" calcext:value-type="float">
            <text:p>-205</text:p>
          </table:table-cell>
          <table:table-cell office:value-type="float" office:value="18046" calcext:value-type="float">
            <text:p>18046</text:p>
          </table:table-cell>
          <table:table-cell office:value-type="string" calcext:value-type="string">
            <text:p><text:s text:c="4"/>M:</text:p>
          </table:table-cell>
          <table:table-cell office:value-type="float" office:value="-4166" calcext:value-type="float">
            <text:p>-4166</text:p>
          </table:table-cell>
          <table:table-cell office:value-type="float" office:value="491" calcext:value-type="float">
            <text:p>491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33" calcext:value-type="float">
            <text:p>-4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office:value-type="float" office:value="-201" calcext:value-type="float">
            <text:p>-201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<text:s text:c="4"/>M:</text:p>
          </table:table-cell>
          <table:table-cell office:value-type="float" office:value="-4166" calcext:value-type="float">
            <text:p>-4166</text:p>
          </table:table-cell>
          <table:table-cell office:value-type="float" office:value="491" calcext:value-type="float">
            <text:p>491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18" calcext:value-type="float">
            <text:p>-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office:value-type="float" office:value="-208" calcext:value-type="float">
            <text:p>-208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<text:s text:c="4"/>M:</text:p>
          </table:table-cell>
          <table:table-cell office:value-type="float" office:value="-4161" calcext:value-type="float">
            <text:p>-4161</text:p>
          </table:table-cell>
          <table:table-cell office:value-type="float" office:value="482" calcext:value-type="float">
            <text:p>482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20" calcext:value-type="float">
            <text:p>-4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office:value-type="float" office:value="-193" calcext:value-type="float">
            <text:p>-193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4156" calcext:value-type="float">
            <text:p>-4156</text:p>
          </table:table-cell>
          <table:table-cell office:value-type="float" office:value="482" calcext:value-type="float">
            <text:p>482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<text:s text:c="4"/>G:</text:p>
          </table:table-cell>
          <table:table-cell office:value-type="float" office:value="158" calcext:value-type="float">
            <text:p>158</text:p>
          </table:table-cell>
          <table:table-cell office:value-type="float" office:value="-409" calcext:value-type="float">
            <text:p>-4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office:value-type="float" office:value="-210" calcext:value-type="float">
            <text:p>-210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<text:s text:c="4"/>M:</text:p>
          </table:table-cell>
          <table:table-cell office:value-type="float" office:value="-4156" calcext:value-type="float">
            <text:p>-4156</text:p>
          </table:table-cell>
          <table:table-cell office:value-type="float" office:value="482" calcext:value-type="float">
            <text:p>482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26" calcext:value-type="float">
            <text:p>-4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office:value-type="float" office:value="-222" calcext:value-type="float">
            <text:p>-222</text:p>
          </table:table-cell>
          <table:table-cell office:value-type="float" office:value="18046" calcext:value-type="float">
            <text:p>18046</text:p>
          </table:table-cell>
          <table:table-cell office:value-type="string" calcext:value-type="string">
            <text:p><text:s text:c="4"/>M:</text:p>
          </table:table-cell>
          <table:table-cell office:value-type="float" office:value="-4169" calcext:value-type="float">
            <text:p>-4169</text:p>
          </table:table-cell>
          <table:table-cell office:value-type="float" office:value="485" calcext:value-type="float">
            <text:p>485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9" calcext:value-type="float">
            <text:p>-4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  <table:table-cell office:value-type="float" office:value="-222" calcext:value-type="float">
            <text:p>-222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<text:s text:c="4"/>M:</text:p>
          </table:table-cell>
          <table:table-cell office:value-type="float" office:value="-4169" calcext:value-type="float">
            <text:p>-4169</text:p>
          </table:table-cell>
          <table:table-cell office:value-type="float" office:value="485" calcext:value-type="float">
            <text:p>485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<text:s text:c="4"/>G:</text:p>
          </table:table-cell>
          <table:table-cell office:value-type="float" office:value="185" calcext:value-type="float">
            <text:p>185</text:p>
          </table:table-cell>
          <table:table-cell office:value-type="float" office:value="-416" calcext:value-type="float">
            <text:p>-4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8" calcext:value-type="float">
            <text:p>668</text:p>
          </table:table-cell>
          <table:table-cell office:value-type="float" office:value="-1707" calcext:value-type="float">
            <text:p>-1707</text:p>
          </table:table-cell>
          <table:table-cell office:value-type="float" office:value="17923" calcext:value-type="float">
            <text:p>17923</text:p>
          </table:table-cell>
          <table:table-cell office:value-type="string" calcext:value-type="string">
            <text:p><text:s text:c="4"/>M:</text:p>
          </table:table-cell>
          <table:table-cell office:value-type="float" office:value="-4161" calcext:value-type="float">
            <text:p>-4161</text:p>
          </table:table-cell>
          <table:table-cell office:value-type="float" office:value="484" calcext:value-type="float">
            <text:p>48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<text:s text:c="4"/>G:</text:p>
          </table:table-cell>
          <table:table-cell office:value-type="float" office:value="196" calcext:value-type="float">
            <text:p>196</text:p>
          </table:table-cell>
          <table:table-cell office:value-type="float" office:value="-326" calcext:value-type="float">
            <text:p>-32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office:value-type="float" office:value="-259" calcext:value-type="float">
            <text:p>-259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<text:s text:c="4"/>M:</text:p>
          </table:table-cell>
          <table:table-cell office:value-type="float" office:value="-4157" calcext:value-type="float">
            <text:p>-4157</text:p>
          </table:table-cell>
          <table:table-cell office:value-type="float" office:value="478" calcext:value-type="float">
            <text:p>478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01" calcext:value-type="float">
            <text:p>-4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4" calcext:value-type="float">
            <text:p>94</text:p>
          </table:table-cell>
          <table:table-cell office:value-type="float" office:value="-204" calcext:value-type="float">
            <text:p>-204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<text:s text:c="4"/>M:</text:p>
          </table:table-cell>
          <table:table-cell office:value-type="float" office:value="-4157" calcext:value-type="float">
            <text:p>-4157</text:p>
          </table:table-cell>
          <table:table-cell office:value-type="float" office:value="478" calcext:value-type="float">
            <text:p>478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27" calcext:value-type="float">
            <text:p>-4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office:value-type="float" office:value="-240" calcext:value-type="float">
            <text:p>-240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<text:s text:c="4"/>M:</text:p>
          </table:table-cell>
          <table:table-cell office:value-type="float" office:value="-4157" calcext:value-type="float">
            <text:p>-4157</text:p>
          </table:table-cell>
          <table:table-cell office:value-type="float" office:value="485" calcext:value-type="float">
            <text:p>48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32" calcext:value-type="float">
            <text:p>-4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0" calcext:value-type="float">
            <text:p>160</text:p>
          </table:table-cell>
          <table:table-cell office:value-type="float" office:value="-220" calcext:value-type="float">
            <text:p>-220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<text:s text:c="4"/>M:</text:p>
          </table:table-cell>
          <table:table-cell office:value-type="float" office:value="-4153" calcext:value-type="float">
            <text:p>-4153</text:p>
          </table:table-cell>
          <table:table-cell office:value-type="float" office:value="484" calcext:value-type="float">
            <text:p>484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<text:s text:c="4"/>G:</text:p>
          </table:table-cell>
          <table:table-cell office:value-type="float" office:value="154" calcext:value-type="float">
            <text:p>154</text:p>
          </table:table-cell>
          <table:table-cell office:value-type="float" office:value="-396" calcext:value-type="float">
            <text:p>-396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office:value-type="float" office:value="-160" calcext:value-type="float">
            <text:p>-160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<text:s text:c="4"/>M:</text:p>
          </table:table-cell>
          <table:table-cell office:value-type="float" office:value="-4153" calcext:value-type="float">
            <text:p>-4153</text:p>
          </table:table-cell>
          <table:table-cell office:value-type="float" office:value="484" calcext:value-type="float">
            <text:p>484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75" calcext:value-type="float">
            <text:p>-47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8" calcext:value-type="float">
            <text:p>128</text:p>
          </table:table-cell>
          <table:table-cell office:value-type="float" office:value="-231" calcext:value-type="float">
            <text:p>-231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4184" calcext:value-type="float">
            <text:p>-4184</text:p>
          </table:table-cell>
          <table:table-cell office:value-type="float" office:value="463" calcext:value-type="float">
            <text:p>463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313" calcext:value-type="float">
            <text:p>-3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office:value-type="float" office:value="-255" calcext:value-type="float">
            <text:p>-255</text:p>
          </table:table-cell>
          <table:table-cell office:value-type="float" office:value="18080" calcext:value-type="float">
            <text:p>18080</text:p>
          </table:table-cell>
          <table:table-cell office:value-type="string" calcext:value-type="string">
            <text:p><text:s text:c="4"/>M:</text:p>
          </table:table-cell>
          <table:table-cell office:value-type="float" office:value="-4248" calcext:value-type="float">
            <text:p>-4248</text:p>
          </table:table-cell>
          <table:table-cell office:value-type="float" office:value="354" calcext:value-type="float">
            <text:p>354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<text:s text:c="4"/>G:</text:p>
          </table:table-cell>
          <table:table-cell office:value-type="float" office:value="190" calcext:value-type="float">
            <text:p>190</text:p>
          </table:table-cell>
          <table:table-cell office:value-type="float" office:value="-367" calcext:value-type="float">
            <text:p>-3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4" calcext:value-type="float">
            <text:p>564</text:p>
          </table:table-cell>
          <table:table-cell office:value-type="float" office:value="-241" calcext:value-type="float">
            <text:p>-241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<text:s text:c="4"/>M:</text:p>
          </table:table-cell>
          <table:table-cell office:value-type="float" office:value="-4248" calcext:value-type="float">
            <text:p>-4248</text:p>
          </table:table-cell>
          <table:table-cell office:value-type="float" office:value="354" calcext:value-type="float">
            <text:p>354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<text:s text:c="4"/>G:</text:p>
          </table:table-cell>
          <table:table-cell office:value-type="float" office:value="197" calcext:value-type="float">
            <text:p>197</text:p>
          </table:table-cell>
          <table:table-cell office:value-type="float" office:value="-327" calcext:value-type="float">
            <text:p>-32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2" calcext:value-type="float">
            <text:p>812</text:p>
          </table:table-cell>
          <table:table-cell office:value-type="float" office:value="-258" calcext:value-type="float">
            <text:p>-258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<text:s text:c="4"/>M:</text:p>
          </table:table-cell>
          <table:table-cell office:value-type="float" office:value="-6816" calcext:value-type="float">
            <text:p>-6816</text:p>
          </table:table-cell>
          <table:table-cell office:value-type="float" office:value="-4" calcext:value-type="float">
            <text:p>-4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311" calcext:value-type="float">
            <text:p>-31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70" calcext:value-type="float">
            <text:p>1170</text:p>
          </table:table-cell>
          <table:table-cell office:value-type="float" office:value="-234" calcext:value-type="float">
            <text:p>-234</text:p>
          </table:table-cell>
          <table:table-cell office:value-type="float" office:value="18096" calcext:value-type="float">
            <text:p>18096</text:p>
          </table:table-cell>
          <table:table-cell office:value-type="string" calcext:value-type="string">
            <text:p><text:s text:c="4"/>M:</text:p>
          </table:table-cell>
          <table:table-cell office:value-type="float" office:value="-6816" calcext:value-type="float">
            <text:p>-6816</text:p>
          </table:table-cell>
          <table:table-cell office:value-type="float" office:value="-4" calcext:value-type="float">
            <text:p>-4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<text:s text:c="4"/>G:</text:p>
          </table:table-cell>
          <table:table-cell office:value-type="float" office:value="189" calcext:value-type="float">
            <text:p>189</text:p>
          </table:table-cell>
          <table:table-cell office:value-type="float" office:value="-251" calcext:value-type="float">
            <text:p>-25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7" calcext:value-type="float">
            <text:p>467</text:p>
          </table:table-cell>
          <table:table-cell office:value-type="float" office:value="112" calcext:value-type="float">
            <text:p>112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<text:s text:c="4"/>M:</text:p>
          </table:table-cell>
          <table:table-cell office:value-type="float" office:value="-5732" calcext:value-type="float">
            <text:p>-5732</text:p>
          </table:table-cell>
          <table:table-cell office:value-type="float" office:value="353" calcext:value-type="float">
            <text:p>353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<text:s text:c="4"/>G:</text:p>
          </table:table-cell>
          <table:table-cell office:value-type="float" office:value="154" calcext:value-type="float">
            <text:p>154</text:p>
          </table:table-cell>
          <table:table-cell office:value-type="float" office:value="-393" calcext:value-type="float">
            <text:p>-39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office:value-type="float" office:value="-433" calcext:value-type="float">
            <text:p>-433</text:p>
          </table:table-cell>
          <table:table-cell office:value-type="float" office:value="18118" calcext:value-type="float">
            <text:p>18118</text:p>
          </table:table-cell>
          <table:table-cell office:value-type="string" calcext:value-type="string">
            <text:p><text:s text:c="4"/>M:</text:p>
          </table:table-cell>
          <table:table-cell office:value-type="float" office:value="-4087" calcext:value-type="float">
            <text:p>-4087</text:p>
          </table:table-cell>
          <table:table-cell office:value-type="float" office:value="635" calcext:value-type="float">
            <text:p>635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310" calcext:value-type="float">
            <text:p>-31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3" calcext:value-type="float">
            <text:p>-213</text:p>
          </table:table-cell>
          <table:table-cell office:value-type="float" office:value="-507" calcext:value-type="float">
            <text:p>-507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<text:s text:c="4"/>M:</text:p>
          </table:table-cell>
          <table:table-cell office:value-type="float" office:value="-4087" calcext:value-type="float">
            <text:p>-4087</text:p>
          </table:table-cell>
          <table:table-cell office:value-type="float" office:value="635" calcext:value-type="float">
            <text:p>635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<text:s text:c="4"/>G:</text:p>
          </table:table-cell>
          <table:table-cell office:value-type="float" office:value="208" calcext:value-type="float">
            <text:p>208</text:p>
          </table:table-cell>
          <table:table-cell office:value-type="float" office:value="-325" calcext:value-type="float">
            <text:p>-32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  <table:table-cell office:value-type="float" office:value="-281" calcext:value-type="float">
            <text:p>-281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<text:s text:c="4"/>M:</text:p>
          </table:table-cell>
          <table:table-cell office:value-type="float" office:value="-5371" calcext:value-type="float">
            <text:p>-5371</text:p>
          </table:table-cell>
          <table:table-cell office:value-type="float" office:value="316" calcext:value-type="float">
            <text:p>316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<text:s text:c="4"/>G:</text:p>
          </table:table-cell>
          <table:table-cell office:value-type="float" office:value="142" calcext:value-type="float">
            <text:p>142</text:p>
          </table:table-cell>
          <table:table-cell office:value-type="float" office:value="-378" calcext:value-type="float">
            <text:p>-37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2" calcext:value-type="float">
            <text:p>422</text:p>
          </table:table-cell>
          <table:table-cell office:value-type="float" office:value="-160" calcext:value-type="float">
            <text:p>-160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<text:s text:c="4"/>M:</text:p>
          </table:table-cell>
          <table:table-cell office:value-type="float" office:value="-4334" calcext:value-type="float">
            <text:p>-4334</text:p>
          </table:table-cell>
          <table:table-cell office:value-type="float" office:value="652" calcext:value-type="float">
            <text:p>652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<text:s text:c="4"/>G:</text:p>
          </table:table-cell>
          <table:table-cell office:value-type="float" office:value="121" calcext:value-type="float">
            <text:p>121</text:p>
          </table:table-cell>
          <table:table-cell office:value-type="float" office:value="-287" calcext:value-type="float">
            <text:p>-287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7" calcext:value-type="float">
            <text:p>217</text:p>
          </table:table-cell>
          <table:table-cell office:value-type="float" office:value="-232" calcext:value-type="float">
            <text:p>-232</text:p>
          </table:table-cell>
          <table:table-cell office:value-type="float" office:value="17967" calcext:value-type="float">
            <text:p>17967</text:p>
          </table:table-cell>
          <table:table-cell office:value-type="string" calcext:value-type="string">
            <text:p><text:s text:c="4"/>M:</text:p>
          </table:table-cell>
          <table:table-cell office:value-type="float" office:value="-4334" calcext:value-type="float">
            <text:p>-4334</text:p>
          </table:table-cell>
          <table:table-cell office:value-type="float" office:value="652" calcext:value-type="float">
            <text:p>652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<text:s text:c="4"/>G:</text:p>
          </table:table-cell>
          <table:table-cell office:value-type="float" office:value="158" calcext:value-type="float">
            <text:p>158</text:p>
          </table:table-cell>
          <table:table-cell office:value-type="float" office:value="-545" calcext:value-type="float">
            <text:p>-545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8" calcext:value-type="float">
            <text:p>-88</text:p>
          </table:table-cell>
          <table:table-cell office:value-type="float" office:value="-330" calcext:value-type="float">
            <text:p>-330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<text:s text:c="4"/>M:</text:p>
          </table:table-cell>
          <table:table-cell office:value-type="float" office:value="-3715" calcext:value-type="float">
            <text:p>-3715</text:p>
          </table:table-cell>
          <table:table-cell office:value-type="float" office:value="729" calcext:value-type="float">
            <text:p>729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<text:s text:c="4"/>G:</text:p>
          </table:table-cell>
          <table:table-cell office:value-type="float" office:value="114" calcext:value-type="float">
            <text:p>114</text:p>
          </table:table-cell>
          <table:table-cell office:value-type="float" office:value="-409" calcext:value-type="float">
            <text:p>-409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0" calcext:value-type="float">
            <text:p>300</text:p>
          </table:table-cell>
          <table:table-cell office:value-type="float" office:value="-229" calcext:value-type="float">
            <text:p>-229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<text:s text:c="4"/>M:</text:p>
          </table:table-cell>
          <table:table-cell office:value-type="float" office:value="-4195" calcext:value-type="float">
            <text:p>-4195</text:p>
          </table:table-cell>
          <table:table-cell office:value-type="float" office:value="413" calcext:value-type="float">
            <text:p>413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<text:s text:c="4"/>G:</text:p>
          </table:table-cell>
          <table:table-cell office:value-type="float" office:value="145" calcext:value-type="float">
            <text:p>145</text:p>
          </table:table-cell>
          <table:table-cell office:value-type="float" office:value="-268" calcext:value-type="float">
            <text:p>-2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office:value-type="float" office:value="-94" calcext:value-type="float">
            <text:p>-94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<text:s text:c="4"/>M:</text:p>
          </table:table-cell>
          <table:table-cell office:value-type="float" office:value="-4195" calcext:value-type="float">
            <text:p>-4195</text:p>
          </table:table-cell>
          <table:table-cell office:value-type="float" office:value="413" calcext:value-type="float">
            <text:p>413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<text:s text:c="4"/>G:</text:p>
          </table:table-cell>
          <table:table-cell office:value-type="float" office:value="199" calcext:value-type="float">
            <text:p>199</text:p>
          </table:table-cell>
          <table:table-cell office:value-type="float" office:value="-459" calcext:value-type="float">
            <text:p>-45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31" calcext:value-type="float">
            <text:p>13531</text:p>
          </table:table-cell>
          <table:table-cell office:value-type="float" office:value="-4359" calcext:value-type="float">
            <text:p>-4359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<text:s text:c="4"/>M:</text:p>
          </table:table-cell>
          <table:table-cell office:value-type="float" office:value="-4413" calcext:value-type="float">
            <text:p>-4413</text:p>
          </table:table-cell>
          <table:table-cell office:value-type="float" office:value="215" calcext:value-type="float">
            <text:p>215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<text:s text:c="4"/>G: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2" calcext:value-type="float">
            <text:p>-412</text:p>
          </table:table-cell>
          <table:table-cell office:value-type="float" office:value="8" calcext:value-type="float">
            <text:p>8</text:p>
          </table:table-cell>
          <table:table-cell office:value-type="float" office:value="17926" calcext:value-type="float">
            <text:p>17926</text:p>
          </table:table-cell>
          <table:table-cell office:value-type="string" calcext:value-type="string">
            <text:p><text:s text:c="4"/>M:</text:p>
          </table:table-cell>
          <table:table-cell office:value-type="float" office:value="-4413" calcext:value-type="float">
            <text:p>-4413</text:p>
          </table:table-cell>
          <table:table-cell office:value-type="float" office:value="215" calcext:value-type="float">
            <text:p>215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587" calcext:value-type="float">
            <text:p>-58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  <table:table-cell office:value-type="float" office:value="-236" calcext:value-type="float">
            <text:p>-236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<text:s text:c="4"/>M:</text:p>
          </table:table-cell>
          <table:table-cell office:value-type="float" office:value="-5935" calcext:value-type="float">
            <text:p>-5935</text:p>
          </table:table-cell>
          <table:table-cell office:value-type="float" office:value="-7" calcext:value-type="float">
            <text:p>-7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52" calcext:value-type="float">
            <text:p>-45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office:value-type="float" office:value="-277" calcext:value-type="float">
            <text:p>-277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<text:s text:c="4"/>M:</text:p>
          </table:table-cell>
          <table:table-cell office:value-type="float" office:value="-5937" calcext:value-type="float">
            <text:p>-5937</text:p>
          </table:table-cell>
          <table:table-cell office:value-type="float" office:value="-23" calcext:value-type="float">
            <text:p>-23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69" calcext:value-type="float">
            <text:p>-4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office:value-type="float" office:value="-250" calcext:value-type="float">
            <text:p>-250</text:p>
          </table:table-cell>
          <table:table-cell office:value-type="float" office:value="18106" calcext:value-type="float">
            <text:p>18106</text:p>
          </table:table-cell>
          <table:table-cell office:value-type="string" calcext:value-type="string">
            <text:p><text:s text:c="4"/>M:</text:p>
          </table:table-cell>
          <table:table-cell office:value-type="float" office:value="-5937" calcext:value-type="float">
            <text:p>-5937</text:p>
          </table:table-cell>
          <table:table-cell office:value-type="float" office:value="-23" calcext:value-type="float">
            <text:p>-23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83" calcext:value-type="float">
            <text:p>-483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  <table:table-cell office:value-type="float" office:value="-271" calcext:value-type="float">
            <text:p>-271</text:p>
          </table:table-cell>
          <table:table-cell office:value-type="float" office:value="17983" calcext:value-type="float">
            <text:p>17983</text:p>
          </table:table-cell>
          <table:table-cell office:value-type="string" calcext:value-type="string">
            <text:p><text:s text:c="4"/>M:</text:p>
          </table:table-cell>
          <table:table-cell office:value-type="float" office:value="-5939" calcext:value-type="float">
            <text:p>-5939</text:p>
          </table:table-cell>
          <table:table-cell office:value-type="float" office:value="-16" calcext:value-type="float">
            <text:p>-16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3" calcext:value-type="float">
            <text:p>-4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office:value-type="float" office:value="-216" calcext:value-type="float">
            <text:p>-216</text:p>
          </table:table-cell>
          <table:table-cell office:value-type="float" office:value="18117" calcext:value-type="float">
            <text:p>18117</text:p>
          </table:table-cell>
          <table:table-cell office:value-type="string" calcext:value-type="string">
            <text:p><text:s text:c="4"/>M:</text:p>
          </table:table-cell>
          <table:table-cell office:value-type="float" office:value="-5933" calcext:value-type="float">
            <text:p>-5933</text:p>
          </table:table-cell>
          <table:table-cell office:value-type="float" office:value="-27" calcext:value-type="float">
            <text:p>-2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23" calcext:value-type="float">
            <text:p>-4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0" calcext:value-type="float">
            <text:p>-50</text:p>
          </table:table-cell>
          <table:table-cell office:value-type="float" office:value="-242" calcext:value-type="float">
            <text:p>-242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<text:s text:c="4"/>M:</text:p>
          </table:table-cell>
          <table:table-cell office:value-type="float" office:value="-5933" calcext:value-type="float">
            <text:p>-5933</text:p>
          </table:table-cell>
          <table:table-cell office:value-type="float" office:value="-27" calcext:value-type="float">
            <text:p>-27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34" calcext:value-type="float">
            <text:p>-43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  <table:table-cell office:value-type="float" office:value="-179" calcext:value-type="float">
            <text:p>-179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<text:s text:c="4"/>M:</text:p>
          </table:table-cell>
          <table:table-cell office:value-type="float" office:value="-5939" calcext:value-type="float">
            <text:p>-5939</text:p>
          </table:table-cell>
          <table:table-cell office:value-type="float" office:value="-14" calcext:value-type="float">
            <text:p>-14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<text:s text:c="4"/>G:</text:p>
          </table:table-cell>
          <table:table-cell office:value-type="float" office:value="149" calcext:value-type="float">
            <text:p>149</text:p>
          </table:table-cell>
          <table:table-cell office:value-type="float" office:value="-428" calcext:value-type="float">
            <text:p>-4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7" calcext:value-type="float">
            <text:p>-77</text:p>
          </table:table-cell>
          <table:table-cell office:value-type="float" office:value="-252" calcext:value-type="float">
            <text:p>-252</text:p>
          </table:table-cell>
          <table:table-cell office:value-type="float" office:value="18052" calcext:value-type="float">
            <text:p>18052</text:p>
          </table:table-cell>
          <table:table-cell office:value-type="string" calcext:value-type="string">
            <text:p><text:s text:c="4"/>M:</text:p>
          </table:table-cell>
          <table:table-cell office:value-type="float" office:value="-5943" calcext:value-type="float">
            <text:p>-5943</text:p>
          </table:table-cell>
          <table:table-cell office:value-type="float" office:value="-17" calcext:value-type="float">
            <text:p>-17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12" calcext:value-type="float">
            <text:p>-4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office:value-type="float" office:value="-228" calcext:value-type="float">
            <text:p>-228</text:p>
          </table:table-cell>
          <table:table-cell office:value-type="float" office:value="18060" calcext:value-type="float">
            <text:p>18060</text:p>
          </table:table-cell>
          <table:table-cell office:value-type="string" calcext:value-type="string">
            <text:p><text:s text:c="4"/>M:</text:p>
          </table:table-cell>
          <table:table-cell office:value-type="float" office:value="-5943" calcext:value-type="float">
            <text:p>-5943</text:p>
          </table:table-cell>
          <table:table-cell office:value-type="float" office:value="-17" calcext:value-type="float">
            <text:p>-17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0" calcext:value-type="float">
            <text:p>-4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  <table:table-cell office:value-type="float" office:value="-233" calcext:value-type="float">
            <text:p>-233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<text:s text:c="4"/>M:</text:p>
          </table:table-cell>
          <table:table-cell office:value-type="float" office:value="-5931" calcext:value-type="float">
            <text:p>-5931</text:p>
          </table:table-cell>
          <table:table-cell office:value-type="float" office:value="-15" calcext:value-type="float">
            <text:p>-15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9" calcext:value-type="float">
            <text:p>-4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" calcext:value-type="float">
            <text:p>-101</text:p>
          </table:table-cell>
          <table:table-cell office:value-type="float" office:value="-210" calcext:value-type="float">
            <text:p>-210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<text:s text:c="4"/>M:</text:p>
          </table:table-cell>
          <table:table-cell office:value-type="float" office:value="-5935" calcext:value-type="float">
            <text:p>-5935</text:p>
          </table:table-cell>
          <table:table-cell office:value-type="float" office:value="-16" calcext:value-type="float">
            <text:p>-16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08" calcext:value-type="float">
            <text:p>-4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  <table:table-cell office:value-type="float" office:value="-234" calcext:value-type="float">
            <text:p>-234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s text:c="4"/>M:</text:p>
          </table:table-cell>
          <table:table-cell office:value-type="float" office:value="-5935" calcext:value-type="float">
            <text:p>-5935</text:p>
          </table:table-cell>
          <table:table-cell office:value-type="float" office:value="-16" calcext:value-type="float">
            <text:p>-16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33" calcext:value-type="float">
            <text:p>-4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office:value-type="float" office:value="-254" calcext:value-type="float">
            <text:p>-254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<text:s text:c="4"/>M:</text:p>
          </table:table-cell>
          <table:table-cell office:value-type="float" office:value="-5935" calcext:value-type="float">
            <text:p>-5935</text:p>
          </table:table-cell>
          <table:table-cell office:value-type="float" office:value="-18" calcext:value-type="float">
            <text:p>-18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22" calcext:value-type="float">
            <text:p>-4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office:value-type="float" office:value="-225" calcext:value-type="float">
            <text:p>-225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<text:s text:c="4"/>M:</text:p>
          </table:table-cell>
          <table:table-cell office:value-type="float" office:value="-5935" calcext:value-type="float">
            <text:p>-5935</text:p>
          </table:table-cell>
          <table:table-cell office:value-type="float" office:value="-18" calcext:value-type="float">
            <text:p>-18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27" calcext:value-type="float">
            <text:p>-42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223" calcext:value-type="float">
            <text:p>-223</text:p>
          </table:table-cell>
          <table:table-cell office:value-type="float" office:value="18042" calcext:value-type="float">
            <text:p>18042</text:p>
          </table:table-cell>
          <table:table-cell office:value-type="string" calcext:value-type="string">
            <text:p><text:s text:c="4"/>M:</text:p>
          </table:table-cell>
          <table:table-cell office:value-type="float" office:value="-5938" calcext:value-type="float">
            <text:p>-5938</text:p>
          </table:table-cell>
          <table:table-cell office:value-type="float" office:value="-16" calcext:value-type="float">
            <text:p>-16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8" calcext:value-type="float">
            <text:p>-4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office:value-type="float" office:value="-222" calcext:value-type="float">
            <text:p>-222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5939" calcext:value-type="float">
            <text:p>-5939</text:p>
          </table:table-cell>
          <table:table-cell office:value-type="float" office:value="-11" calcext:value-type="float">
            <text:p>-11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8" calcext:value-type="float">
            <text:p>-4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6" calcext:value-type="float">
            <text:p>-76</text:p>
          </table:table-cell>
          <table:table-cell office:value-type="float" office:value="-216" calcext:value-type="float">
            <text:p>-216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<text:s text:c="4"/>M:</text:p>
          </table:table-cell>
          <table:table-cell office:value-type="float" office:value="-5939" calcext:value-type="float">
            <text:p>-5939</text:p>
          </table:table-cell>
          <table:table-cell office:value-type="float" office:value="-11" calcext:value-type="float">
            <text:p>-11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10" calcext:value-type="float">
            <text:p>-4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office:value-type="float" office:value="-221" calcext:value-type="float">
            <text:p>-221</text:p>
          </table:table-cell>
          <table:table-cell office:value-type="float" office:value="18036" calcext:value-type="float">
            <text:p>18036</text:p>
          </table:table-cell>
          <table:table-cell office:value-type="string" calcext:value-type="string">
            <text:p><text:s text:c="4"/>M:</text:p>
          </table:table-cell>
          <table:table-cell office:value-type="float" office:value="-5939" calcext:value-type="float">
            <text:p>-5939</text:p>
          </table:table-cell>
          <table:table-cell office:value-type="float" office:value="-21" calcext:value-type="float">
            <text:p>-21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07" calcext:value-type="float">
            <text:p>-4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6" calcext:value-type="float">
            <text:p>-56</text:p>
          </table:table-cell>
          <table:table-cell office:value-type="float" office:value="-242" calcext:value-type="float">
            <text:p>-242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<text:s text:c="4"/>M:</text:p>
          </table:table-cell>
          <table:table-cell office:value-type="float" office:value="-5934" calcext:value-type="float">
            <text:p>-5934</text:p>
          </table:table-cell>
          <table:table-cell office:value-type="float" office:value="-21" calcext:value-type="float">
            <text:p>-21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40" calcext:value-type="float">
            <text:p>-4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office:value-type="float" office:value="-242" calcext:value-type="float">
            <text:p>-242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<text:s text:c="4"/>M:</text:p>
          </table:table-cell>
          <table:table-cell office:value-type="float" office:value="-5934" calcext:value-type="float">
            <text:p>-5934</text:p>
          </table:table-cell>
          <table:table-cell office:value-type="float" office:value="-21" calcext:value-type="float">
            <text:p>-21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21" calcext:value-type="float">
            <text:p>-42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office:value-type="float" office:value="-224" calcext:value-type="float">
            <text:p>-224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s text:c="4"/>M:</text:p>
          </table:table-cell>
          <table:table-cell office:value-type="float" office:value="-5938" calcext:value-type="float">
            <text:p>-5938</text:p>
          </table:table-cell>
          <table:table-cell office:value-type="float" office:value="-18" calcext:value-type="float">
            <text:p>-18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25" calcext:value-type="float">
            <text:p>-4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office:value-type="float" office:value="-214" calcext:value-type="float">
            <text:p>-214</text:p>
          </table:table-cell>
          <table:table-cell office:value-type="float" office:value="18046" calcext:value-type="float">
            <text:p>18046</text:p>
          </table:table-cell>
          <table:table-cell office:value-type="string" calcext:value-type="string">
            <text:p><text:s text:c="4"/>M:</text:p>
          </table:table-cell>
          <table:table-cell office:value-type="float" office:value="-5934" calcext:value-type="float">
            <text:p>-5934</text:p>
          </table:table-cell>
          <table:table-cell office:value-type="float" office:value="-19" calcext:value-type="float">
            <text:p>-19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1" calcext:value-type="float">
            <text:p>-4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257" calcext:value-type="float">
            <text:p>-257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5934" calcext:value-type="float">
            <text:p>-5934</text:p>
          </table:table-cell>
          <table:table-cell office:value-type="float" office:value="-19" calcext:value-type="float">
            <text:p>-19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22" calcext:value-type="float">
            <text:p>-4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  <table:table-cell office:value-type="float" office:value="-225" calcext:value-type="float">
            <text:p>-225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5936" calcext:value-type="float">
            <text:p>-5936</text:p>
          </table:table-cell>
          <table:table-cell office:value-type="float" office:value="-9" calcext:value-type="float">
            <text:p>-9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0" calcext:value-type="float">
            <text:p>-4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" calcext:value-type="float">
            <text:p>-55</text:p>
          </table:table-cell>
          <table:table-cell office:value-type="float" office:value="-256" calcext:value-type="float">
            <text:p>-256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5936" calcext:value-type="float">
            <text:p>-5936</text:p>
          </table:table-cell>
          <table:table-cell office:value-type="float" office:value="-9" calcext:value-type="float">
            <text:p>-9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4" calcext:value-type="float">
            <text:p>-4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222" calcext:value-type="float">
            <text:p>-2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5939" calcext:value-type="float">
            <text:p>-5939</text:p>
          </table:table-cell>
          <table:table-cell office:value-type="float" office:value="-14" calcext:value-type="float">
            <text:p>-14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33" calcext:value-type="float">
            <text:p>-4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office:value-type="float" office:value="-252" calcext:value-type="float">
            <text:p>-252</text:p>
          </table:table-cell>
          <table:table-cell office:value-type="float" office:value="18088" calcext:value-type="float">
            <text:p>18088</text:p>
          </table:table-cell>
          <table:table-cell office:value-type="string" calcext:value-type="string">
            <text:p><text:s text:c="4"/>M:</text:p>
          </table:table-cell>
          <table:table-cell office:value-type="float" office:value="-5938" calcext:value-type="float">
            <text:p>-5938</text:p>
          </table:table-cell>
          <table:table-cell office:value-type="float" office:value="-20" calcext:value-type="float">
            <text:p>-20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28" calcext:value-type="float">
            <text:p>-42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office:value-type="float" office:value="-252" calcext:value-type="float">
            <text:p>-252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5938" calcext:value-type="float">
            <text:p>-5938</text:p>
          </table:table-cell>
          <table:table-cell office:value-type="float" office:value="-20" calcext:value-type="float">
            <text:p>-20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16" calcext:value-type="float">
            <text:p>-4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9" calcext:value-type="float">
            <text:p>59</text:p>
          </table:table-cell>
          <table:table-cell office:value-type="float" office:value="-237" calcext:value-type="float">
            <text:p>-237</text:p>
          </table:table-cell>
          <table:table-cell office:value-type="float" office:value="18024" calcext:value-type="float">
            <text:p>18024</text:p>
          </table:table-cell>
          <table:table-cell office:value-type="string" calcext:value-type="string">
            <text:p><text:s text:c="4"/>M:</text:p>
          </table:table-cell>
          <table:table-cell office:value-type="float" office:value="-5935" calcext:value-type="float">
            <text:p>-5935</text:p>
          </table:table-cell>
          <table:table-cell office:value-type="float" office:value="-15" calcext:value-type="float">
            <text:p>-15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32" calcext:value-type="float">
            <text:p>-4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office:value-type="float" office:value="-231" calcext:value-type="float">
            <text:p>-231</text:p>
          </table:table-cell>
          <table:table-cell office:value-type="float" office:value="18062" calcext:value-type="float">
            <text:p>18062</text:p>
          </table:table-cell>
          <table:table-cell office:value-type="string" calcext:value-type="string">
            <text:p><text:s text:c="4"/>M:</text:p>
          </table:table-cell>
          <table:table-cell office:value-type="float" office:value="-5940" calcext:value-type="float">
            <text:p>-5940</text:p>
          </table:table-cell>
          <table:table-cell office:value-type="float" office:value="-22" calcext:value-type="float">
            <text:p>-22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<text:s text:c="4"/>G:</text:p>
          </table:table-cell>
          <table:table-cell office:value-type="float" office:value="148" calcext:value-type="float">
            <text:p>148</text:p>
          </table:table-cell>
          <table:table-cell office:value-type="float" office:value="-407" calcext:value-type="float">
            <text:p>-4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office:value-type="float" office:value="-237" calcext:value-type="float">
            <text:p>-237</text:p>
          </table:table-cell>
          <table:table-cell office:value-type="float" office:value="18082" calcext:value-type="float">
            <text:p>18082</text:p>
          </table:table-cell>
          <table:table-cell office:value-type="string" calcext:value-type="string">
            <text:p><text:s text:c="4"/>M:</text:p>
          </table:table-cell>
          <table:table-cell office:value-type="float" office:value="-5940" calcext:value-type="float">
            <text:p>-5940</text:p>
          </table:table-cell>
          <table:table-cell office:value-type="float" office:value="-22" calcext:value-type="float">
            <text:p>-22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37" calcext:value-type="float">
            <text:p>-4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office:value-type="float" office:value="-217" calcext:value-type="float">
            <text:p>-217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5930" calcext:value-type="float">
            <text:p>-5930</text:p>
          </table:table-cell>
          <table:table-cell office:value-type="float" office:value="-14" calcext:value-type="float">
            <text:p>-14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09" calcext:value-type="float">
            <text:p>-4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office:value-type="float" office:value="-228" calcext:value-type="float">
            <text:p>-228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<text:s text:c="4"/>M:</text:p>
          </table:table-cell>
          <table:table-cell office:value-type="float" office:value="-5936" calcext:value-type="float">
            <text:p>-5936</text:p>
          </table:table-cell>
          <table:table-cell office:value-type="float" office:value="-18" calcext:value-type="float">
            <text:p>-18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19" calcext:value-type="float">
            <text:p>-4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office:value-type="float" office:value="-207" calcext:value-type="float">
            <text:p>-207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<text:s text:c="4"/>M:</text:p>
          </table:table-cell>
          <table:table-cell office:value-type="float" office:value="-5936" calcext:value-type="float">
            <text:p>-5936</text:p>
          </table:table-cell>
          <table:table-cell office:value-type="float" office:value="-18" calcext:value-type="float">
            <text:p>-18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1" calcext:value-type="float">
            <text:p>-4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office:value-type="float" office:value="-230" calcext:value-type="float">
            <text:p>-230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5932" calcext:value-type="float">
            <text:p>-5932</text:p>
          </table:table-cell>
          <table:table-cell office:value-type="float" office:value="-12" calcext:value-type="float">
            <text:p>-12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20" calcext:value-type="float">
            <text:p>-4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D83:.D150])" office:value-type="float" office:value="17923" calcext:value-type="float">
            <text:p>17.9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D83:.D150])" office:value-type="float" office:value="20161" calcext:value-type="float">
            <text:p>20.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tte</text:p>
          </table:table-cell>
          <table:table-cell table:style-name="ce1" table:formula="of:=AVERAGE([.D83:.D150])" office:value-type="float" office:value="18077.0882352941" calcext:value-type="float">
            <text:p>18.0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table:style-name="ce1" table:formula="of:=[.D153]-[.D151]" office:value-type="float" office:value="154.088235294119" calcext:value-type="float">
            <text:p>154</text:p>
          </table:table-cell>
          <table:table-cell table:number-columns-repeated="8"/>
        </table:table-row>
      </table:table>
      <table:table table:name="Tabelle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office:value-type="float" office:value="-248" calcext:value-type="float">
            <text:p>-248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<text:s text:c="4"/>M:</text:p>
          </table:table-cell>
          <table:table-cell office:value-type="float" office:value="-5840" calcext:value-type="float">
            <text:p>-5840</text:p>
          </table:table-cell>
          <table:table-cell office:value-type="float" office:value="-41" calcext:value-type="float">
            <text:p>-41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<text:s text:c="4"/>G:</text:p>
          </table:table-cell>
          <table:table-cell office:value-type="float" office:value="187" calcext:value-type="float">
            <text:p>187</text:p>
          </table:table-cell>
          <table:table-cell office:value-type="float" office:value="-411" calcext:value-type="float">
            <text:p>-4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office:value-type="float" office:value="-279" calcext:value-type="float">
            <text:p>-279</text:p>
          </table:table-cell>
          <table:table-cell office:value-type="float" office:value="18020" calcext:value-type="float">
            <text:p>18020</text:p>
          </table:table-cell>
          <table:table-cell office:value-type="string" calcext:value-type="string">
            <text:p><text:s text:c="4"/>M:</text:p>
          </table:table-cell>
          <table:table-cell office:value-type="float" office:value="-5840" calcext:value-type="float">
            <text:p>-5840</text:p>
          </table:table-cell>
          <table:table-cell office:value-type="float" office:value="-41" calcext:value-type="float">
            <text:p>-41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12" calcext:value-type="float">
            <text:p>-4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office:value-type="float" office:value="-248" calcext:value-type="float">
            <text:p>-248</text:p>
          </table:table-cell>
          <table:table-cell office:value-type="float" office:value="18042" calcext:value-type="float">
            <text:p>18042</text:p>
          </table:table-cell>
          <table:table-cell office:value-type="string" calcext:value-type="string">
            <text:p><text:s text:c="4"/>M:</text:p>
          </table:table-cell>
          <table:table-cell office:value-type="float" office:value="-5836" calcext:value-type="float">
            <text:p>-5836</text:p>
          </table:table-cell>
          <table:table-cell office:value-type="float" office:value="-49" calcext:value-type="float">
            <text:p>-49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32" calcext:value-type="float">
            <text:p>-4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office:value-type="float" office:value="-250" calcext:value-type="float">
            <text:p>-250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5829" calcext:value-type="float">
            <text:p>-5829</text:p>
          </table:table-cell>
          <table:table-cell office:value-type="float" office:value="-42" calcext:value-type="float">
            <text:p>-42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33" calcext:value-type="float">
            <text:p>-4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office:value-type="float" office:value="-233" calcext:value-type="float">
            <text:p>-233</text:p>
          </table:table-cell>
          <table:table-cell office:value-type="float" office:value="18048" calcext:value-type="float">
            <text:p>18048</text:p>
          </table:table-cell>
          <table:table-cell office:value-type="string" calcext:value-type="string">
            <text:p><text:s text:c="4"/>M:</text:p>
          </table:table-cell>
          <table:table-cell office:value-type="float" office:value="-5829" calcext:value-type="float">
            <text:p>-5829</text:p>
          </table:table-cell>
          <table:table-cell office:value-type="float" office:value="-42" calcext:value-type="float">
            <text:p>-42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21" calcext:value-type="float">
            <text:p>-42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office:value-type="float" office:value="-232" calcext:value-type="float">
            <text:p>-232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5838" calcext:value-type="float">
            <text:p>-5838</text:p>
          </table:table-cell>
          <table:table-cell office:value-type="float" office:value="-43" calcext:value-type="float">
            <text:p>-43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22" calcext:value-type="float">
            <text:p>-4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office:value-type="float" office:value="-238" calcext:value-type="float">
            <text:p>-238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<text:s text:c="4"/>M:</text:p>
          </table:table-cell>
          <table:table-cell office:value-type="float" office:value="-5831" calcext:value-type="float">
            <text:p>-5831</text:p>
          </table:table-cell>
          <table:table-cell office:value-type="float" office:value="-45" calcext:value-type="float">
            <text:p>-45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18" calcext:value-type="float">
            <text:p>-4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office:value-type="float" office:value="-247" calcext:value-type="float">
            <text:p>-247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<text:s text:c="4"/>M:</text:p>
          </table:table-cell>
          <table:table-cell office:value-type="float" office:value="-5831" calcext:value-type="float">
            <text:p>-5831</text:p>
          </table:table-cell>
          <table:table-cell office:value-type="float" office:value="-45" calcext:value-type="float">
            <text:p>-45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13" calcext:value-type="float">
            <text:p>-4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201" calcext:value-type="float">
            <text:p>-201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<text:s text:c="4"/>M:</text:p>
          </table:table-cell>
          <table:table-cell office:value-type="float" office:value="-5839" calcext:value-type="float">
            <text:p>-5839</text:p>
          </table:table-cell>
          <table:table-cell office:value-type="float" office:value="-47" calcext:value-type="float">
            <text:p>-47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07" calcext:value-type="float">
            <text:p>-4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222" calcext:value-type="float">
            <text:p>-222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5834" calcext:value-type="float">
            <text:p>-5834</text:p>
          </table:table-cell>
          <table:table-cell office:value-type="float" office:value="-46" calcext:value-type="float">
            <text:p>-46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57" calcext:value-type="float">
            <text:p>157</text:p>
          </table:table-cell>
          <table:table-cell office:value-type="float" office:value="-426" calcext:value-type="float">
            <text:p>-4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office:value-type="float" office:value="-260" calcext:value-type="float">
            <text:p>-260</text:p>
          </table:table-cell>
          <table:table-cell office:value-type="float" office:value="18012" calcext:value-type="float">
            <text:p>18012</text:p>
          </table:table-cell>
          <table:table-cell office:value-type="string" calcext:value-type="string">
            <text:p><text:s text:c="4"/>M:</text:p>
          </table:table-cell>
          <table:table-cell office:value-type="float" office:value="-5834" calcext:value-type="float">
            <text:p>-5834</text:p>
          </table:table-cell>
          <table:table-cell office:value-type="float" office:value="-46" calcext:value-type="float">
            <text:p>-46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21" calcext:value-type="float">
            <text:p>-4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241" calcext:value-type="float">
            <text:p>-241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<text:s text:c="4"/>M:</text:p>
          </table:table-cell>
          <table:table-cell office:value-type="float" office:value="-5835" calcext:value-type="float">
            <text:p>-5835</text:p>
          </table:table-cell>
          <table:table-cell office:value-type="float" office:value="-44" calcext:value-type="float">
            <text:p>-4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16" calcext:value-type="float">
            <text:p>-4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office:value-type="float" office:value="-226" calcext:value-type="float">
            <text:p>-226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<text:s text:c="4"/>M:</text:p>
          </table:table-cell>
          <table:table-cell office:value-type="float" office:value="-5835" calcext:value-type="float">
            <text:p>-5835</text:p>
          </table:table-cell>
          <table:table-cell office:value-type="float" office:value="-44" calcext:value-type="float">
            <text:p>-4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18" calcext:value-type="float">
            <text:p>-4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office:value-type="float" office:value="-221" calcext:value-type="float">
            <text:p>-221</text:p>
          </table:table-cell>
          <table:table-cell office:value-type="float" office:value="17993" calcext:value-type="float">
            <text:p>17993</text:p>
          </table:table-cell>
          <table:table-cell office:value-type="string" calcext:value-type="string">
            <text:p><text:s text:c="4"/>M:</text:p>
          </table:table-cell>
          <table:table-cell office:value-type="float" office:value="-5840" calcext:value-type="float">
            <text:p>-5840</text:p>
          </table:table-cell>
          <table:table-cell office:value-type="float" office:value="-43" calcext:value-type="float">
            <text:p>-43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37" calcext:value-type="float">
            <text:p>-4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  <table:table-cell office:value-type="float" office:value="-224" calcext:value-type="float">
            <text:p>-224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<text:s text:c="4"/>M:</text:p>
          </table:table-cell>
          <table:table-cell office:value-type="float" office:value="-5836" calcext:value-type="float">
            <text:p>-5836</text:p>
          </table:table-cell>
          <table:table-cell office:value-type="float" office:value="-37" calcext:value-type="float">
            <text:p>-37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<text:s text:c="4"/>G:</text:p>
          </table:table-cell>
          <table:table-cell office:value-type="float" office:value="190" calcext:value-type="float">
            <text:p>190</text:p>
          </table:table-cell>
          <table:table-cell office:value-type="float" office:value="-423" calcext:value-type="float">
            <text:p>-4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office:value-type="float" office:value="-236" calcext:value-type="float">
            <text:p>-236</text:p>
          </table:table-cell>
          <table:table-cell office:value-type="float" office:value="17980" calcext:value-type="float">
            <text:p>17980</text:p>
          </table:table-cell>
          <table:table-cell office:value-type="string" calcext:value-type="string">
            <text:p><text:s text:c="4"/>M:</text:p>
          </table:table-cell>
          <table:table-cell office:value-type="float" office:value="-5836" calcext:value-type="float">
            <text:p>-5836</text:p>
          </table:table-cell>
          <table:table-cell office:value-type="float" office:value="-37" calcext:value-type="float">
            <text:p>-37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<text:s text:c="4"/>G:</text:p>
          </table:table-cell>
          <table:table-cell office:value-type="float" office:value="200" calcext:value-type="float">
            <text:p>200</text:p>
          </table:table-cell>
          <table:table-cell office:value-type="float" office:value="-394" calcext:value-type="float">
            <text:p>-3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  <table:table-cell office:value-type="float" office:value="-199" calcext:value-type="float">
            <text:p>-199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<text:s text:c="4"/>M:</text:p>
          </table:table-cell>
          <table:table-cell office:value-type="float" office:value="-5828" calcext:value-type="float">
            <text:p>-5828</text:p>
          </table:table-cell>
          <table:table-cell office:value-type="float" office:value="-46" calcext:value-type="float">
            <text:p>-46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05" calcext:value-type="float">
            <text:p>-4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office:value-type="float" office:value="-214" calcext:value-type="float">
            <text:p>-214</text:p>
          </table:table-cell>
          <table:table-cell office:value-type="float" office:value="18040" calcext:value-type="float">
            <text:p>18040</text:p>
          </table:table-cell>
          <table:table-cell office:value-type="string" calcext:value-type="string">
            <text:p><text:s text:c="4"/>M:</text:p>
          </table:table-cell>
          <table:table-cell office:value-type="float" office:value="-5838" calcext:value-type="float">
            <text:p>-5838</text:p>
          </table:table-cell>
          <table:table-cell office:value-type="float" office:value="-43" calcext:value-type="float">
            <text:p>-43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15" calcext:value-type="float">
            <text:p>-4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office:value-type="float" office:value="-249" calcext:value-type="float">
            <text:p>-249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<text:s text:c="4"/>M:</text:p>
          </table:table-cell>
          <table:table-cell office:value-type="float" office:value="-5838" calcext:value-type="float">
            <text:p>-5838</text:p>
          </table:table-cell>
          <table:table-cell office:value-type="float" office:value="-43" calcext:value-type="float">
            <text:p>-43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30" calcext:value-type="float">
            <text:p>-4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office:value-type="float" office:value="-222" calcext:value-type="float">
            <text:p>-222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<text:s text:c="4"/>M:</text:p>
          </table:table-cell>
          <table:table-cell office:value-type="float" office:value="-5837" calcext:value-type="float">
            <text:p>-5837</text:p>
          </table:table-cell>
          <table:table-cell office:value-type="float" office:value="-53" calcext:value-type="float">
            <text:p>-53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03" calcext:value-type="float">
            <text:p>-4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office:value-type="float" office:value="-254" calcext:value-type="float">
            <text:p>-254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5832" calcext:value-type="float">
            <text:p>-5832</text:p>
          </table:table-cell>
          <table:table-cell office:value-type="float" office:value="-43" calcext:value-type="float">
            <text:p>-43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33" calcext:value-type="float">
            <text:p>-4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office:value-type="float" office:value="-232" calcext:value-type="float">
            <text:p>-232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5832" calcext:value-type="float">
            <text:p>-5832</text:p>
          </table:table-cell>
          <table:table-cell office:value-type="float" office:value="-43" calcext:value-type="float">
            <text:p>-43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08" calcext:value-type="float">
            <text:p>-4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office:value-type="float" office:value="-227" calcext:value-type="float">
            <text:p>-227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<text:s text:c="4"/>M:</text:p>
          </table:table-cell>
          <table:table-cell office:value-type="float" office:value="-5831" calcext:value-type="float">
            <text:p>-5831</text:p>
          </table:table-cell>
          <table:table-cell office:value-type="float" office:value="-47" calcext:value-type="float">
            <text:p>-47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<text:s text:c="4"/>G:</text:p>
          </table:table-cell>
          <table:table-cell office:value-type="float" office:value="176" calcext:value-type="float">
            <text:p>176</text:p>
          </table:table-cell>
          <table:table-cell office:value-type="float" office:value="-425" calcext:value-type="float">
            <text:p>-4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office:value-type="float" office:value="-225" calcext:value-type="float">
            <text:p>-225</text:p>
          </table:table-cell>
          <table:table-cell office:value-type="float" office:value="18028" calcext:value-type="float">
            <text:p>18028</text:p>
          </table:table-cell>
          <table:table-cell office:value-type="string" calcext:value-type="string">
            <text:p><text:s text:c="4"/>M:</text:p>
          </table:table-cell>
          <table:table-cell office:value-type="float" office:value="-5834" calcext:value-type="float">
            <text:p>-5834</text:p>
          </table:table-cell>
          <table:table-cell office:value-type="float" office:value="-48" calcext:value-type="float">
            <text:p>-48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<text:s text:c="4"/>G:</text:p>
          </table:table-cell>
          <table:table-cell office:value-type="float" office:value="190" calcext:value-type="float">
            <text:p>190</text:p>
          </table:table-cell>
          <table:table-cell office:value-type="float" office:value="-414" calcext:value-type="float">
            <text:p>-4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  <table:table-cell office:value-type="float" office:value="-268" calcext:value-type="float">
            <text:p>-268</text:p>
          </table:table-cell>
          <table:table-cell office:value-type="float" office:value="18034" calcext:value-type="float">
            <text:p>18034</text:p>
          </table:table-cell>
          <table:table-cell office:value-type="string" calcext:value-type="string">
            <text:p><text:s text:c="4"/>M:</text:p>
          </table:table-cell>
          <table:table-cell office:value-type="float" office:value="-5834" calcext:value-type="float">
            <text:p>-5834</text:p>
          </table:table-cell>
          <table:table-cell office:value-type="float" office:value="-48" calcext:value-type="float">
            <text:p>-48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<text:s text:c="4"/>G:</text:p>
          </table:table-cell>
          <table:table-cell office:value-type="float" office:value="190" calcext:value-type="float">
            <text:p>190</text:p>
          </table:table-cell>
          <table:table-cell office:value-type="float" office:value="-422" calcext:value-type="float">
            <text:p>-4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office:value-type="float" office:value="-195" calcext:value-type="float">
            <text:p>-195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<text:s text:c="4"/>M:</text:p>
          </table:table-cell>
          <table:table-cell office:value-type="float" office:value="-5838" calcext:value-type="float">
            <text:p>-5838</text:p>
          </table:table-cell>
          <table:table-cell office:value-type="float" office:value="-40" calcext:value-type="float">
            <text:p>-4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10" calcext:value-type="float">
            <text:p>-4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office:value-type="float" office:value="-233" calcext:value-type="float">
            <text:p>-233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<text:s text:c="4"/>M:</text:p>
          </table:table-cell>
          <table:table-cell office:value-type="float" office:value="-5838" calcext:value-type="float">
            <text:p>-5838</text:p>
          </table:table-cell>
          <table:table-cell office:value-type="float" office:value="-40" calcext:value-type="float">
            <text:p>-4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64" calcext:value-type="float">
            <text:p>164</text:p>
          </table:table-cell>
          <table:table-cell office:value-type="float" office:value="-432" calcext:value-type="float">
            <text:p>-4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office:value-type="float" office:value="-241" calcext:value-type="float">
            <text:p>-241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5833" calcext:value-type="float">
            <text:p>-5833</text:p>
          </table:table-cell>
          <table:table-cell office:value-type="float" office:value="-49" calcext:value-type="float">
            <text:p>-49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2" calcext:value-type="float">
            <text:p>-4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office:value-type="float" office:value="-239" calcext:value-type="float">
            <text:p>-239</text:p>
          </table:table-cell>
          <table:table-cell office:value-type="float" office:value="18052" calcext:value-type="float">
            <text:p>18052</text:p>
          </table:table-cell>
          <table:table-cell office:value-type="string" calcext:value-type="string">
            <text:p><text:s text:c="4"/>M:</text:p>
          </table:table-cell>
          <table:table-cell office:value-type="float" office:value="-5835" calcext:value-type="float">
            <text:p>-5835</text:p>
          </table:table-cell>
          <table:table-cell office:value-type="float" office:value="-43" calcext:value-type="float">
            <text:p>-43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00" calcext:value-type="float">
            <text:p>-4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226" calcext:value-type="float">
            <text:p>-226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<text:s text:c="4"/>M:</text:p>
          </table:table-cell>
          <table:table-cell office:value-type="float" office:value="-5835" calcext:value-type="float">
            <text:p>-5835</text:p>
          </table:table-cell>
          <table:table-cell office:value-type="float" office:value="-43" calcext:value-type="float">
            <text:p>-43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23" calcext:value-type="float">
            <text:p>-4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office:value-type="float" office:value="-242" calcext:value-type="float">
            <text:p>-242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5829" calcext:value-type="float">
            <text:p>-5829</text:p>
          </table:table-cell>
          <table:table-cell office:value-type="float" office:value="-40" calcext:value-type="float">
            <text:p>-4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22" calcext:value-type="float">
            <text:p>-4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  <table:table-cell office:value-type="float" office:value="-236" calcext:value-type="float">
            <text:p>-236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<text:s text:c="4"/>M:</text:p>
          </table:table-cell>
          <table:table-cell office:value-type="float" office:value="-5832" calcext:value-type="float">
            <text:p>-5832</text:p>
          </table:table-cell>
          <table:table-cell office:value-type="float" office:value="-48" calcext:value-type="float">
            <text:p>-48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9" calcext:value-type="float">
            <text:p>-42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  <table:table-cell office:value-type="float" office:value="-283" calcext:value-type="float">
            <text:p>-283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<text:s text:c="4"/>M:</text:p>
          </table:table-cell>
          <table:table-cell office:value-type="float" office:value="-5832" calcext:value-type="float">
            <text:p>-5832</text:p>
          </table:table-cell>
          <table:table-cell office:value-type="float" office:value="-48" calcext:value-type="float">
            <text:p>-48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45" calcext:value-type="float">
            <text:p>-44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office:value-type="float" office:value="-297" calcext:value-type="float">
            <text:p>-297</text:p>
          </table:table-cell>
          <table:table-cell office:value-type="float" office:value="17945" calcext:value-type="float">
            <text:p>17945</text:p>
          </table:table-cell>
          <table:table-cell office:value-type="string" calcext:value-type="string">
            <text:p><text:s text:c="4"/>M:</text:p>
          </table:table-cell>
          <table:table-cell office:value-type="float" office:value="-5837" calcext:value-type="float">
            <text:p>-5837</text:p>
          </table:table-cell>
          <table:table-cell office:value-type="float" office:value="-50" calcext:value-type="float">
            <text:p>-50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60" calcext:value-type="float">
            <text:p>160</text:p>
          </table:table-cell>
          <table:table-cell office:value-type="float" office:value="-416" calcext:value-type="float">
            <text:p>-4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" calcext:value-type="float">
            <text:p>-61</text:p>
          </table:table-cell>
          <table:table-cell office:value-type="float" office:value="-215" calcext:value-type="float">
            <text:p>-215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<text:s text:c="4"/>M:</text:p>
          </table:table-cell>
          <table:table-cell office:value-type="float" office:value="-5833" calcext:value-type="float">
            <text:p>-5833</text:p>
          </table:table-cell>
          <table:table-cell office:value-type="float" office:value="-46" calcext:value-type="float">
            <text:p>-46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05" calcext:value-type="float">
            <text:p>-4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2" calcext:value-type="float">
            <text:p>-62</text:p>
          </table:table-cell>
          <table:table-cell office:value-type="float" office:value="-256" calcext:value-type="float">
            <text:p>-256</text:p>
          </table:table-cell>
          <table:table-cell office:value-type="float" office:value="18088" calcext:value-type="float">
            <text:p>18088</text:p>
          </table:table-cell>
          <table:table-cell office:value-type="string" calcext:value-type="string">
            <text:p><text:s text:c="4"/>M:</text:p>
          </table:table-cell>
          <table:table-cell office:value-type="float" office:value="-5833" calcext:value-type="float">
            <text:p>-5833</text:p>
          </table:table-cell>
          <table:table-cell office:value-type="float" office:value="-46" calcext:value-type="float">
            <text:p>-46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23" calcext:value-type="float">
            <text:p>-4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office:value-type="float" office:value="-258" calcext:value-type="float">
            <text:p>-258</text:p>
          </table:table-cell>
          <table:table-cell office:value-type="float" office:value="18430" calcext:value-type="float">
            <text:p>18430</text:p>
          </table:table-cell>
          <table:table-cell office:value-type="string" calcext:value-type="string">
            <text:p><text:s text:c="4"/>M:</text:p>
          </table:table-cell>
          <table:table-cell office:value-type="float" office:value="-5838" calcext:value-type="float">
            <text:p>-5838</text:p>
          </table:table-cell>
          <table:table-cell office:value-type="float" office:value="-48" calcext:value-type="float">
            <text:p>-48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379" calcext:value-type="float">
            <text:p>-3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7" calcext:value-type="float">
            <text:p>-127</text:p>
          </table:table-cell>
          <table:table-cell office:value-type="float" office:value="-181" calcext:value-type="float">
            <text:p>-181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<text:s text:c="4"/>M:</text:p>
          </table:table-cell>
          <table:table-cell office:value-type="float" office:value="-5838" calcext:value-type="float">
            <text:p>-5838</text:p>
          </table:table-cell>
          <table:table-cell office:value-type="float" office:value="-48" calcext:value-type="float">
            <text:p>-48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21" calcext:value-type="float">
            <text:p>-4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office:value-type="float" office:value="-234" calcext:value-type="float">
            <text:p>-234</text:p>
          </table:table-cell>
          <table:table-cell office:value-type="float" office:value="18072" calcext:value-type="float">
            <text:p>18072</text:p>
          </table:table-cell>
          <table:table-cell office:value-type="string" calcext:value-type="string">
            <text:p><text:s text:c="4"/>M:</text:p>
          </table:table-cell>
          <table:table-cell office:value-type="float" office:value="-5834" calcext:value-type="float">
            <text:p>-5834</text:p>
          </table:table-cell>
          <table:table-cell office:value-type="float" office:value="-41" calcext:value-type="float">
            <text:p>-41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08" calcext:value-type="float">
            <text:p>-4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office:value-type="float" office:value="-240" calcext:value-type="float">
            <text:p>-240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<text:s text:c="4"/>M:</text:p>
          </table:table-cell>
          <table:table-cell office:value-type="float" office:value="-5834" calcext:value-type="float">
            <text:p>-5834</text:p>
          </table:table-cell>
          <table:table-cell office:value-type="float" office:value="-42" calcext:value-type="float">
            <text:p>-42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12" calcext:value-type="float">
            <text:p>-4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office:value-type="float" office:value="-246" calcext:value-type="float">
            <text:p>-246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<text:s text:c="4"/>M:</text:p>
          </table:table-cell>
          <table:table-cell office:value-type="float" office:value="-5834" calcext:value-type="float">
            <text:p>-5834</text:p>
          </table:table-cell>
          <table:table-cell office:value-type="float" office:value="-42" calcext:value-type="float">
            <text:p>-42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8" calcext:value-type="float">
            <text:p>-4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office:value-type="float" office:value="-260" calcext:value-type="float">
            <text:p>-260</text:p>
          </table:table-cell>
          <table:table-cell office:value-type="float" office:value="17984" calcext:value-type="float">
            <text:p>17984</text:p>
          </table:table-cell>
          <table:table-cell office:value-type="string" calcext:value-type="string">
            <text:p><text:s text:c="4"/>M:</text:p>
          </table:table-cell>
          <table:table-cell office:value-type="float" office:value="-5829" calcext:value-type="float">
            <text:p>-5829</text:p>
          </table:table-cell>
          <table:table-cell office:value-type="float" office:value="-36" calcext:value-type="float">
            <text:p>-36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22" calcext:value-type="float">
            <text:p>-4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" calcext:value-type="float">
            <text:p>-74</text:p>
          </table:table-cell>
          <table:table-cell office:value-type="float" office:value="-225" calcext:value-type="float">
            <text:p>-225</text:p>
          </table:table-cell>
          <table:table-cell office:value-type="float" office:value="18120" calcext:value-type="float">
            <text:p>18120</text:p>
          </table:table-cell>
          <table:table-cell office:value-type="string" calcext:value-type="string">
            <text:p><text:s text:c="4"/>M:</text:p>
          </table:table-cell>
          <table:table-cell office:value-type="float" office:value="-5828" calcext:value-type="float">
            <text:p>-5828</text:p>
          </table:table-cell>
          <table:table-cell office:value-type="float" office:value="-49" calcext:value-type="float">
            <text:p>-49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55" calcext:value-type="float">
            <text:p>155</text:p>
          </table:table-cell>
          <table:table-cell office:value-type="float" office:value="-430" calcext:value-type="float">
            <text:p>-4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  <table:table-cell office:value-type="float" office:value="-267" calcext:value-type="float">
            <text:p>-267</text:p>
          </table:table-cell>
          <table:table-cell office:value-type="float" office:value="18024" calcext:value-type="float">
            <text:p>18024</text:p>
          </table:table-cell>
          <table:table-cell office:value-type="string" calcext:value-type="string">
            <text:p><text:s text:c="4"/>M:</text:p>
          </table:table-cell>
          <table:table-cell office:value-type="float" office:value="-5828" calcext:value-type="float">
            <text:p>-5828</text:p>
          </table:table-cell>
          <table:table-cell office:value-type="float" office:value="-49" calcext:value-type="float">
            <text:p>-49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9" calcext:value-type="float">
            <text:p>-4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office:value-type="float" office:value="-289" calcext:value-type="float">
            <text:p>-289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<text:s text:c="4"/>M:</text:p>
          </table:table-cell>
          <table:table-cell office:value-type="float" office:value="-5835" calcext:value-type="float">
            <text:p>-5835</text:p>
          </table:table-cell>
          <table:table-cell office:value-type="float" office:value="-47" calcext:value-type="float">
            <text:p>-47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25" calcext:value-type="float">
            <text:p>-4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office:value-type="float" office:value="-289" calcext:value-type="float">
            <text:p>-28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5829" calcext:value-type="float">
            <text:p>-5829</text:p>
          </table:table-cell>
          <table:table-cell office:value-type="float" office:value="-44" calcext:value-type="float">
            <text:p>-4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08" calcext:value-type="float">
            <text:p>-4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office:value-type="float" office:value="-267" calcext:value-type="float">
            <text:p>-267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<text:s text:c="4"/>M:</text:p>
          </table:table-cell>
          <table:table-cell office:value-type="float" office:value="-5829" calcext:value-type="float">
            <text:p>-5829</text:p>
          </table:table-cell>
          <table:table-cell office:value-type="float" office:value="-44" calcext:value-type="float">
            <text:p>-4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<text:s text:c="4"/>G:</text:p>
          </table:table-cell>
          <table:table-cell office:value-type="float" office:value="177" calcext:value-type="float">
            <text:p>177</text:p>
          </table:table-cell>
          <table:table-cell office:value-type="float" office:value="-405" calcext:value-type="float">
            <text:p>-4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office:value-type="float" office:value="-246" calcext:value-type="float">
            <text:p>-246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<text:s text:c="4"/>M:</text:p>
          </table:table-cell>
          <table:table-cell office:value-type="float" office:value="-5830" calcext:value-type="float">
            <text:p>-5830</text:p>
          </table:table-cell>
          <table:table-cell office:value-type="float" office:value="-47" calcext:value-type="float">
            <text:p>-47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3" calcext:value-type="float">
            <text:p>-4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office:value-type="float" office:value="-234" calcext:value-type="float">
            <text:p>-234</text:p>
          </table:table-cell>
          <table:table-cell office:value-type="float" office:value="18012" calcext:value-type="float">
            <text:p>18012</text:p>
          </table:table-cell>
          <table:table-cell office:value-type="string" calcext:value-type="string">
            <text:p><text:s text:c="4"/>M:</text:p>
          </table:table-cell>
          <table:table-cell office:value-type="float" office:value="-5830" calcext:value-type="float">
            <text:p>-5830</text:p>
          </table:table-cell>
          <table:table-cell office:value-type="float" office:value="-47" calcext:value-type="float">
            <text:p>-47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14" calcext:value-type="float">
            <text:p>-4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  <table:table-cell office:value-type="float" office:value="-243" calcext:value-type="float">
            <text:p>-243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<text:s text:c="4"/>M:</text:p>
          </table:table-cell>
          <table:table-cell office:value-type="float" office:value="-5825" calcext:value-type="float">
            <text:p>-5825</text:p>
          </table:table-cell>
          <table:table-cell office:value-type="float" office:value="-39" calcext:value-type="float">
            <text:p>-39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5" calcext:value-type="float">
            <text:p>-4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3" calcext:value-type="float">
            <text:p>-23</text:p>
          </table:table-cell>
          <table:table-cell office:value-type="float" office:value="-248" calcext:value-type="float">
            <text:p>-248</text:p>
          </table:table-cell>
          <table:table-cell office:value-type="float" office:value="18078" calcext:value-type="float">
            <text:p>18078</text:p>
          </table:table-cell>
          <table:table-cell office:value-type="string" calcext:value-type="string">
            <text:p><text:s text:c="4"/>M:</text:p>
          </table:table-cell>
          <table:table-cell office:value-type="float" office:value="-5837" calcext:value-type="float">
            <text:p>-5837</text:p>
          </table:table-cell>
          <table:table-cell office:value-type="float" office:value="-37" calcext:value-type="float">
            <text:p>-37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35" calcext:value-type="float">
            <text:p>-4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office:value-type="float" office:value="-259" calcext:value-type="float">
            <text:p>-25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5837" calcext:value-type="float">
            <text:p>-5837</text:p>
          </table:table-cell>
          <table:table-cell office:value-type="float" office:value="-37" calcext:value-type="float">
            <text:p>-37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4" calcext:value-type="float">
            <text:p>-4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office:value-type="float" office:value="-253" calcext:value-type="float">
            <text:p>-253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<text:s text:c="4"/>M:</text:p>
          </table:table-cell>
          <table:table-cell office:value-type="float" office:value="-5835" calcext:value-type="float">
            <text:p>-5835</text:p>
          </table:table-cell>
          <table:table-cell office:value-type="float" office:value="-42" calcext:value-type="float">
            <text:p>-42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19" calcext:value-type="float">
            <text:p>-4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office:value-type="float" office:value="-234" calcext:value-type="float">
            <text:p>-234</text:p>
          </table:table-cell>
          <table:table-cell office:value-type="float" office:value="18034" calcext:value-type="float">
            <text:p>18034</text:p>
          </table:table-cell>
          <table:table-cell office:value-type="string" calcext:value-type="string">
            <text:p><text:s text:c="4"/>M:</text:p>
          </table:table-cell>
          <table:table-cell office:value-type="float" office:value="-5832" calcext:value-type="float">
            <text:p>-5832</text:p>
          </table:table-cell>
          <table:table-cell office:value-type="float" office:value="-43" calcext:value-type="float">
            <text:p>-43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35" calcext:value-type="float">
            <text:p>-4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  <table:table-cell office:value-type="float" office:value="-250" calcext:value-type="float">
            <text:p>-250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5832" calcext:value-type="float">
            <text:p>-5832</text:p>
          </table:table-cell>
          <table:table-cell office:value-type="float" office:value="-43" calcext:value-type="float">
            <text:p>-43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22" calcext:value-type="float">
            <text:p>-4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office:value-type="float" office:value="-237" calcext:value-type="float">
            <text:p>-237</text:p>
          </table:table-cell>
          <table:table-cell office:value-type="float" office:value="18028" calcext:value-type="float">
            <text:p>18028</text:p>
          </table:table-cell>
          <table:table-cell office:value-type="string" calcext:value-type="string">
            <text:p><text:s text:c="4"/>M:</text:p>
          </table:table-cell>
          <table:table-cell office:value-type="float" office:value="-5827" calcext:value-type="float">
            <text:p>-5827</text:p>
          </table:table-cell>
          <table:table-cell office:value-type="float" office:value="-41" calcext:value-type="float">
            <text:p>-41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16" calcext:value-type="float">
            <text:p>-4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office:value-type="float" office:value="-254" calcext:value-type="float">
            <text:p>-254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<text:s text:c="4"/>M:</text:p>
          </table:table-cell>
          <table:table-cell office:value-type="float" office:value="-5833" calcext:value-type="float">
            <text:p>-5833</text:p>
          </table:table-cell>
          <table:table-cell office:value-type="float" office:value="-39" calcext:value-type="float">
            <text:p>-39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<text:s text:c="4"/>G:</text:p>
          </table:table-cell>
          <table:table-cell office:value-type="float" office:value="185" calcext:value-type="float">
            <text:p>185</text:p>
          </table:table-cell>
          <table:table-cell office:value-type="float" office:value="-369" calcext:value-type="float">
            <text:p>-3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office:value-type="float" office:value="-239" calcext:value-type="float">
            <text:p>-239</text:p>
          </table:table-cell>
          <table:table-cell office:value-type="float" office:value="18016" calcext:value-type="float">
            <text:p>18016</text:p>
          </table:table-cell>
          <table:table-cell office:value-type="string" calcext:value-type="string">
            <text:p><text:s text:c="4"/>M:</text:p>
          </table:table-cell>
          <table:table-cell office:value-type="float" office:value="-5833" calcext:value-type="float">
            <text:p>-5833</text:p>
          </table:table-cell>
          <table:table-cell office:value-type="float" office:value="-39" calcext:value-type="float">
            <text:p>-39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26" calcext:value-type="float">
            <text:p>-4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office:value-type="float" office:value="-265" calcext:value-type="float">
            <text:p>-265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<text:s text:c="4"/>M:</text:p>
          </table:table-cell>
          <table:table-cell office:value-type="float" office:value="-5836" calcext:value-type="float">
            <text:p>-5836</text:p>
          </table:table-cell>
          <table:table-cell office:value-type="float" office:value="-47" calcext:value-type="float">
            <text:p>-47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09" calcext:value-type="float">
            <text:p>-4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2" calcext:value-type="float">
            <text:p>-152</text:p>
          </table:table-cell>
          <table:table-cell office:value-type="float" office:value="-305" calcext:value-type="float">
            <text:p>-305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<text:s text:c="4"/>M:</text:p>
          </table:table-cell>
          <table:table-cell office:value-type="float" office:value="-5836" calcext:value-type="float">
            <text:p>-5836</text:p>
          </table:table-cell>
          <table:table-cell office:value-type="float" office:value="-47" calcext:value-type="float">
            <text:p>-47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26" calcext:value-type="float">
            <text:p>-426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4" calcext:value-type="float">
            <text:p>104</text:p>
          </table:table-cell>
          <table:table-cell office:value-type="float" office:value="-293" calcext:value-type="float">
            <text:p>-293</text:p>
          </table:table-cell>
          <table:table-cell office:value-type="float" office:value="18002" calcext:value-type="float">
            <text:p>18002</text:p>
          </table:table-cell>
          <table:table-cell office:value-type="string" calcext:value-type="string">
            <text:p><text:s text:c="4"/>M:</text:p>
          </table:table-cell>
          <table:table-cell office:value-type="float" office:value="-5832" calcext:value-type="float">
            <text:p>-5832</text:p>
          </table:table-cell>
          <table:table-cell office:value-type="float" office:value="-44" calcext:value-type="float">
            <text:p>-44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<text:s text:c="4"/>G:</text:p>
          </table:table-cell>
          <table:table-cell office:value-type="float" office:value="161" calcext:value-type="float">
            <text:p>161</text:p>
          </table:table-cell>
          <table:table-cell office:value-type="float" office:value="-475" calcext:value-type="float">
            <text:p>-4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office:value-type="float" office:value="-258" calcext:value-type="float">
            <text:p>-258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<text:s text:c="4"/>M:</text:p>
          </table:table-cell>
          <table:table-cell office:value-type="float" office:value="-5859" calcext:value-type="float">
            <text:p>-5859</text:p>
          </table:table-cell>
          <table:table-cell office:value-type="float" office:value="-28" calcext:value-type="float">
            <text:p>-28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17" calcext:value-type="float">
            <text:p>-4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office:value-type="float" office:value="-258" calcext:value-type="float">
            <text:p>-258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5859" calcext:value-type="float">
            <text:p>-5859</text:p>
          </table:table-cell>
          <table:table-cell office:value-type="float" office:value="-28" calcext:value-type="float">
            <text:p>-28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26" calcext:value-type="float">
            <text:p>-4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office:value-type="float" office:value="-249" calcext:value-type="float">
            <text:p>-249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5866" calcext:value-type="float">
            <text:p>-5866</text:p>
          </table:table-cell>
          <table:table-cell office:value-type="float" office:value="-24" calcext:value-type="float">
            <text:p>-24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<text:s text:c="4"/>G:</text:p>
          </table:table-cell>
          <table:table-cell office:value-type="float" office:value="189" calcext:value-type="float">
            <text:p>189</text:p>
          </table:table-cell>
          <table:table-cell office:value-type="float" office:value="-418" calcext:value-type="float">
            <text:p>-41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office:value-type="float" office:value="-306" calcext:value-type="float">
            <text:p>-306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<text:s text:c="4"/>M:</text:p>
          </table:table-cell>
          <table:table-cell office:value-type="float" office:value="-5870" calcext:value-type="float">
            <text:p>-5870</text:p>
          </table:table-cell>
          <table:table-cell office:value-type="float" office:value="-24" calcext:value-type="float">
            <text:p>-24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5" calcext:value-type="float">
            <text:p>-42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office:value-type="float" office:value="-256" calcext:value-type="float">
            <text:p>-256</text:p>
          </table:table-cell>
          <table:table-cell office:value-type="float" office:value="18004" calcext:value-type="float">
            <text:p>18004</text:p>
          </table:table-cell>
          <table:table-cell office:value-type="string" calcext:value-type="string">
            <text:p><text:s text:c="4"/>M:</text:p>
          </table:table-cell>
          <table:table-cell office:value-type="float" office:value="-5870" calcext:value-type="float">
            <text:p>-5870</text:p>
          </table:table-cell>
          <table:table-cell office:value-type="float" office:value="-24" calcext:value-type="float">
            <text:p>-24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6" calcext:value-type="float">
            <text:p>-4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office:value-type="float" office:value="-214" calcext:value-type="float">
            <text:p>-214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<text:s text:c="4"/>M:</text:p>
          </table:table-cell>
          <table:table-cell office:value-type="float" office:value="-5863" calcext:value-type="float">
            <text:p>-5863</text:p>
          </table:table-cell>
          <table:table-cell office:value-type="float" office:value="-18" calcext:value-type="float">
            <text:p>-18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24" calcext:value-type="float">
            <text:p>-4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office:value-type="float" office:value="-247" calcext:value-type="float">
            <text:p>-247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<text:s text:c="4"/>M:</text:p>
          </table:table-cell>
          <table:table-cell office:value-type="float" office:value="-5871" calcext:value-type="float">
            <text:p>-5871</text:p>
          </table:table-cell>
          <table:table-cell office:value-type="float" office:value="-28" calcext:value-type="float">
            <text:p>-28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0" calcext:value-type="float">
            <text:p>-4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office:value-type="float" office:value="-243" calcext:value-type="float">
            <text:p>-243</text:p>
          </table:table-cell>
          <table:table-cell office:value-type="float" office:value="17982" calcext:value-type="float">
            <text:p>17982</text:p>
          </table:table-cell>
          <table:table-cell office:value-type="string" calcext:value-type="string">
            <text:p><text:s text:c="4"/>M:</text:p>
          </table:table-cell>
          <table:table-cell office:value-type="float" office:value="-5871" calcext:value-type="float">
            <text:p>-5871</text:p>
          </table:table-cell>
          <table:table-cell office:value-type="float" office:value="-28" calcext:value-type="float">
            <text:p>-28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03" calcext:value-type="float">
            <text:p>-4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office:value-type="float" office:value="-224" calcext:value-type="float">
            <text:p>-224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<text:s text:c="4"/>M:</text:p>
          </table:table-cell>
          <table:table-cell office:value-type="float" office:value="-5868" calcext:value-type="float">
            <text:p>-5868</text:p>
          </table:table-cell>
          <table:table-cell office:value-type="float" office:value="-35" calcext:value-type="float">
            <text:p>-35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397" calcext:value-type="float">
            <text:p>-3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office:value-type="float" office:value="-260" calcext:value-type="float">
            <text:p>-260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<text:s text:c="4"/>M:</text:p>
          </table:table-cell>
          <table:table-cell office:value-type="float" office:value="-5867" calcext:value-type="float">
            <text:p>-5867</text:p>
          </table:table-cell>
          <table:table-cell office:value-type="float" office:value="-29" calcext:value-type="float">
            <text:p>-29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45" calcext:value-type="float">
            <text:p>-44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2" calcext:value-type="float">
            <text:p>-32</text:p>
          </table:table-cell>
          <table:table-cell office:value-type="float" office:value="-290" calcext:value-type="float">
            <text:p>-290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<text:s text:c="4"/>M:</text:p>
          </table:table-cell>
          <table:table-cell office:value-type="float" office:value="-5867" calcext:value-type="float">
            <text:p>-5867</text:p>
          </table:table-cell>
          <table:table-cell office:value-type="float" office:value="-29" calcext:value-type="float">
            <text:p>-29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22" calcext:value-type="float">
            <text:p>-4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office:value-type="float" office:value="-245" calcext:value-type="float">
            <text:p>-245</text:p>
          </table:table-cell>
          <table:table-cell office:value-type="float" office:value="18036" calcext:value-type="float">
            <text:p>18036</text:p>
          </table:table-cell>
          <table:table-cell office:value-type="string" calcext:value-type="string">
            <text:p><text:s text:c="4"/>M:</text:p>
          </table:table-cell>
          <table:table-cell office:value-type="float" office:value="-5870" calcext:value-type="float">
            <text:p>-5870</text:p>
          </table:table-cell>
          <table:table-cell office:value-type="float" office:value="-32" calcext:value-type="float">
            <text:p>-32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09" calcext:value-type="float">
            <text:p>-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office:value-type="float" office:value="-248" calcext:value-type="float">
            <text:p>-248</text:p>
          </table:table-cell>
          <table:table-cell office:value-type="float" office:value="18088" calcext:value-type="float">
            <text:p>18088</text:p>
          </table:table-cell>
          <table:table-cell office:value-type="string" calcext:value-type="string">
            <text:p><text:s text:c="4"/>M:</text:p>
          </table:table-cell>
          <table:table-cell office:value-type="float" office:value="-5870" calcext:value-type="float">
            <text:p>-5870</text:p>
          </table:table-cell>
          <table:table-cell office:value-type="float" office:value="-32" calcext:value-type="float">
            <text:p>-32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15" calcext:value-type="float">
            <text:p>-4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2" calcext:value-type="float">
            <text:p>-42</text:p>
          </table:table-cell>
          <table:table-cell office:value-type="float" office:value="-247" calcext:value-type="float">
            <text:p>-247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<text:s text:c="4"/>M:</text:p>
          </table:table-cell>
          <table:table-cell office:value-type="float" office:value="-5873" calcext:value-type="float">
            <text:p>-5873</text:p>
          </table:table-cell>
          <table:table-cell office:value-type="float" office:value="-27" calcext:value-type="float">
            <text:p>-27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19" calcext:value-type="float">
            <text:p>-4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  <table:table-cell office:value-type="float" office:value="-245" calcext:value-type="float">
            <text:p>-245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5864" calcext:value-type="float">
            <text:p>-5864</text:p>
          </table:table-cell>
          <table:table-cell office:value-type="float" office:value="-24" calcext:value-type="float">
            <text:p>-24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7" calcext:value-type="float">
            <text:p>-42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office:value-type="float" office:value="-224" calcext:value-type="float">
            <text:p>-224</text:p>
          </table:table-cell>
          <table:table-cell office:value-type="float" office:value="18016" calcext:value-type="float">
            <text:p>18016</text:p>
          </table:table-cell>
          <table:table-cell office:value-type="string" calcext:value-type="string">
            <text:p><text:s text:c="4"/>M:</text:p>
          </table:table-cell>
          <table:table-cell office:value-type="float" office:value="-5864" calcext:value-type="float">
            <text:p>-5864</text:p>
          </table:table-cell>
          <table:table-cell office:value-type="float" office:value="-24" calcext:value-type="float">
            <text:p>-24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13" calcext:value-type="float">
            <text:p>-4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office:value-type="float" office:value="-256" calcext:value-type="float">
            <text:p>-256</text:p>
          </table:table-cell>
          <table:table-cell office:value-type="float" office:value="18020" calcext:value-type="float">
            <text:p>18020</text:p>
          </table:table-cell>
          <table:table-cell office:value-type="string" calcext:value-type="string">
            <text:p><text:s text:c="4"/>M:</text:p>
          </table:table-cell>
          <table:table-cell office:value-type="float" office:value="-5869" calcext:value-type="float">
            <text:p>-5869</text:p>
          </table:table-cell>
          <table:table-cell office:value-type="float" office:value="-29" calcext:value-type="float">
            <text:p>-29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9" calcext:value-type="float">
            <text:p>-4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office:value-type="float" office:value="-249" calcext:value-type="float">
            <text:p>-249</text:p>
          </table:table-cell>
          <table:table-cell office:value-type="float" office:value="18040" calcext:value-type="float">
            <text:p>18040</text:p>
          </table:table-cell>
          <table:table-cell office:value-type="string" calcext:value-type="string">
            <text:p><text:s text:c="4"/>M:</text:p>
          </table:table-cell>
          <table:table-cell office:value-type="float" office:value="-5865" calcext:value-type="float">
            <text:p>-5865</text:p>
          </table:table-cell>
          <table:table-cell office:value-type="float" office:value="-20" calcext:value-type="float">
            <text:p>-2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35" calcext:value-type="float">
            <text:p>-4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office:value-type="float" office:value="-229" calcext:value-type="float">
            <text:p>-229</text:p>
          </table:table-cell>
          <table:table-cell office:value-type="float" office:value="18016" calcext:value-type="float">
            <text:p>18016</text:p>
          </table:table-cell>
          <table:table-cell office:value-type="string" calcext:value-type="string">
            <text:p><text:s text:c="4"/>M:</text:p>
          </table:table-cell>
          <table:table-cell office:value-type="float" office:value="-5865" calcext:value-type="float">
            <text:p>-5865</text:p>
          </table:table-cell>
          <table:table-cell office:value-type="float" office:value="-20" calcext:value-type="float">
            <text:p>-2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<text:s text:c="4"/>G:</text:p>
          </table:table-cell>
          <table:table-cell office:value-type="float" office:value="165" calcext:value-type="float">
            <text:p>165</text:p>
          </table:table-cell>
          <table:table-cell office:value-type="float" office:value="-421" calcext:value-type="float">
            <text:p>-4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office:value-type="float" office:value="-240" calcext:value-type="float">
            <text:p>-240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5865" calcext:value-type="float">
            <text:p>-5865</text:p>
          </table:table-cell>
          <table:table-cell office:value-type="float" office:value="-18" calcext:value-type="float">
            <text:p>-18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396" calcext:value-type="float">
            <text:p>-3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office:value-type="float" office:value="-217" calcext:value-type="float">
            <text:p>-217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<text:s text:c="4"/>M:</text:p>
          </table:table-cell>
          <table:table-cell office:value-type="float" office:value="-5862" calcext:value-type="float">
            <text:p>-5862</text:p>
          </table:table-cell>
          <table:table-cell office:value-type="float" office:value="-24" calcext:value-type="float">
            <text:p>-24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23" calcext:value-type="float">
            <text:p>-42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office:value-type="float" office:value="-261" calcext:value-type="float">
            <text:p>-261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5862" calcext:value-type="float">
            <text:p>-5862</text:p>
          </table:table-cell>
          <table:table-cell office:value-type="float" office:value="-24" calcext:value-type="float">
            <text:p>-24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 text:c="4"/>G:</text:p>
          </table:table-cell>
          <table:table-cell office:value-type="float" office:value="153" calcext:value-type="float">
            <text:p>153</text:p>
          </table:table-cell>
          <table:table-cell office:value-type="float" office:value="-419" calcext:value-type="float">
            <text:p>-41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office:value-type="float" office:value="-246" calcext:value-type="float">
            <text:p>-246</text:p>
          </table:table-cell>
          <table:table-cell office:value-type="float" office:value="18048" calcext:value-type="float">
            <text:p>18048</text:p>
          </table:table-cell>
          <table:table-cell office:value-type="string" calcext:value-type="string">
            <text:p><text:s text:c="4"/>M:</text:p>
          </table:table-cell>
          <table:table-cell office:value-type="float" office:value="-5866" calcext:value-type="float">
            <text:p>-5866</text:p>
          </table:table-cell>
          <table:table-cell office:value-type="float" office:value="-31" calcext:value-type="float">
            <text:p>-31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<text:s text:c="4"/>G:</text:p>
          </table:table-cell>
          <table:table-cell office:value-type="float" office:value="179" calcext:value-type="float">
            <text:p>179</text:p>
          </table:table-cell>
          <table:table-cell office:value-type="float" office:value="-423" calcext:value-type="float">
            <text:p>-42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office:value-type="float" office:value="-262" calcext:value-type="float">
            <text:p>-262</text:p>
          </table:table-cell>
          <table:table-cell office:value-type="float" office:value="18020" calcext:value-type="float">
            <text:p>18020</text:p>
          </table:table-cell>
          <table:table-cell office:value-type="string" calcext:value-type="string">
            <text:p><text:s text:c="4"/>M:</text:p>
          </table:table-cell>
          <table:table-cell office:value-type="float" office:value="-5866" calcext:value-type="float">
            <text:p>-5866</text:p>
          </table:table-cell>
          <table:table-cell office:value-type="float" office:value="-31" calcext:value-type="float">
            <text:p>-31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<text:s text:c="4"/>G:</text:p>
          </table:table-cell>
          <table:table-cell office:value-type="float" office:value="162" calcext:value-type="float">
            <text:p>162</text:p>
          </table:table-cell>
          <table:table-cell office:value-type="float" office:value="-426" calcext:value-type="float">
            <text:p>-4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office:value-type="float" office:value="-244" calcext:value-type="float">
            <text:p>-244</text:p>
          </table:table-cell>
          <table:table-cell office:value-type="float" office:value="18040" calcext:value-type="float">
            <text:p>18040</text:p>
          </table:table-cell>
          <table:table-cell office:value-type="string" calcext:value-type="string">
            <text:p><text:s text:c="4"/>M:</text:p>
          </table:table-cell>
          <table:table-cell office:value-type="float" office:value="-5866" calcext:value-type="float">
            <text:p>-5866</text:p>
          </table:table-cell>
          <table:table-cell office:value-type="float" office:value="-34" calcext:value-type="float">
            <text:p>-34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391" calcext:value-type="float">
            <text:p>-3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office:value-type="float" office:value="-235" calcext:value-type="float">
            <text:p>-235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<text:s text:c="4"/>M:</text:p>
          </table:table-cell>
          <table:table-cell office:value-type="float" office:value="-5863" calcext:value-type="float">
            <text:p>-5863</text:p>
          </table:table-cell>
          <table:table-cell office:value-type="float" office:value="-28" calcext:value-type="float">
            <text:p>-28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32" calcext:value-type="float">
            <text:p>-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office:value-type="float" office:value="-250" calcext:value-type="float">
            <text:p>-250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<text:s text:c="4"/>M:</text:p>
          </table:table-cell>
          <table:table-cell office:value-type="float" office:value="-5863" calcext:value-type="float">
            <text:p>-5863</text:p>
          </table:table-cell>
          <table:table-cell office:value-type="float" office:value="-28" calcext:value-type="float">
            <text:p>-28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 text:c="4"/>G:</text:p>
          </table:table-cell>
          <table:table-cell office:value-type="float" office:value="155" calcext:value-type="float">
            <text:p>155</text:p>
          </table:table-cell>
          <table:table-cell office:value-type="float" office:value="-420" calcext:value-type="float">
            <text:p>-4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office:value-type="float" office:value="-243" calcext:value-type="float">
            <text:p>-243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<text:s text:c="4"/>M:</text:p>
          </table:table-cell>
          <table:table-cell office:value-type="float" office:value="-5864" calcext:value-type="float">
            <text:p>-5864</text:p>
          </table:table-cell>
          <table:table-cell office:value-type="float" office:value="-36" calcext:value-type="float">
            <text:p>-36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02" calcext:value-type="float">
            <text:p>-4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  <table:table-cell office:value-type="float" office:value="-256" calcext:value-type="float">
            <text:p>-256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<text:s text:c="4"/>M:</text:p>
          </table:table-cell>
          <table:table-cell office:value-type="float" office:value="-5861" calcext:value-type="float">
            <text:p>-5861</text:p>
          </table:table-cell>
          <table:table-cell office:value-type="float" office:value="-25" calcext:value-type="float">
            <text:p>-25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<text:s text:c="4"/>G:</text:p>
          </table:table-cell>
          <table:table-cell office:value-type="float" office:value="186" calcext:value-type="float">
            <text:p>186</text:p>
          </table:table-cell>
          <table:table-cell office:value-type="float" office:value="-389" calcext:value-type="float">
            <text:p>-3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5" calcext:value-type="float">
            <text:p>-375</text:p>
          </table:table-cell>
          <table:table-cell office:value-type="float" office:value="-11" calcext:value-type="float">
            <text:p>-11</text:p>
          </table:table-cell>
          <table:table-cell office:value-type="float" office:value="18032" calcext:value-type="float">
            <text:p>18032</text:p>
          </table:table-cell>
          <table:table-cell office:value-type="string" calcext:value-type="string">
            <text:p><text:s text:c="4"/>M:</text:p>
          </table:table-cell>
          <table:table-cell office:value-type="float" office:value="-5861" calcext:value-type="float">
            <text:p>-5861</text:p>
          </table:table-cell>
          <table:table-cell office:value-type="float" office:value="-25" calcext:value-type="float">
            <text:p>-25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47" calcext:value-type="float">
            <text:p>-447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3" calcext:value-type="float">
            <text:p>563</text:p>
          </table:table-cell>
          <table:table-cell office:value-type="float" office:value="-232" calcext:value-type="float">
            <text:p>-232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<text:s text:c="4"/>M:</text:p>
          </table:table-cell>
          <table:table-cell office:value-type="float" office:value="-5950" calcext:value-type="float">
            <text:p>-5950</text:p>
          </table:table-cell>
          <table:table-cell office:value-type="float" office:value="17" calcext:value-type="float">
            <text:p>17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392" calcext:value-type="float">
            <text:p>-392</text:p>
          </table:table-cell>
          <table:table-cell office:value-type="float" office:value="-376" calcext:value-type="float">
            <text:p>-3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4" calcext:value-type="float">
            <text:p>614</text:p>
          </table:table-cell>
          <table:table-cell office:value-type="float" office:value="-189" calcext:value-type="float">
            <text:p>-189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<text:s text:c="4"/>M:</text:p>
          </table:table-cell>
          <table:table-cell office:value-type="float" office:value="-5238" calcext:value-type="float">
            <text:p>-5238</text:p>
          </table:table-cell>
          <table:table-cell office:value-type="float" office:value="263" calcext:value-type="float">
            <text:p>263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317" calcext:value-type="float">
            <text:p>-317</text:p>
          </table:table-cell>
          <table:table-cell office:value-type="float" office:value="-379" calcext:value-type="float">
            <text:p>-3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5" calcext:value-type="float">
            <text:p>765</text:p>
          </table:table-cell>
          <table:table-cell office:value-type="float" office:value="-260" calcext:value-type="float">
            <text:p>-260</text:p>
          </table:table-cell>
          <table:table-cell office:value-type="float" office:value="18038" calcext:value-type="float">
            <text:p>18038</text:p>
          </table:table-cell>
          <table:table-cell office:value-type="string" calcext:value-type="string">
            <text:p><text:s text:c="4"/>M:</text:p>
          </table:table-cell>
          <table:table-cell office:value-type="float" office:value="-5238" calcext:value-type="float">
            <text:p>-5238</text:p>
          </table:table-cell>
          <table:table-cell office:value-type="float" office:value="263" calcext:value-type="float">
            <text:p>263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<text:s text:c="4"/>G:</text:p>
          </table:table-cell>
          <table:table-cell office:value-type="float" office:value="156" calcext:value-type="float">
            <text:p>156</text:p>
          </table:table-cell>
          <table:table-cell office:value-type="float" office:value="-393" calcext:value-type="float">
            <text:p>-39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96" calcext:value-type="float">
            <text:p>1896</text:p>
          </table:table-cell>
          <table:table-cell office:value-type="float" office:value="-163" calcext:value-type="float">
            <text:p>-163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<text:s text:c="4"/>M:</text:p>
          </table:table-cell>
          <table:table-cell office:value-type="float" office:value="-5384" calcext:value-type="float">
            <text:p>-5384</text:p>
          </table:table-cell>
          <table:table-cell office:value-type="float" office:value="254" calcext:value-type="float">
            <text:p>254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215" calcext:value-type="float">
            <text:p>-215</text:p>
          </table:table-cell>
          <table:table-cell office:value-type="float" office:value="-481" calcext:value-type="float">
            <text:p>-4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938" calcext:value-type="float">
            <text:p>-10938</text:p>
          </table:table-cell>
          <table:table-cell office:value-type="float" office:value="-6430" calcext:value-type="float">
            <text:p>-6430</text:p>
          </table:table-cell>
          <table:table-cell office:value-type="float" office:value="17908" calcext:value-type="float">
            <text:p>17908</text:p>
          </table:table-cell>
          <table:table-cell office:value-type="string" calcext:value-type="string">
            <text:p><text:s text:c="4"/>M:</text:p>
          </table:table-cell>
          <table:table-cell office:value-type="float" office:value="-5384" calcext:value-type="float">
            <text:p>-5384</text:p>
          </table:table-cell>
          <table:table-cell office:value-type="float" office:value="254" calcext:value-type="float">
            <text:p>254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<text:s text:c="4"/>G:</text:p>
          </table:table-cell>
          <table:table-cell office:value-type="float" office:value="505" calcext:value-type="float">
            <text:p>505</text:p>
          </table:table-cell>
          <table:table-cell office:value-type="float" office:value="-846" calcext:value-type="float">
            <text:p>-846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7" calcext:value-type="float">
            <text:p>-227</text:p>
          </table:table-cell>
          <table:table-cell office:value-type="float" office:value="-269" calcext:value-type="float">
            <text:p>-269</text:p>
          </table:table-cell>
          <table:table-cell office:value-type="float" office:value="17945" calcext:value-type="float">
            <text:p>17945</text:p>
          </table:table-cell>
          <table:table-cell office:value-type="string" calcext:value-type="string">
            <text:p><text:s text:c="4"/>M:</text:p>
          </table:table-cell>
          <table:table-cell office:value-type="float" office:value="-3275" calcext:value-type="float">
            <text:p>-3275</text:p>
          </table:table-cell>
          <table:table-cell office:value-type="float" office:value="562" calcext:value-type="float">
            <text:p>562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<text:s text:c="4"/>G:</text:p>
          </table:table-cell>
          <table:table-cell office:value-type="float" office:value="206" calcext:value-type="float">
            <text:p>206</text:p>
          </table:table-cell>
          <table:table-cell office:value-type="float" office:value="-422" calcext:value-type="float">
            <text:p>-42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0" calcext:value-type="float">
            <text:p>130</text:p>
          </table:table-cell>
          <table:table-cell office:value-type="float" office:value="-336" calcext:value-type="float">
            <text:p>-336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<text:s text:c="4"/>M:</text:p>
          </table:table-cell>
          <table:table-cell office:value-type="float" office:value="-3058" calcext:value-type="float">
            <text:p>-3058</text:p>
          </table:table-cell>
          <table:table-cell office:value-type="float" office:value="449" calcext:value-type="float">
            <text:p>449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<text:s text:c="4"/>G:</text:p>
          </table:table-cell>
          <table:table-cell office:value-type="float" office:value="185" calcext:value-type="float">
            <text:p>185</text:p>
          </table:table-cell>
          <table:table-cell office:value-type="float" office:value="-423" calcext:value-type="float">
            <text:p>-423</text:p>
          </table:table-cell>
          <table:table-cell office:value-type="float" office:value="-213" calcext:value-type="float">
            <text:p>-2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7" calcext:value-type="float">
            <text:p>167</text:p>
          </table:table-cell>
          <table:table-cell office:value-type="float" office:value="-275" calcext:value-type="float">
            <text:p>-275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<text:s text:c="4"/>M:</text:p>
          </table:table-cell>
          <table:table-cell office:value-type="float" office:value="-3058" calcext:value-type="float">
            <text:p>-3058</text:p>
          </table:table-cell>
          <table:table-cell office:value-type="float" office:value="449" calcext:value-type="float">
            <text:p>449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21" calcext:value-type="float">
            <text:p>-4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3" calcext:value-type="float">
            <text:p>-373</text:p>
          </table:table-cell>
          <table:table-cell office:value-type="float" office:value="-194" calcext:value-type="float">
            <text:p>-194</text:p>
          </table:table-cell>
          <table:table-cell office:value-type="float" office:value="17994" calcext:value-type="float">
            <text:p>17994</text:p>
          </table:table-cell>
          <table:table-cell office:value-type="string" calcext:value-type="string">
            <text:p><text:s text:c="4"/>M:</text:p>
          </table:table-cell>
          <table:table-cell office:value-type="float" office:value="-4993" calcext:value-type="float">
            <text:p>-4993</text:p>
          </table:table-cell>
          <table:table-cell office:value-type="float" office:value="122" calcext:value-type="float">
            <text:p>122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13" calcext:value-type="float">
            <text:p>-41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office:value-type="float" office:value="-260" calcext:value-type="float">
            <text:p>-260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<text:s text:c="4"/>M:</text:p>
          </table:table-cell>
          <table:table-cell office:value-type="float" office:value="-5019" calcext:value-type="float">
            <text:p>-5019</text:p>
          </table:table-cell>
          <table:table-cell office:value-type="float" office:value="136" calcext:value-type="float">
            <text:p>136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500" calcext:value-type="float">
            <text:p>-5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8" calcext:value-type="float">
            <text:p>508</text:p>
          </table:table-cell>
          <table:table-cell office:value-type="float" office:value="-97" calcext:value-type="float">
            <text:p>-97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<text:s text:c="4"/>M:</text:p>
          </table:table-cell>
          <table:table-cell office:value-type="float" office:value="-5019" calcext:value-type="float">
            <text:p>-5019</text:p>
          </table:table-cell>
          <table:table-cell office:value-type="float" office:value="136" calcext:value-type="float">
            <text:p>136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<text:s text:c="4"/>G:</text:p>
          </table:table-cell>
          <table:table-cell office:value-type="float" office:value="174" calcext:value-type="float">
            <text:p>174</text:p>
          </table:table-cell>
          <table:table-cell office:value-type="float" office:value="-473" calcext:value-type="float">
            <text:p>-4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3" calcext:value-type="float">
            <text:p>-263</text:p>
          </table:table-cell>
          <table:table-cell office:value-type="float" office:value="-279" calcext:value-type="float">
            <text:p>-279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<text:s text:c="4"/>M:</text:p>
          </table:table-cell>
          <table:table-cell office:value-type="float" office:value="-4740" calcext:value-type="float">
            <text:p>-4740</text:p>
          </table:table-cell>
          <table:table-cell office:value-type="float" office:value="60" calcext:value-type="float">
            <text:p>6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s text:c="4"/>G:</text:p>
          </table:table-cell>
          <table:table-cell office:value-type="float" office:value="151" calcext:value-type="float">
            <text:p>151</text:p>
          </table:table-cell>
          <table:table-cell office:value-type="float" office:value="-517" calcext:value-type="float">
            <text:p>-51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  <table:table-cell office:value-type="float" office:value="-265" calcext:value-type="float">
            <text:p>-265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<text:s text:c="4"/>M:</text:p>
          </table:table-cell>
          <table:table-cell office:value-type="float" office:value="-4729" calcext:value-type="float">
            <text:p>-4729</text:p>
          </table:table-cell>
          <table:table-cell office:value-type="float" office:value="75" calcext:value-type="float">
            <text:p>75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384" calcext:value-type="float">
            <text:p>-38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4" calcext:value-type="float">
            <text:p>-24</text:p>
          </table:table-cell>
          <table:table-cell office:value-type="float" office:value="-245" calcext:value-type="float">
            <text:p>-245</text:p>
          </table:table-cell>
          <table:table-cell office:value-type="float" office:value="18068" calcext:value-type="float">
            <text:p>18068</text:p>
          </table:table-cell>
          <table:table-cell office:value-type="string" calcext:value-type="string">
            <text:p><text:s text:c="4"/>M:</text:p>
          </table:table-cell>
          <table:table-cell office:value-type="float" office:value="-4729" calcext:value-type="float">
            <text:p>-4729</text:p>
          </table:table-cell>
          <table:table-cell office:value-type="float" office:value="75" calcext:value-type="float">
            <text:p>75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<text:s text:c="4"/>G:</text:p>
          </table:table-cell>
          <table:table-cell office:value-type="float" office:value="184" calcext:value-type="float">
            <text:p>184</text:p>
          </table:table-cell>
          <table:table-cell office:value-type="float" office:value="-430" calcext:value-type="float">
            <text:p>-4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office:value-type="float" office:value="-255" calcext:value-type="float">
            <text:p>-255</text:p>
          </table:table-cell>
          <table:table-cell office:value-type="float" office:value="18048" calcext:value-type="float">
            <text:p>18048</text:p>
          </table:table-cell>
          <table:table-cell office:value-type="string" calcext:value-type="string">
            <text:p><text:s text:c="4"/>M:</text:p>
          </table:table-cell>
          <table:table-cell office:value-type="float" office:value="-4739" calcext:value-type="float">
            <text:p>-4739</text:p>
          </table:table-cell>
          <table:table-cell office:value-type="float" office:value="73" calcext:value-type="float">
            <text:p>73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<text:s text:c="4"/>G:</text:p>
          </table:table-cell>
          <table:table-cell office:value-type="float" office:value="181" calcext:value-type="float">
            <text:p>181</text:p>
          </table:table-cell>
          <table:table-cell office:value-type="float" office:value="-414" calcext:value-type="float">
            <text:p>-4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3" calcext:value-type="float">
            <text:p>113</text:p>
          </table:table-cell>
          <table:table-cell office:value-type="float" office:value="-309" calcext:value-type="float">
            <text:p>-30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<text:s text:c="4"/>M:</text:p>
          </table:table-cell>
          <table:table-cell office:value-type="float" office:value="-4734" calcext:value-type="float">
            <text:p>-4734</text:p>
          </table:table-cell>
          <table:table-cell office:value-type="float" office:value="68" calcext:value-type="float">
            <text:p>68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<text:s text:c="4"/>G:</text:p>
          </table:table-cell>
          <table:table-cell office:value-type="float" office:value="180" calcext:value-type="float">
            <text:p>180</text:p>
          </table:table-cell>
          <table:table-cell office:value-type="float" office:value="-410" calcext:value-type="float">
            <text:p>-4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0" calcext:value-type="float">
            <text:p>-50</text:p>
          </table:table-cell>
          <table:table-cell office:value-type="float" office:value="-207" calcext:value-type="float">
            <text:p>-207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<text:s text:c="4"/>M:</text:p>
          </table:table-cell>
          <table:table-cell office:value-type="float" office:value="-4734" calcext:value-type="float">
            <text:p>-4734</text:p>
          </table:table-cell>
          <table:table-cell office:value-type="float" office:value="68" calcext:value-type="float">
            <text:p>68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03" calcext:value-type="float">
            <text:p>-4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4" calcext:value-type="float">
            <text:p>-94</text:p>
          </table:table-cell>
          <table:table-cell office:value-type="float" office:value="-190" calcext:value-type="float">
            <text:p>-190</text:p>
          </table:table-cell>
          <table:table-cell office:value-type="float" office:value="18032" calcext:value-type="float">
            <text:p>18032</text:p>
          </table:table-cell>
          <table:table-cell office:value-type="string" calcext:value-type="string">
            <text:p><text:s text:c="4"/>M:</text:p>
          </table:table-cell>
          <table:table-cell office:value-type="float" office:value="-4736" calcext:value-type="float">
            <text:p>-4736</text:p>
          </table:table-cell>
          <table:table-cell office:value-type="float" office:value="73" calcext:value-type="float">
            <text:p>73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<text:s text:c="4"/>G:</text:p>
          </table:table-cell>
          <table:table-cell office:value-type="float" office:value="196" calcext:value-type="float">
            <text:p>196</text:p>
          </table:table-cell>
          <table:table-cell office:value-type="float" office:value="-428" calcext:value-type="float">
            <text:p>-4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3" calcext:value-type="float">
            <text:p>123</text:p>
          </table:table-cell>
          <table:table-cell office:value-type="float" office:value="-256" calcext:value-type="float">
            <text:p>-256</text:p>
          </table:table-cell>
          <table:table-cell office:value-type="float" office:value="17943" calcext:value-type="float">
            <text:p>17943</text:p>
          </table:table-cell>
          <table:table-cell office:value-type="string" calcext:value-type="string">
            <text:p><text:s text:c="4"/>M:</text:p>
          </table:table-cell>
          <table:table-cell office:value-type="float" office:value="-4736" calcext:value-type="float">
            <text:p>-4736</text:p>
          </table:table-cell>
          <table:table-cell office:value-type="float" office:value="73" calcext:value-type="float">
            <text:p>73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<text:s text:c="4"/>G:</text:p>
          </table:table-cell>
          <table:table-cell office:value-type="float" office:value="172" calcext:value-type="float">
            <text:p>172</text:p>
          </table:table-cell>
          <table:table-cell office:value-type="float" office:value="-423" calcext:value-type="float">
            <text:p>-4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office:value-type="float" office:value="-243" calcext:value-type="float">
            <text:p>-243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<text:s text:c="4"/>M:</text:p>
          </table:table-cell>
          <table:table-cell office:value-type="float" office:value="-4735" calcext:value-type="float">
            <text:p>-4735</text:p>
          </table:table-cell>
          <table:table-cell office:value-type="float" office:value="54" calcext:value-type="float">
            <text:p>54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1" calcext:value-type="float">
            <text:p>-4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6" calcext:value-type="float">
            <text:p>-116</text:p>
          </table:table-cell>
          <table:table-cell office:value-type="float" office:value="-241" calcext:value-type="float">
            <text:p>-241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<text:s text:c="4"/>M:</text:p>
          </table:table-cell>
          <table:table-cell office:value-type="float" office:value="-4736" calcext:value-type="float">
            <text:p>-4736</text:p>
          </table:table-cell>
          <table:table-cell office:value-type="float" office:value="52" calcext:value-type="float">
            <text:p>52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31" calcext:value-type="float">
            <text:p>-4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  <table:table-cell office:value-type="float" office:value="-245" calcext:value-type="float">
            <text:p>-245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4736" calcext:value-type="float">
            <text:p>-4736</text:p>
          </table:table-cell>
          <table:table-cell office:value-type="float" office:value="52" calcext:value-type="float">
            <text:p>52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22" calcext:value-type="float">
            <text:p>-4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" calcext:value-type="float">
            <text:p>-59</text:p>
          </table:table-cell>
          <table:table-cell office:value-type="float" office:value="-215" calcext:value-type="float">
            <text:p>-215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<text:s text:c="4"/>M:</text:p>
          </table:table-cell>
          <table:table-cell office:value-type="float" office:value="-4736" calcext:value-type="float">
            <text:p>-4736</text:p>
          </table:table-cell>
          <table:table-cell office:value-type="float" office:value="55" calcext:value-type="float">
            <text:p>55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<text:s text:c="4"/>G:</text:p>
          </table:table-cell>
          <table:table-cell office:value-type="float" office:value="166" calcext:value-type="float">
            <text:p>166</text:p>
          </table:table-cell>
          <table:table-cell office:value-type="float" office:value="-416" calcext:value-type="float">
            <text:p>-4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office:value-type="float" office:value="-264" calcext:value-type="float">
            <text:p>-264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4742" calcext:value-type="float">
            <text:p>-4742</text:p>
          </table:table-cell>
          <table:table-cell office:value-type="float" office:value="53" calcext:value-type="float">
            <text:p>53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41" calcext:value-type="float">
            <text:p>-44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  <table:table-cell office:value-type="float" office:value="-303" calcext:value-type="float">
            <text:p>-303</text:p>
          </table:table-cell>
          <table:table-cell office:value-type="float" office:value="17991" calcext:value-type="float">
            <text:p>17991</text:p>
          </table:table-cell>
          <table:table-cell office:value-type="string" calcext:value-type="string">
            <text:p><text:s text:c="4"/>M:</text:p>
          </table:table-cell>
          <table:table-cell office:value-type="float" office:value="-4742" calcext:value-type="float">
            <text:p>-4742</text:p>
          </table:table-cell>
          <table:table-cell office:value-type="float" office:value="53" calcext:value-type="float">
            <text:p>53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08" calcext:value-type="float">
            <text:p>-4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8" calcext:value-type="float">
            <text:p>-98</text:p>
          </table:table-cell>
          <table:table-cell office:value-type="float" office:value="-231" calcext:value-type="float">
            <text:p>-231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<text:s text:c="4"/>M:</text:p>
          </table:table-cell>
          <table:table-cell office:value-type="float" office:value="-4740" calcext:value-type="float">
            <text:p>-4740</text:p>
          </table:table-cell>
          <table:table-cell office:value-type="float" office:value="51" calcext:value-type="float">
            <text:p>51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<text:s text:c="4"/>G:</text:p>
          </table:table-cell>
          <table:table-cell office:value-type="float" office:value="173" calcext:value-type="float">
            <text:p>173</text:p>
          </table:table-cell>
          <table:table-cell office:value-type="float" office:value="-425" calcext:value-type="float">
            <text:p>-4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office:value-type="float" office:value="-239" calcext:value-type="float">
            <text:p>-239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<text:s text:c="4"/>M:</text:p>
          </table:table-cell>
          <table:table-cell office:value-type="float" office:value="-4740" calcext:value-type="float">
            <text:p>-4740</text:p>
          </table:table-cell>
          <table:table-cell office:value-type="float" office:value="53" calcext:value-type="float">
            <text:p>53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7" calcext:value-type="float">
            <text:p>-4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office:value-type="float" office:value="-233" calcext:value-type="float">
            <text:p>-233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<text:s text:c="4"/>M:</text:p>
          </table:table-cell>
          <table:table-cell office:value-type="float" office:value="-4740" calcext:value-type="float">
            <text:p>-4740</text:p>
          </table:table-cell>
          <table:table-cell office:value-type="float" office:value="53" calcext:value-type="float">
            <text:p>53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<text:s text:c="4"/>G:</text:p>
          </table:table-cell>
          <table:table-cell office:value-type="float" office:value="178" calcext:value-type="float">
            <text:p>178</text:p>
          </table:table-cell>
          <table:table-cell office:value-type="float" office:value="-429" calcext:value-type="float">
            <text:p>-4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6" calcext:value-type="float">
            <text:p>-86</text:p>
          </table:table-cell>
          <table:table-cell office:value-type="float" office:value="-231" calcext:value-type="float">
            <text:p>-231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<text:s text:c="4"/>M:</text:p>
          </table:table-cell>
          <table:table-cell office:value-type="float" office:value="-4740" calcext:value-type="float">
            <text:p>-4740</text:p>
          </table:table-cell>
          <table:table-cell office:value-type="float" office:value="54" calcext:value-type="float">
            <text:p>54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<text:s text:c="4"/>G:</text:p>
          </table:table-cell>
          <table:table-cell office:value-type="float" office:value="182" calcext:value-type="float">
            <text:p>182</text:p>
          </table:table-cell>
          <table:table-cell office:value-type="float" office:value="-418" calcext:value-type="float">
            <text:p>-4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  <table:table-cell office:value-type="float" office:value="-247" calcext:value-type="float">
            <text:p>-247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<text:s text:c="4"/>M:</text:p>
          </table:table-cell>
          <table:table-cell office:value-type="float" office:value="-4740" calcext:value-type="float">
            <text:p>-4740</text:p>
          </table:table-cell>
          <table:table-cell office:value-type="float" office:value="54" calcext:value-type="float">
            <text:p>54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<text:s text:c="4"/>G:</text:p>
          </table:table-cell>
          <table:table-cell office:value-type="float" office:value="175" calcext:value-type="float">
            <text:p>175</text:p>
          </table:table-cell>
          <table:table-cell office:value-type="float" office:value="-414" calcext:value-type="float">
            <text:p>-41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office:value-type="float" office:value="-245" calcext:value-type="float">
            <text:p>-245</text:p>
          </table:table-cell>
          <table:table-cell office:value-type="float" office:value="18024" calcext:value-type="float">
            <text:p>18024</text:p>
          </table:table-cell>
          <table:table-cell office:value-type="string" calcext:value-type="string">
            <text:p><text:s text:c="4"/>M:</text:p>
          </table:table-cell>
          <table:table-cell office:value-type="float" office:value="-4744" calcext:value-type="float">
            <text:p>-4744</text:p>
          </table:table-cell>
          <table:table-cell office:value-type="float" office:value="58" calcext:value-type="float">
            <text:p>58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<text:s text:c="4"/>G:</text:p>
          </table:table-cell>
          <table:table-cell office:value-type="float" office:value="168" calcext:value-type="float">
            <text:p>168</text:p>
          </table:table-cell>
          <table:table-cell office:value-type="float" office:value="-438" calcext:value-type="float">
            <text:p>-4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0" calcext:value-type="float">
            <text:p>-90</text:p>
          </table:table-cell>
          <table:table-cell office:value-type="float" office:value="-239" calcext:value-type="float">
            <text:p>-239</text:p>
          </table:table-cell>
          <table:table-cell office:value-type="float" office:value="18056" calcext:value-type="float">
            <text:p>18056</text:p>
          </table:table-cell>
          <table:table-cell office:value-type="string" calcext:value-type="string">
            <text:p><text:s text:c="4"/>M:</text:p>
          </table:table-cell>
          <table:table-cell office:value-type="float" office:value="-4730" calcext:value-type="float">
            <text:p>-4730</text:p>
          </table:table-cell>
          <table:table-cell office:value-type="float" office:value="51" calcext:value-type="float">
            <text:p>51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4" calcext:value-type="float">
            <text:p>-4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office:value-type="float" office:value="-228" calcext:value-type="float">
            <text:p>-228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<text:s text:c="4"/>M:</text:p>
          </table:table-cell>
          <table:table-cell office:value-type="float" office:value="-4730" calcext:value-type="float">
            <text:p>-4730</text:p>
          </table:table-cell>
          <table:table-cell office:value-type="float" office:value="51" calcext:value-type="float">
            <text:p>51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<text:s text:c="4"/>G:</text:p>
          </table:table-cell>
          <table:table-cell office:value-type="float" office:value="171" calcext:value-type="float">
            <text:p>171</text:p>
          </table:table-cell>
          <table:table-cell office:value-type="float" office:value="-434" calcext:value-type="float">
            <text:p>-4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4" calcext:value-type="float">
            <text:p>-34</text:p>
          </table:table-cell>
          <table:table-cell office:value-type="float" office:value="-240" calcext:value-type="float">
            <text:p>-240</text:p>
          </table:table-cell>
          <table:table-cell office:value-type="float" office:value="18018" calcext:value-type="float">
            <text:p>18018</text:p>
          </table:table-cell>
          <table:table-cell office:value-type="string" calcext:value-type="string">
            <text:p><text:s text:c="4"/>M:</text:p>
          </table:table-cell>
          <table:table-cell office:value-type="float" office:value="-4734" calcext:value-type="float">
            <text:p>-4734</text:p>
          </table:table-cell>
          <table:table-cell office:value-type="float" office:value="53" calcext:value-type="float">
            <text:p>53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<text:s text:c="4"/>G:</text:p>
          </table:table-cell>
          <table:table-cell office:value-type="float" office:value="169" calcext:value-type="float">
            <text:p>169</text:p>
          </table:table-cell>
          <table:table-cell office:value-type="float" office:value="-415" calcext:value-type="float">
            <text:p>-4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office:value-type="float" office:value="-253" calcext:value-type="float">
            <text:p>-253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s text:c="4"/>M:</text:p>
          </table:table-cell>
          <table:table-cell office:value-type="float" office:value="-4747" calcext:value-type="float">
            <text:p>-4747</text:p>
          </table:table-cell>
          <table:table-cell office:value-type="float" office:value="52" calcext:value-type="float">
            <text:p>52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<text:s text:c="4"/>G:</text:p>
          </table:table-cell>
          <table:table-cell office:value-type="float" office:value="167" calcext:value-type="float">
            <text:p>167</text:p>
          </table:table-cell>
          <table:table-cell office:value-type="float" office:value="-427" calcext:value-type="float">
            <text:p>-42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office:value-type="float" office:value="-261" calcext:value-type="float">
            <text:p>-261</text:p>
          </table:table-cell>
          <table:table-cell office:value-type="float" office:value="18066" calcext:value-type="float">
            <text:p>18066</text:p>
          </table:table-cell>
          <table:table-cell office:value-type="string" calcext:value-type="string">
            <text:p><text:s text:c="4"/>M:</text:p>
          </table:table-cell>
          <table:table-cell office:value-type="float" office:value="-4747" calcext:value-type="float">
            <text:p>-4747</text:p>
          </table:table-cell>
          <table:table-cell office:value-type="float" office:value="52" calcext:value-type="float">
            <text:p>52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<text:s text:c="4"/>G:</text:p>
          </table:table-cell>
          <table:table-cell office:value-type="float" office:value="163" calcext:value-type="float">
            <text:p>163</text:p>
          </table:table-cell>
          <table:table-cell office:value-type="float" office:value="-425" calcext:value-type="float">
            <text:p>-42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  <table:table-cell office:value-type="float" office:value="-260" calcext:value-type="float">
            <text:p>-260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<text:s text:c="4"/>M:</text:p>
          </table:table-cell>
          <table:table-cell office:value-type="float" office:value="-4734" calcext:value-type="float">
            <text:p>-4734</text:p>
          </table:table-cell>
          <table:table-cell office:value-type="float" office:value="52" calcext:value-type="float">
            <text:p>52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<text:s text:c="4"/>G:</text:p>
          </table:table-cell>
          <table:table-cell office:value-type="float" office:value="170" calcext:value-type="float">
            <text:p>170</text:p>
          </table:table-cell>
          <table:table-cell office:value-type="float" office:value="-432" calcext:value-type="float">
            <text:p>-4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D61:.D128])" office:value-type="float" office:value="17908" calcext:value-type="float">
            <text:p>17.9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D61:.D128])" office:value-type="float" office:value="18123" calcext:value-type="float">
            <text:p>18.1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tte</text:p>
          </table:table-cell>
          <table:table-cell table:style-name="ce1" table:formula="of:=AVERAGE([.D61:.D128])" office:value-type="float" office:value="18042.1176470588" calcext:value-type="float">
            <text:p>18.0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table:style-name="ce1" table:formula="of:=[.D131]-[.D129]" office:value-type="float" office:value="134.117647058825" calcext:value-type="float">
            <text:p>13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9:33:30.210000000</meta:creation-date>
    <dc:date>2019-05-21T19:56:56.736000000</dc:date>
    <meta:editing-duration>PT13M5S</meta:editing-duration>
    <meta:editing-cycles>3</meta:editing-cycles>
    <meta:generator>LibreOffice/6.1.5.2$Windows_X86_64 LibreOffice_project/90f8dcf33c87b3705e78202e3df5142b201bd805</meta:generator>
    <meta:document-statistic meta:table-count="5" meta:cell-count="7036" meta:object-count="0"/>
  </office:meta>
</office:document-meta>
</file>